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Text_20_body" style:master-page-name="MP0">
      <style:paragraph-properties style:page-number="auto" fo:break-before="page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language="en" fo:country="US"/>
    </style:style>
    <style:style style:name="P5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</style:style>
    <style:style style:name="P6" style:family="paragraph" style:parent-style-name="Text_20_body">
      <style:paragraph-properties fo:margin-top="0cm" fo:margin-bottom="0cm" style:contextual-spacing="false"/>
      <style:text-properties fo:language="en" fo:country="US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 style:list-style-name="L14"/>
    <style:style style:name="P22" style:family="paragraph" style:parent-style-name="Text_20_body" style:list-style-name="L15"/>
    <style:style style:name="P23" style:family="paragraph" style:parent-style-name="Text_20_body" style:list-style-name="L16"/>
    <style:style style:name="P24" style:family="paragraph" style:parent-style-name="Text_20_body" style:list-style-name="L17"/>
    <style:style style:name="P25" style:family="paragraph" style:parent-style-name="Text_20_body" style:list-style-name="L18"/>
    <style:style style:name="P26" style:family="paragraph" style:parent-style-name="Text_20_body" style:list-style-name="L19"/>
    <style:style style:name="P27" style:family="paragraph" style:parent-style-name="Text_20_body" style:list-style-name="L20"/>
    <style:style style:name="P28" style:family="paragraph" style:parent-style-name="Text_20_body" style:list-style-name="L21"/>
    <style:style style:name="T1" style:family="text">
      <style:text-properties fo:color="#dcc6e0" loext:opacity="100%"/>
    </style:style>
    <style:style style:name="T2" style:family="text">
      <style:text-properties fo:color="#f8f8f2" loext:opacity="100%"/>
    </style:style>
    <style:style style:name="T3" style:family="text">
      <style:text-properties fo:color="#00e0e0" loext:opacity="100%"/>
    </style:style>
    <style:style style:name="T4" style:family="text">
      <style:text-properties fo:color="#f5ab35" loext:opacity="100%"/>
    </style:style>
    <style:style style:name="T5" style:family="text">
      <style:text-properties fo:color="#abe338" loext:opacity="100%"/>
    </style:style>
    <style:style style:name="T6" style:family="text">
      <style:text-properties fo:color="#f8f8f2" loext:opacity="100%" fo:language="en" fo:country="US"/>
    </style:style>
    <style:style style:name="T7" style:family="text">
      <style:text-properties fo:color="#dcc6e0" loext:opacity="100%" fo:language="en" fo:country="US"/>
    </style:style>
    <style:style style:name="T8" style:family="text">
      <style:text-properties fo:color="#00e0e0" loext:opacity="100%" fo:language="en" fo:country="US"/>
    </style:style>
    <style:style style:name="T9" style:family="text">
      <style:text-properties fo:color="#f5ab35" loext:opacity="100%" fo:language="en" fo:country="US"/>
    </style:style>
    <style:style style:name="T10" style:family="text">
      <style:text-properties fo:color="#abe338" loext:opacity="100%" fo:language="en" fo:country="US"/>
    </style:style>
    <style:style style:name="T11" style:family="text">
      <style:text-properties fo:color="#d4d0ab" loext:opacity="100%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 text:start-value="2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 text:start-value="2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 text:start-value="23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 text:start-value="2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." style:num-suffix="." style:num-format="1" text:start-value="2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." style:num-suffix="." style:num-format="1" text:start-value="26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." style:num-suffix="." style:num-format="1" text:start-value="27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." style:num-suffix="." style:num-format="1" text:start-value="28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%1%." style:num-suffix="." style:num-format="1" text:start-value="29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." style:num-suffix="." style:num-format="1" text:start-value="30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%1%." style:num-suffix="." style:num-format="1" text:start-value="3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loext:num-list-format="%1%." style:num-suffix="." style:num-format="1" text:start-value="3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%1%." style:num-suffix="." style:num-format="1" text:start-value="33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%1%." style:num-suffix="." style:num-format="1" text:start-value="3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loext:num-list-format="%1%." style:num-suffix="." style:num-format="1" text:start-value="3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loext:num-list-format="%1%." style:num-suffix="." style:num-format="1" text:start-value="36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loext:num-list-format="%1%." style:num-suffix="." style:num-format="1" text:start-value="37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loext:num-list-format="%1%." style:num-suffix="." style:num-format="1" text:start-value="38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loext:num-list-format="%1%." style:num-suffix="." style:num-format="1" text:start-value="39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loext:num-list-format="%1%." style:num-suffix="." style:num-format="1" text:start-value="40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qui está uma lista de 100 exercícios resolvidos usando classes e objetos em Java. A lista abrange diferentes níveis de dificuldade, desde conceitos básicos de classes até tópicos mais avançados, como herança, polimorfismo e interfaces.</text:p>
      <text:p text:style-name="Text_20_body">Cada exercício incluirá o enunciado, a explicação, e a solução em Java.</text:p>
      <text:p text:style-name="Horizontal_20_Line"/>
      <text:h text:style-name="Heading_20_3" text:outline-level="3">1. <text:span text:style-name="Strong_20_Emphasis">Classe </text:span><text:span text:style-name="Source_20_Text">Pessoa</text:span></text:h>
      <text:p text:style-name="Text_20_body"><text:span text:style-name="Strong_20_Emphasis">Enunciado</text:span>: Crie uma classe <text:span text:style-name="Source_20_Text">Pessoa</text:span> com os atributos <text:span text:style-name="Source_20_Text">nome</text:span> e <text:span text:style-name="Source_20_Text">idade</text:span>. Crie um método para exibir os dados de uma pessoa.</text:p>
      <text:p text:style-name="P2">java</text:p>
      <text:p text:style-name="Text_20_body">Copy</text:p>
      <text:p text:style-name="P3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Pessoa</text:span></text:span><text:span text:style-name="Source_20_Text"><text:span text:style-name="T2"> {</text:span></text:span></text:p>
      <text:p text:style-name="P3"><text:span text:style-name="Source_20_Text"><text:span text:style-name="T2"><text:s text:c="4"/>String nome;</text:span></text:span></text:p>
      <text:p text:style-name="P3"><text:span text:style-name="Source_20_Text"><text:span text:style-name="T2"><text:s text:c="4"/></text:span></text:span><text:span text:style-name="Source_20_Text"><text:span text:style-name="T1">int</text:span></text:span><text:span text:style-name="Source_20_Text"><text:span text:style-name="T2"> idade;</text:span></text:span></text:p>
      <text:p text:style-name="P3"/>
      <text:p text:style-name="P3"><text:span text:style-name="Source_20_Text"><text:span text:style-name="T2"><text:s text:c="4"/>Pessoa(String nome, </text:span></text:span><text:span text:style-name="Source_20_Text"><text:span text:style-name="T1">int</text:span></text:span><text:span text:style-name="Source_20_Text"><text:span text:style-name="T2"> idade) {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nome = nome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idade = idade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exibirDados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Nome: "</text:span></text:span><text:span text:style-name="Source_20_Text"><text:span text:style-name="T2"> + nome + </text:span></text:span><text:span text:style-name="Source_20_Text"><text:span text:style-name="T5">", Idade: "</text:span></text:span><text:span text:style-name="Source_20_Text"><text:span text:style-name="T2"> + idade);</text:span></text:span></text:p>
      <text:p text:style-name="P3"><text:span text:style-name="Source_20_Text"><text:span text:style-name="T2"><text:s text:c="4"/></text:span></text:span><text:span text:style-name="Source_20_Text"><text:span text:style-name="T6"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Pessoa p = </text:span></text:span><text:span text:style-name="Source_20_Text"><text:span text:style-name="T1">new</text:span></text:span><text:span text:style-name="Source_20_Text"><text:span text:style-name="T2"> Pessoa(</text:span></text:span><text:span text:style-name="Source_20_Text"><text:span text:style-name="T5">"João"</text:span></text:span><text:span text:style-name="Source_20_Text"><text:span text:style-name="T2">, </text:span></text:span><text:span text:style-name="Source_20_Text"><text:span text:style-name="T4">30</text:span></text:span><text:span text:style-name="Source_20_Text"><text:span text:style-name="T2">);</text:span></text:span></text:p>
      <text:p text:style-name="P3"><text:span text:style-name="Source_20_Text"><text:span text:style-name="T2"><text:s text:c="8"/>p.exibirDados(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Horizontal_20_Line"/>
      <text:h text:style-name="Heading_20_3" text:outline-level="3">2. <text:span text:style-name="Strong_20_Emphasis">Classe </text:span><text:span text:style-name="Source_20_Text">Carro</text:span></text:h>
      <text:p text:style-name="Text_20_body"><text:span text:style-name="Strong_20_Emphasis">Enunciado</text:span>: Crie uma classe <text:span text:style-name="Source_20_Text">Carro</text:span> com os atributos <text:span text:style-name="Source_20_Text">marca</text:span>, <text:span text:style-name="Source_20_Text">modelo</text:span> e <text:span text:style-name="Source_20_Text">ano</text:span>. Adicione um método para exibir os detalhes do carro.</text:p>
      <text:p text:style-name="P2">java</text:p>
      <text:p text:style-name="Text_20_body">Copy</text:p>
      <text:p text:style-name="P3"><text:span text:style-name="Source_20_Text"><text:span text:style-name="T7">class</text:span></text:span><text:span text:style-name="Source_20_Text"><text:span text:style-name="T6"> </text:span></text:span><text:span text:style-name="Source_20_Text"><text:span text:style-name="T8">Carro</text:span></text:span><text:span text:style-name="Source_20_Text"><text:span text:style-name="T6"> {</text:span></text:span></text:p>
      <text:p text:style-name="P3"><text:span text:style-name="Source_20_Text"><text:span text:style-name="T6"><text:s text:c="4"/>String marca;</text:span></text:span></text:p>
      <text:p text:style-name="P3"><text:span text:style-name="Source_20_Text"><text:span text:style-name="T6"><text:s text:c="4"/>String modelo;</text:span></text:span></text:p>
      <text:p text:style-name="P3"><text:span text:style-name="Source_20_Text"><text:span text:style-name="T6"><text:s text:c="4"/></text:span></text:span><text:span text:style-name="Source_20_Text"><text:span text:style-name="T1">int</text:span></text:span><text:span text:style-name="Source_20_Text"><text:span text:style-name="T2"> ano;</text:span></text:span></text:p>
      <text:p text:style-name="P3"/>
      <text:p text:style-name="P3"><text:span text:style-name="Source_20_Text"><text:span text:style-name="T2"><text:s text:c="4"/>Carro(String marca, String modelo, </text:span></text:span><text:span text:style-name="Source_20_Text"><text:span text:style-name="T1">int</text:span></text:span><text:span text:style-name="Source_20_Text"><text:span text:style-name="T2"> ano) {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marca = marca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modelo = modelo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ano = ano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exibirDetalhes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Marca: "</text:span></text:span><text:span text:style-name="Source_20_Text"><text:span text:style-name="T2"> + marca + </text:span></text:span><text:span text:style-name="Source_20_Text"><text:span text:style-name="T5">", Modelo: "</text:span></text:span><text:span text:style-name="Source_20_Text"><text:span text:style-name="T2"> + modelo + </text:span></text:span><text:span text:style-name="Source_20_Text"><text:span text:style-name="T5">", Ano: "</text:span></text:span><text:span text:style-name="Source_20_Text"><text:span text:style-name="T2"> + ano);</text:span></text:span></text:p>
      <text:p text:style-name="P3"><text:span text:style-name="Source_20_Text"><text:span text:style-name="T2"><text:s text:c="4"/></text:span></text:span><text:span text:style-name="Source_20_Text"><text:span text:style-name="T6">}</text:span></text:span></text:p>
      <text:p text:style-name="P4"/>
      <text:p text:style-name="P3"><text:soft-page-break/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Carro c = </text:span></text:span><text:span text:style-name="Source_20_Text"><text:span text:style-name="T1">new</text:span></text:span><text:span text:style-name="Source_20_Text"><text:span text:style-name="T2"> Carro(</text:span></text:span><text:span text:style-name="Source_20_Text"><text:span text:style-name="T5">"Toyota"</text:span></text:span><text:span text:style-name="Source_20_Text"><text:span text:style-name="T2">, </text:span></text:span><text:span text:style-name="Source_20_Text"><text:span text:style-name="T5">"Corolla"</text:span></text:span><text:span text:style-name="Source_20_Text"><text:span text:style-name="T2">, </text:span></text:span><text:span text:style-name="Source_20_Text"><text:span text:style-name="T4">2020</text:span></text:span><text:span text:style-name="Source_20_Text"><text:span text:style-name="T2">);</text:span></text:span></text:p>
      <text:p text:style-name="P3"><text:span text:style-name="Source_20_Text"><text:span text:style-name="T2"><text:s text:c="8"/>c.exibirDetalhes(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Horizontal_20_Line"/>
      <text:h text:style-name="Heading_20_3" text:outline-level="3">3. <text:span text:style-name="Strong_20_Emphasis">Classe </text:span><text:span text:style-name="Source_20_Text">ContaBancaria</text:span></text:h>
      <text:p text:style-name="Text_20_body"><text:span text:style-name="Strong_20_Emphasis">Enunciado</text:span>: Crie uma classe <text:span text:style-name="Source_20_Text">ContaBancaria</text:span> com os atributos <text:span text:style-name="Source_20_Text">numeroConta</text:span>, <text:span text:style-name="Source_20_Text">saldo</text:span>. Adicione métodos para <text:span text:style-name="Source_20_Text">depositar</text:span> e <text:span text:style-name="Source_20_Text">sacar</text:span> valores.</text:p>
      <text:p text:style-name="P2">java</text:p>
      <text:p text:style-name="Text_20_body">Copy</text:p>
      <text:p text:style-name="P3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ContaBancaria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1">int</text:span></text:span><text:span text:style-name="Source_20_Text"><text:span text:style-name="T2"> numeroConta;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saldo;</text:span></text:span></text:p>
      <text:p text:style-name="P3"/>
      <text:p text:style-name="P3"><text:span text:style-name="Source_20_Text"><text:span text:style-name="T2"><text:s text:c="4"/>ContaBancaria(</text:span></text:span><text:span text:style-name="Source_20_Text"><text:span text:style-name="T1">int</text:span></text:span><text:span text:style-name="Source_20_Text"><text:span text:style-name="T2"> numeroConta) {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numeroConta = numeroConta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saldo = </text:span></text:span><text:span text:style-name="Source_20_Text"><text:span text:style-name="T4">0.0</text:span></text:span><text:span text:style-name="Source_20_Text"><text:span text:style-name="T2">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depositar</text:span></text:span><text:span text:style-name="Source_20_Text"><text:span text:style-name="T4">(</text:span></text:span><text:span text:style-name="Source_20_Text"><text:span text:style-name="T1">double</text:span></text:span><text:span text:style-name="Source_20_Text"><text:span text:style-name="T4"> valor)</text:span></text:span><text:span text:style-name="Source_20_Text"><text:span text:style-name="T2"> {</text:span></text:span></text:p>
      <text:p text:style-name="P3"><text:span text:style-name="Source_20_Text"><text:span text:style-name="T2"><text:s text:c="8"/>saldo += valor;</text:span></text:span></text:p>
      <text:p text:style-name="P3"><text:span text:style-name="Source_20_Text"><text:span text:style-name="T2"><text:s text:c="4"/></text:span></text:span><text:span text:style-name="Source_20_Text"><text:span text:style-name="T6"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sacar</text:span></text:span><text:span text:style-name="Source_20_Text"><text:span text:style-name="T9">(</text:span></text:span><text:span text:style-name="Source_20_Text"><text:span text:style-name="T7">double</text:span></text:span><text:span text:style-name="Source_20_Text"><text:span text:style-name="T9"> valor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7">if</text:span></text:span><text:span text:style-name="Source_20_Text"><text:span text:style-name="T6"> (valor &lt;= saldo) {</text:span></text:span></text:p>
      <text:p text:style-name="P3"><text:span text:style-name="Source_20_Text"><text:span text:style-name="T6"><text:s text:c="12"/></text:span></text:span><text:span text:style-name="Source_20_Text"><text:span text:style-name="T2">saldo -= valor;</text:span></text:span></text:p>
      <text:p text:style-name="P3"><text:span text:style-name="Source_20_Text"><text:span text:style-name="T2"><text:s text:c="8"/>} </text:span></text:span><text:span text:style-name="Source_20_Text"><text:span text:style-name="T1">else</text:span></text:span><text:span text:style-name="Source_20_Text"><text:span text:style-name="T2"> {</text:span></text:span></text:p>
      <text:p text:style-name="P3"><text:span text:style-name="Source_20_Text"><text:span text:style-name="T2"><text:s text:c="12"/>System.out.println(</text:span></text:span><text:span text:style-name="Source_20_Text"><text:span text:style-name="T5">"Saldo insuficiente"</text:span></text:span><text:span text:style-name="Source_20_Text"><text:span text:style-name="T2">);</text:span></text:span></text:p>
      <text:p text:style-name="P3"><text:span text:style-name="Source_20_Text"><text:span text:style-name="T2"><text:s text:c="8"/>}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exibirSaldo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Saldo: R$"</text:span></text:span><text:span text:style-name="Source_20_Text"><text:span text:style-name="T2"> + saldo);</text:span></text:span></text:p>
      <text:p text:style-name="P3"><text:span text:style-name="Source_20_Text"><text:span text:style-name="T2"><text:s text:c="4"/></text:span></text:span><text:span text:style-name="Source_20_Text"><text:span text:style-name="T6"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ContaBancaria conta = </text:span></text:span><text:span text:style-name="Source_20_Text"><text:span text:style-name="T1">new</text:span></text:span><text:span text:style-name="Source_20_Text"><text:span text:style-name="T2"> ContaBancaria(</text:span></text:span><text:span text:style-name="Source_20_Text"><text:span text:style-name="T4">12345</text:span></text:span><text:span text:style-name="Source_20_Text"><text:span text:style-name="T2">);</text:span></text:span></text:p>
      <text:p text:style-name="P3"><text:span text:style-name="Source_20_Text"><text:span text:style-name="T2"><text:s text:c="8"/>conta.depositar(</text:span></text:span><text:span text:style-name="Source_20_Text"><text:span text:style-name="T4">1000</text:span></text:span><text:span text:style-name="Source_20_Text"><text:span text:style-name="T2">);</text:span></text:span></text:p>
      <text:p text:style-name="P3"><text:span text:style-name="Source_20_Text"><text:span text:style-name="T2"><text:s text:c="8"/>conta.sacar(</text:span></text:span><text:span text:style-name="Source_20_Text"><text:span text:style-name="T4">200</text:span></text:span><text:span text:style-name="Source_20_Text"><text:span text:style-name="T2">);</text:span></text:span></text:p>
      <text:p text:style-name="P3"><text:span text:style-name="Source_20_Text"><text:span text:style-name="T2"><text:s text:c="8"/>conta.exibirSaldo(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Horizontal_20_Line"/>
      <text:h text:style-name="Heading_20_3" text:outline-level="3">4. <text:span text:style-name="Strong_20_Emphasis">Classe </text:span><text:span text:style-name="Source_20_Text">Retangulo</text:span></text:h>
      <text:p text:style-name="Text_20_body"><text:span text:style-name="Strong_20_Emphasis">Enunciado</text:span>: Crie uma classe <text:span text:style-name="Source_20_Text">Retangulo</text:span> com os atributos <text:span text:style-name="Source_20_Text">largura</text:span> e <text:span text:style-name="Source_20_Text">altura</text:span>. Adicione métodos para calcular a área e o perímetro.</text:p>
      <text:p text:style-name="P2">java</text:p>
      <text:p text:style-name="Text_20_body">Copy</text:p>
      <text:p text:style-name="P3"><text:span text:style-name="Source_20_Text"><text:span text:style-name="T7">class</text:span></text:span><text:span text:style-name="Source_20_Text"><text:span text:style-name="T6"> </text:span></text:span><text:span text:style-name="Source_20_Text"><text:span text:style-name="T8">Retangulo</text:span></text:span><text:span text:style-name="Source_20_Text"><text:span text:style-name="T6"> {</text:span></text:span></text:p>
      <text:p text:style-name="P3"><text:span text:style-name="Source_20_Text"><text:span text:style-name="T6"><text:s text:c="4"/></text:span></text:span><text:span text:style-name="Source_20_Text"><text:span text:style-name="T7">double</text:span></text:span><text:span text:style-name="Source_20_Text"><text:span text:style-name="T6"> largura;</text:span></text:span></text:p>
      <text:p text:style-name="P3"><text:soft-page-break/><text:span text:style-name="Source_20_Text"><text:span text:style-name="T6"><text:s text:c="4"/></text:span></text:span><text:span text:style-name="Source_20_Text"><text:span text:style-name="T7">double</text:span></text:span><text:span text:style-name="Source_20_Text"><text:span text:style-name="T6"> altura;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2">Retangulo(</text:span></text:span><text:span text:style-name="Source_20_Text"><text:span text:style-name="T1">double</text:span></text:span><text:span text:style-name="Source_20_Text"><text:span text:style-name="T2"> largura, </text:span></text:span><text:span text:style-name="Source_20_Text"><text:span text:style-name="T1">double</text:span></text:span><text:span text:style-name="Source_20_Text"><text:span text:style-name="T2"> altura) {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largura = largura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altura = altura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Area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largura * altura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Perimetro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</text:span></text:span><text:span text:style-name="Source_20_Text"><text:span text:style-name="T4">2</text:span></text:span><text:span text:style-name="Source_20_Text"><text:span text:style-name="T2"> * (largura + altura);</text:span></text:span></text:p>
      <text:p text:style-name="P3"><text:span text:style-name="Source_20_Text"><text:span text:style-name="T2"><text:s text:c="4"/></text:span></text:span><text:span text:style-name="Source_20_Text"><text:span text:style-name="T6"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Retangulo r = </text:span></text:span><text:span text:style-name="Source_20_Text"><text:span text:style-name="T1">new</text:span></text:span><text:span text:style-name="Source_20_Text"><text:span text:style-name="T2"> Retangulo(</text:span></text:span><text:span text:style-name="Source_20_Text"><text:span text:style-name="T4">5</text:span></text:span><text:span text:style-name="Source_20_Text"><text:span text:style-name="T2">, </text:span></text:span><text:span text:style-name="Source_20_Text"><text:span text:style-name="T4">3</text:span></text:span><text:span text:style-name="Source_20_Text"><text:span text:style-name="T2">)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Área: "</text:span></text:span><text:span text:style-name="Source_20_Text"><text:span text:style-name="T2"> + r.calcularArea())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Perímetro: "</text:span></text:span><text:span text:style-name="Source_20_Text"><text:span text:style-name="T2"> + r.calcularPerimetro()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Horizontal_20_Line"/>
      <text:h text:style-name="Heading_20_3" text:outline-level="3">5. <text:span text:style-name="Strong_20_Emphasis">Classe </text:span><text:span text:style-name="Source_20_Text">Círculo</text:span></text:h>
      <text:p text:style-name="Text_20_body"><text:span text:style-name="Strong_20_Emphasis">Enunciado</text:span>: Crie uma classe <text:span text:style-name="Source_20_Text">Circulo</text:span> com o atributo <text:span text:style-name="Source_20_Text">raio</text:span>. Adicione métodos para calcular a área e o perímetro (circunferência).</text:p>
      <text:p text:style-name="P6">java</text:p>
      <text:p text:style-name="P7">Copy</text:p>
      <text:p text:style-name="P3"><text:span text:style-name="Source_20_Text"><text:span text:style-name="T7">class</text:span></text:span><text:span text:style-name="Source_20_Text"><text:span text:style-name="T6"> </text:span></text:span><text:span text:style-name="Source_20_Text"><text:span text:style-name="T8">Circulo</text:span></text:span><text:span text:style-name="Source_20_Text"><text:span text:style-name="T6"> {</text:span></text:span></text:p>
      <text:p text:style-name="P3"><text:span text:style-name="Source_20_Text"><text:span text:style-name="T6"><text:s text:c="4"/></text:span></text:span><text:span text:style-name="Source_20_Text"><text:span text:style-name="T7">double</text:span></text:span><text:span text:style-name="Source_20_Text"><text:span text:style-name="T6"> raio;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2">Circulo(</text:span></text:span><text:span text:style-name="Source_20_Text"><text:span text:style-name="T1">double</text:span></text:span><text:span text:style-name="Source_20_Text"><text:span text:style-name="T2"> raio) {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raio = raio;</text:span></text:span></text:p>
      <text:p text:style-name="P3"><text:span text:style-name="Source_20_Text"><text:span text:style-name="T2"><text:s text:c="4"/></text:span></text:span><text:span text:style-name="Source_20_Text"><text:span text:style-name="T6"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double</text:span></text:span><text:span text:style-name="Source_20_Text"><text:span text:style-name="T6"> </text:span></text:span><text:span text:style-name="Source_20_Text"><text:span text:style-name="T8">calcularArea</text:span></text:span><text:span text:style-name="Source_20_Text"><text:span text:style-name="T9">(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7">return</text:span></text:span><text:span text:style-name="Source_20_Text"><text:span text:style-name="T6"> Math.PI * Math.pow(raio, </text:span></text:span><text:span text:style-name="Source_20_Text"><text:span text:style-name="T9">2</text:span></text:span><text:span text:style-name="Source_20_Text"><text:span text:style-name="T6">);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double</text:span></text:span><text:span text:style-name="Source_20_Text"><text:span text:style-name="T6"> </text:span></text:span><text:span text:style-name="Source_20_Text"><text:span text:style-name="T8">calcularPerimetro</text:span></text:span><text:span text:style-name="Source_20_Text"><text:span text:style-name="T9">(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7">return</text:span></text:span><text:span text:style-name="Source_20_Text"><text:span text:style-name="T6"> </text:span></text:span><text:span text:style-name="Source_20_Text"><text:span text:style-name="T9">2</text:span></text:span><text:span text:style-name="Source_20_Text"><text:span text:style-name="T6"> * Math.PI * raio;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Circulo c = </text:span></text:span><text:span text:style-name="Source_20_Text"><text:span text:style-name="T1">new</text:span></text:span><text:span text:style-name="Source_20_Text"><text:span text:style-name="T2"> Circulo(</text:span></text:span><text:span text:style-name="Source_20_Text"><text:span text:style-name="T4">4</text:span></text:span><text:span text:style-name="Source_20_Text"><text:span text:style-name="T2">)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Área: "</text:span></text:span><text:span text:style-name="Source_20_Text"><text:span text:style-name="T2"> + c.calcularArea())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Perímetro: "</text:span></text:span><text:span text:style-name="Source_20_Text"><text:span text:style-name="T2"> + c.calcularPerimetro()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Horizontal_20_Line"/>
      <text:h text:style-name="Heading_20_3" text:outline-level="3">6. <text:span text:style-name="Strong_20_Emphasis">Classe </text:span><text:span text:style-name="Source_20_Text">Produto</text:span></text:h>
      <text:p text:style-name="Text_20_body"><text:span text:style-name="Strong_20_Emphasis">Enunciado</text:span>: Crie uma classe <text:span text:style-name="Source_20_Text">Produto</text:span> com os atributos <text:span text:style-name="Source_20_Text">nome</text:span>, <text:span text:style-name="Source_20_Text">preco</text:span> e <text:span text:style-name="Source_20_Text">quantidadeEstoque</text:span>. Adicione um método para calcular o valor total em estoque.</text:p>
      <text:p text:style-name="P2"><text:soft-page-break/>java</text:p>
      <text:p text:style-name="Text_20_body">Copy</text:p>
      <text:p text:style-name="P3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Produto</text:span></text:span><text:span text:style-name="Source_20_Text"><text:span text:style-name="T2"> {</text:span></text:span></text:p>
      <text:p text:style-name="P3"><text:span text:style-name="Source_20_Text"><text:span text:style-name="T2"><text:s text:c="4"/>String nome;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preco;</text:span></text:span></text:p>
      <text:p text:style-name="P3"><text:span text:style-name="Source_20_Text"><text:span text:style-name="T2"><text:s text:c="4"/></text:span></text:span><text:span text:style-name="Source_20_Text"><text:span text:style-name="T1">int</text:span></text:span><text:span text:style-name="Source_20_Text"><text:span text:style-name="T2"> quantidadeEstoque;</text:span></text:span></text:p>
      <text:p text:style-name="P3"/>
      <text:p text:style-name="P3"><text:span text:style-name="Source_20_Text"><text:span text:style-name="T2"><text:s text:c="4"/>Produto(String nome, </text:span></text:span><text:span text:style-name="Source_20_Text"><text:span text:style-name="T1">double</text:span></text:span><text:span text:style-name="Source_20_Text"><text:span text:style-name="T2"> preco, </text:span></text:span><text:span text:style-name="Source_20_Text"><text:span text:style-name="T1">int</text:span></text:span><text:span text:style-name="Source_20_Text"><text:span text:style-name="T2"> quantidadeEstoque) {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nome = nome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preco = preco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quantidadeEstoque = quantidadeEstoque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valorTotalEstoque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7">return</text:span></text:span><text:span text:style-name="Source_20_Text"><text:span text:style-name="T6"> preco * quantidadeEstoque;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Produto p = </text:span></text:span><text:span text:style-name="Source_20_Text"><text:span text:style-name="T1">new</text:span></text:span><text:span text:style-name="Source_20_Text"><text:span text:style-name="T2"> Produto(</text:span></text:span><text:span text:style-name="Source_20_Text"><text:span text:style-name="T5">"Notebook"</text:span></text:span><text:span text:style-name="Source_20_Text"><text:span text:style-name="T2">, </text:span></text:span><text:span text:style-name="Source_20_Text"><text:span text:style-name="T4">2500.00</text:span></text:span><text:span text:style-name="Source_20_Text"><text:span text:style-name="T2">, </text:span></text:span><text:span text:style-name="Source_20_Text"><text:span text:style-name="T4">10</text:span></text:span><text:span text:style-name="Source_20_Text"><text:span text:style-name="T2">)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Valor total em estoque: R$"</text:span></text:span><text:span text:style-name="Source_20_Text"><text:span text:style-name="T2"> + p.valorTotalEstoque()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Horizontal_20_Line"/>
      <text:h text:style-name="Heading_20_3" text:outline-level="3">7. <text:span text:style-name="Strong_20_Emphasis">Classe </text:span><text:span text:style-name="Source_20_Text">Funcionario</text:span></text:h>
      <text:p text:style-name="Text_20_body"><text:span text:style-name="Strong_20_Emphasis">Enunciado</text:span>: Crie uma classe <text:span text:style-name="Source_20_Text">Funcionario</text:span> com os atributos <text:span text:style-name="Source_20_Text">nome</text:span>, <text:span text:style-name="Source_20_Text">salario</text:span>. Adicione um método para aumentar o salário em uma porcentagem.</text:p>
      <text:p text:style-name="P2">java</text:p>
      <text:p text:style-name="Text_20_body">Copy</text:p>
      <text:p text:style-name="P3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Funcionario</text:span></text:span><text:span text:style-name="Source_20_Text"><text:span text:style-name="T2"> {</text:span></text:span></text:p>
      <text:p text:style-name="P3"><text:span text:style-name="Source_20_Text"><text:span text:style-name="T2"><text:s text:c="4"/>String nome;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salario;</text:span></text:span></text:p>
      <text:p text:style-name="P3"/>
      <text:p text:style-name="P3"><text:span text:style-name="Source_20_Text"><text:span text:style-name="T2"><text:s text:c="4"/>Funcionario(String nome, </text:span></text:span><text:span text:style-name="Source_20_Text"><text:span text:style-name="T1">double</text:span></text:span><text:span text:style-name="Source_20_Text"><text:span text:style-name="T2"> salario) {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nome = nome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salario = salario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aumentarSalario</text:span></text:span><text:span text:style-name="Source_20_Text"><text:span text:style-name="T4">(</text:span></text:span><text:span text:style-name="Source_20_Text"><text:span text:style-name="T1">double</text:span></text:span><text:span text:style-name="Source_20_Text"><text:span text:style-name="T4"> porcentagem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6">salario += salario * (porcentagem / </text:span></text:span><text:span text:style-name="Source_20_Text"><text:span text:style-name="T9">100</text:span></text:span><text:span text:style-name="Source_20_Text"><text:span text:style-name="T6">);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Funcionario f = </text:span></text:span><text:span text:style-name="Source_20_Text"><text:span text:style-name="T1">new</text:span></text:span><text:span text:style-name="Source_20_Text"><text:span text:style-name="T2"> Funcionario(</text:span></text:span><text:span text:style-name="Source_20_Text"><text:span text:style-name="T5">"Carlos"</text:span></text:span><text:span text:style-name="Source_20_Text"><text:span text:style-name="T2">, </text:span></text:span><text:span text:style-name="Source_20_Text"><text:span text:style-name="T4">3000</text:span></text:span><text:span text:style-name="Source_20_Text"><text:span text:style-name="T2">);</text:span></text:span></text:p>
      <text:p text:style-name="P3"><text:span text:style-name="Source_20_Text"><text:span text:style-name="T2"><text:s text:c="8"/>f.aumentarSalario(</text:span></text:span><text:span text:style-name="Source_20_Text"><text:span text:style-name="T4">10</text:span></text:span><text:span text:style-name="Source_20_Text"><text:span text:style-name="T2">)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Salário após aumento: "</text:span></text:span><text:span text:style-name="Source_20_Text"><text:span text:style-name="T2"> + f.salario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Horizontal_20_Line"/>
      <text:h text:style-name="Heading_20_3" text:outline-level="3">8. <text:span text:style-name="Strong_20_Emphasis">Classe </text:span><text:span text:style-name="Source_20_Text">Aluno</text:span></text:h>
      <text:p text:style-name="Text_20_body"><text:span text:style-name="Strong_20_Emphasis">Enunciado</text:span>: Crie uma classe <text:span text:style-name="Source_20_Text">Aluno</text:span> com os atributos <text:span text:style-name="Source_20_Text">nome</text:span>, <text:span text:style-name="Source_20_Text">nota1</text:span>, <text:span text:style-name="Source_20_Text">nota2</text:span>. Adicione um método para calcular a média.</text:p>
      <text:p text:style-name="P2"><text:soft-page-break/>java</text:p>
      <text:p text:style-name="Text_20_body">Copy</text:p>
      <text:p text:style-name="P3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Aluno</text:span></text:span><text:span text:style-name="Source_20_Text"><text:span text:style-name="T2"> {</text:span></text:span></text:p>
      <text:p text:style-name="P3"><text:span text:style-name="Source_20_Text"><text:span text:style-name="T2"><text:s text:c="4"/>String nome;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nota1;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nota2;</text:span></text:span></text:p>
      <text:p text:style-name="P3"/>
      <text:p text:style-name="P3"><text:span text:style-name="Source_20_Text"><text:span text:style-name="T2"><text:s text:c="4"/>Aluno(String nome, </text:span></text:span><text:span text:style-name="Source_20_Text"><text:span text:style-name="T1">double</text:span></text:span><text:span text:style-name="Source_20_Text"><text:span text:style-name="T2"> nota1, </text:span></text:span><text:span text:style-name="Source_20_Text"><text:span text:style-name="T1">double</text:span></text:span><text:span text:style-name="Source_20_Text"><text:span text:style-name="T2"> nota2) {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nome = nome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nota1 = nota1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nota2 = nota2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Media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7">return</text:span></text:span><text:span text:style-name="Source_20_Text"><text:span text:style-name="T6"> (nota1 + nota2) / </text:span></text:span><text:span text:style-name="Source_20_Text"><text:span text:style-name="T9">2</text:span></text:span><text:span text:style-name="Source_20_Text"><text:span text:style-name="T6">;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Aluno a = </text:span></text:span><text:span text:style-name="Source_20_Text"><text:span text:style-name="T1">new</text:span></text:span><text:span text:style-name="Source_20_Text"><text:span text:style-name="T2"> Aluno(</text:span></text:span><text:span text:style-name="Source_20_Text"><text:span text:style-name="T5">"Ana"</text:span></text:span><text:span text:style-name="Source_20_Text"><text:span text:style-name="T2">, </text:span></text:span><text:span text:style-name="Source_20_Text"><text:span text:style-name="T4">8.5</text:span></text:span><text:span text:style-name="Source_20_Text"><text:span text:style-name="T2">, </text:span></text:span><text:span text:style-name="Source_20_Text"><text:span text:style-name="T4">7.0</text:span></text:span><text:span text:style-name="Source_20_Text"><text:span text:style-name="T2">)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Média: "</text:span></text:span><text:span text:style-name="Source_20_Text"><text:span text:style-name="T2"> + a.calcularMedia()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Horizontal_20_Line"/>
      <text:h text:style-name="Heading_20_3" text:outline-level="3">9. <text:span text:style-name="Strong_20_Emphasis">Classe </text:span><text:span text:style-name="Source_20_Text">Livro</text:span></text:h>
      <text:p text:style-name="Text_20_body"><text:span text:style-name="Strong_20_Emphasis">Enunciado</text:span>: Crie uma classe <text:span text:style-name="Source_20_Text">Livro</text:span> com os atributos <text:span text:style-name="Source_20_Text">titulo</text:span>, <text:span text:style-name="Source_20_Text">autor</text:span>, <text:span text:style-name="Source_20_Text">preco</text:span>. Adicione um método para exibir os detalhes do livro.</text:p>
      <text:p text:style-name="P2">java</text:p>
      <text:p text:style-name="Text_20_body">Copy</text:p>
      <text:p text:style-name="P3"><text:span text:style-name="Source_20_Text"><text:span text:style-name="T7">class</text:span></text:span><text:span text:style-name="Source_20_Text"><text:span text:style-name="T6"> </text:span></text:span><text:span text:style-name="Source_20_Text"><text:span text:style-name="T8">Livro</text:span></text:span><text:span text:style-name="Source_20_Text"><text:span text:style-name="T6"> {</text:span></text:span></text:p>
      <text:p text:style-name="P3"><text:span text:style-name="Source_20_Text"><text:span text:style-name="T6"><text:s text:c="4"/>String titulo;</text:span></text:span></text:p>
      <text:p text:style-name="P3"><text:span text:style-name="Source_20_Text"><text:span text:style-name="T6"><text:s text:c="4"/>String autor;</text:span></text:span></text:p>
      <text:p text:style-name="P3"><text:span text:style-name="Source_20_Text"><text:span text:style-name="T6"><text:s text:c="4"/></text:span></text:span><text:span text:style-name="Source_20_Text"><text:span text:style-name="T7">double</text:span></text:span><text:span text:style-name="Source_20_Text"><text:span text:style-name="T6"> preco;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2">Livro(String titulo, String autor, </text:span></text:span><text:span text:style-name="Source_20_Text"><text:span text:style-name="T1">double</text:span></text:span><text:span text:style-name="Source_20_Text"><text:span text:style-name="T2"> preco) {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titulo = titulo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autor = autor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preco = preco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exibirDetalhes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Título: "</text:span></text:span><text:span text:style-name="Source_20_Text"><text:span text:style-name="T2"> + titulo + </text:span></text:span><text:span text:style-name="Source_20_Text"><text:span text:style-name="T5">", Autor: "</text:span></text:span><text:span text:style-name="Source_20_Text"><text:span text:style-name="T2"> + autor + </text:span></text:span><text:span text:style-name="Source_20_Text"><text:span text:style-name="T5">", Preço: R$"</text:span></text:span><text:span text:style-name="Source_20_Text"><text:span text:style-name="T2"> + preco);</text:span></text:span></text:p>
      <text:p text:style-name="P3"><text:span text:style-name="Source_20_Text"><text:span text:style-name="T2"><text:s text:c="4"/></text:span></text:span><text:span text:style-name="Source_20_Text"><text:span text:style-name="T6"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Livro l = </text:span></text:span><text:span text:style-name="Source_20_Text"><text:span text:style-name="T1">new</text:span></text:span><text:span text:style-name="Source_20_Text"><text:span text:style-name="T2"> Livro(</text:span></text:span><text:span text:style-name="Source_20_Text"><text:span text:style-name="T5">"O Senhor dos Anéis"</text:span></text:span><text:span text:style-name="Source_20_Text"><text:span text:style-name="T2">, </text:span></text:span><text:span text:style-name="Source_20_Text"><text:span text:style-name="T5">"J.R.R. Tolkien"</text:span></text:span><text:span text:style-name="Source_20_Text"><text:span text:style-name="T2">, </text:span></text:span><text:span text:style-name="Source_20_Text"><text:span text:style-name="T4">99.90</text:span></text:span><text:span text:style-name="Source_20_Text"><text:span text:style-name="T2">);</text:span></text:span></text:p>
      <text:p text:style-name="P3"><text:span text:style-name="Source_20_Text"><text:span text:style-name="T2"><text:s text:c="8"/>l.exibirDetalhes(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Horizontal_20_Line"/>
      <text:h text:style-name="Heading_20_3" text:outline-level="3"><text:soft-page-break/>10. <text:span text:style-name="Strong_20_Emphasis">Classe </text:span><text:span text:style-name="Source_20_Text">Veiculo</text:span></text:h>
      <text:p text:style-name="Text_20_body"><text:span text:style-name="Strong_20_Emphasis">Enunciado</text:span>: Crie uma classe <text:span text:style-name="Source_20_Text">Veiculo</text:span> com os atributos <text:span text:style-name="Source_20_Text">marca</text:span>, <text:span text:style-name="Source_20_Text">modelo</text:span>, <text:span text:style-name="Source_20_Text">ano</text:span>, <text:span text:style-name="Source_20_Text">velocidadeAtual</text:span>. Adicione métodos para <text:span text:style-name="Source_20_Text">acelerar</text:span> e <text:span text:style-name="Source_20_Text">frear</text:span>.</text:p>
      <text:p text:style-name="P2">java</text:p>
      <text:p text:style-name="Text_20_body">Copy</text:p>
      <text:p text:style-name="P3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Veiculo</text:span></text:span><text:span text:style-name="Source_20_Text"><text:span text:style-name="T2"> {</text:span></text:span></text:p>
      <text:p text:style-name="P3"><text:span text:style-name="Source_20_Text"><text:span text:style-name="T2"><text:s text:c="4"/>String marca;</text:span></text:span></text:p>
      <text:p text:style-name="P3"><text:span text:style-name="Source_20_Text"><text:span text:style-name="T2"><text:s text:c="4"/>String modelo;</text:span></text:span></text:p>
      <text:p text:style-name="P3"><text:span text:style-name="Source_20_Text"><text:span text:style-name="T2"><text:s text:c="4"/></text:span></text:span><text:span text:style-name="Source_20_Text"><text:span text:style-name="T1">int</text:span></text:span><text:span text:style-name="Source_20_Text"><text:span text:style-name="T2"> ano;</text:span></text:span></text:p>
      <text:p text:style-name="P3"><text:span text:style-name="Source_20_Text"><text:span text:style-name="T2"><text:s text:c="4"/></text:span></text:span><text:span text:style-name="Source_20_Text"><text:span text:style-name="T1">int</text:span></text:span><text:span text:style-name="Source_20_Text"><text:span text:style-name="T2"> velocidadeAtual;</text:span></text:span></text:p>
      <text:p text:style-name="P3"/>
      <text:p text:style-name="P3"><text:span text:style-name="Source_20_Text"><text:span text:style-name="T2"><text:s text:c="4"/>Veiculo(String marca, String modelo, </text:span></text:span><text:span text:style-name="Source_20_Text"><text:span text:style-name="T1">int</text:span></text:span><text:span text:style-name="Source_20_Text"><text:span text:style-name="T2"> ano) {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marca = marca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modelo = modelo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ano = ano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velocidadeAtual = </text:span></text:span><text:span text:style-name="Source_20_Text"><text:span text:style-name="T4">0</text:span></text:span><text:span text:style-name="Source_20_Text"><text:span text:style-name="T2">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acelerar</text:span></text:span><text:span text:style-name="Source_20_Text"><text:span text:style-name="T4">(</text:span></text:span><text:span text:style-name="Source_20_Text"><text:span text:style-name="T1">int</text:span></text:span><text:span text:style-name="Source_20_Text"><text:span text:style-name="T4"> incremento)</text:span></text:span><text:span text:style-name="Source_20_Text"><text:span text:style-name="T2"> {</text:span></text:span></text:p>
      <text:p text:style-name="P3"><text:span text:style-name="Source_20_Text"><text:span text:style-name="T2"><text:s text:c="8"/>velocidadeAtual += incremento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Velocidade atual: "</text:span></text:span><text:span text:style-name="Source_20_Text"><text:span text:style-name="T2"> + velocidadeAtual + </text:span></text:span><text:span text:style-name="Source_20_Text"><text:span text:style-name="T5">" km/h"</text:span></text:span><text:span text:style-name="Source_20_Text"><text:span text:style-name="T2">)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frear</text:span></text:span><text:span text:style-name="Source_20_Text"><text:span text:style-name="T4">(</text:span></text:span><text:span text:style-name="Source_20_Text"><text:span text:style-name="T1">int</text:span></text:span><text:span text:style-name="Source_20_Text"><text:span text:style-name="T4"> decremento)</text:span></text:span><text:span text:style-name="Source_20_Text"><text:span text:style-name="T2"> {</text:span></text:span></text:p>
      <text:p text:style-name="P3"><text:span text:style-name="Source_20_Text"><text:span text:style-name="T2"><text:s text:c="8"/>velocidadeAtual -= decremento;</text:span></text:span></text:p>
      <text:p text:style-name="P3"><text:span text:style-name="Source_20_Text"><text:span text:style-name="T2"><text:s text:c="8"/></text:span></text:span><text:span text:style-name="Source_20_Text"><text:span text:style-name="T1">if</text:span></text:span><text:span text:style-name="Source_20_Text"><text:span text:style-name="T2"> (velocidadeAtual &lt; </text:span></text:span><text:span text:style-name="Source_20_Text"><text:span text:style-name="T4">0</text:span></text:span><text:span text:style-name="Source_20_Text"><text:span text:style-name="T2">) {</text:span></text:span></text:p>
      <text:p text:style-name="P3"><text:span text:style-name="Source_20_Text"><text:span text:style-name="T2"><text:s text:c="12"/>velocidadeAtual = </text:span></text:span><text:span text:style-name="Source_20_Text"><text:span text:style-name="T4">0</text:span></text:span><text:span text:style-name="Source_20_Text"><text:span text:style-name="T2">;</text:span></text:span></text:p>
      <text:p text:style-name="P3"><text:span text:style-name="Source_20_Text"><text:span text:style-name="T2"><text:s text:c="8"/>}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Velocidade atual: "</text:span></text:span><text:span text:style-name="Source_20_Text"><text:span text:style-name="T2"> + velocidadeAtual + </text:span></text:span><text:span text:style-name="Source_20_Text"><text:span text:style-name="T5">" km/h"</text:span></text:span><text:span text:style-name="Source_20_Text"><text:span text:style-name="T2">);</text:span></text:span></text:p>
      <text:p text:style-name="P3"><text:span text:style-name="Source_20_Text"><text:span text:style-name="T2"><text:s text:c="4"/></text:span></text:span><text:span text:style-name="Source_20_Text"><text:span text:style-name="T6"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Veiculo v = </text:span></text:span><text:span text:style-name="Source_20_Text"><text:span text:style-name="T1">new</text:span></text:span><text:span text:style-name="Source_20_Text"><text:span text:style-name="T2"> Veiculo(</text:span></text:span><text:span text:style-name="Source_20_Text"><text:span text:style-name="T5">"Honda"</text:span></text:span><text:span text:style-name="Source_20_Text"><text:span text:style-name="T2">, </text:span></text:span><text:span text:style-name="Source_20_Text"><text:span text:style-name="T5">"Civic"</text:span></text:span><text:span text:style-name="Source_20_Text"><text:span text:style-name="T2">, </text:span></text:span><text:span text:style-name="Source_20_Text"><text:span text:style-name="T4">2019</text:span></text:span><text:span text:style-name="Source_20_Text"><text:span text:style-name="T2">);</text:span></text:span></text:p>
      <text:p text:style-name="P3"><text:span text:style-name="Source_20_Text"><text:span text:style-name="T2"><text:s text:c="8"/>v.acelerar(</text:span></text:span><text:span text:style-name="Source_20_Text"><text:span text:style-name="T4">50</text:span></text:span><text:span text:style-name="Source_20_Text"><text:span text:style-name="T2">);</text:span></text:span></text:p>
      <text:p text:style-name="P3"><text:span text:style-name="Source_20_Text"><text:span text:style-name="T2"><text:s text:c="8"/>v.frear(</text:span></text:span><text:span text:style-name="Source_20_Text"><text:span text:style-name="T4">20</text:span></text:span><text:span text:style-name="Source_20_Text"><text:span text:style-name="T2">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Horizontal_20_Line"/>
      <text:h text:style-name="Heading_20_3" text:outline-level="3">11. <text:span text:style-name="Strong_20_Emphasis">Classe </text:span><text:span text:style-name="Source_20_Text">ContaCorrente</text:span></text:h>
      <text:p text:style-name="Text_20_body"><text:span text:style-name="Strong_20_Emphasis">Enunciado</text:span>: Crie uma classe <text:span text:style-name="Source_20_Text">ContaCorrente</text:span> que herda de <text:span text:style-name="Source_20_Text">ContaBancaria</text:span> e possui um limite especial de cheque especial.</text:p>
      <text:p text:style-name="P2">java</text:p>
      <text:p text:style-name="Text_20_body">Copy</text:p>
      <text:p text:style-name="P3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ContaBancaria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1">int</text:span></text:span><text:span text:style-name="Source_20_Text"><text:span text:style-name="T2"> numeroConta;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saldo;</text:span></text:span></text:p>
      <text:p text:style-name="P3"/>
      <text:p text:style-name="P3"><text:span text:style-name="Source_20_Text"><text:span text:style-name="T2"><text:s text:c="4"/>ContaBancaria(</text:span></text:span><text:span text:style-name="Source_20_Text"><text:span text:style-name="T1">int</text:span></text:span><text:span text:style-name="Source_20_Text"><text:span text:style-name="T2"> numeroConta) {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numeroConta = numeroConta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saldo = </text:span></text:span><text:span text:style-name="Source_20_Text"><text:span text:style-name="T4">0.0</text:span></text:span><text:span text:style-name="Source_20_Text"><text:span text:style-name="T2">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depositar</text:span></text:span><text:span text:style-name="Source_20_Text"><text:span text:style-name="T4">(</text:span></text:span><text:span text:style-name="Source_20_Text"><text:span text:style-name="T1">double</text:span></text:span><text:span text:style-name="Source_20_Text"><text:span text:style-name="T4"> valor)</text:span></text:span><text:span text:style-name="Source_20_Text"><text:span text:style-name="T2"> {</text:span></text:span></text:p>
      <text:p text:style-name="P3"><text:span text:style-name="Source_20_Text"><text:span text:style-name="T2"><text:s text:c="8"/>saldo += valor;</text:span></text:span></text:p>
      <text:p text:style-name="P3"><text:soft-page-break/><text:span text:style-name="Source_20_Text"><text:span text:style-name="T2"><text:s text:c="4"/></text:span></text:span><text:span text:style-name="Source_20_Text"><text:span text:style-name="T6"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sacar</text:span></text:span><text:span text:style-name="Source_20_Text"><text:span text:style-name="T9">(</text:span></text:span><text:span text:style-name="Source_20_Text"><text:span text:style-name="T7">double</text:span></text:span><text:span text:style-name="Source_20_Text"><text:span text:style-name="T9"> valor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7">if</text:span></text:span><text:span text:style-name="Source_20_Text"><text:span text:style-name="T6"> (valor &lt;= saldo) {</text:span></text:span></text:p>
      <text:p text:style-name="P3"><text:span text:style-name="Source_20_Text"><text:span text:style-name="T6"><text:s text:c="12"/></text:span></text:span><text:span text:style-name="Source_20_Text"><text:span text:style-name="T2">saldo -= valor;</text:span></text:span></text:p>
      <text:p text:style-name="P3"><text:span text:style-name="Source_20_Text"><text:span text:style-name="T2"><text:s text:c="8"/>} </text:span></text:span><text:span text:style-name="Source_20_Text"><text:span text:style-name="T1">else</text:span></text:span><text:span text:style-name="Source_20_Text"><text:span text:style-name="T2"> {</text:span></text:span></text:p>
      <text:p text:style-name="P3"><text:span text:style-name="Source_20_Text"><text:span text:style-name="T2"><text:s text:c="12"/>System.out.println(</text:span></text:span><text:span text:style-name="Source_20_Text"><text:span text:style-name="T5">"Saldo insuficiente"</text:span></text:span><text:span text:style-name="Source_20_Text"><text:span text:style-name="T2">);</text:span></text:span></text:p>
      <text:p text:style-name="P3"><text:span text:style-name="Source_20_Text"><text:span text:style-name="T2"><text:s text:c="8"/>}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exibirSaldo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Saldo: R$"</text:span></text:span><text:span text:style-name="Source_20_Text"><text:span text:style-name="T2"> + saldo);</text:span></text:span></text:p>
      <text:p text:style-name="P3"><text:span text:style-name="Source_20_Text"><text:span text:style-name="T2"><text:s text:c="4"/>}</text:span></text:span></text:p>
      <text:p text:style-name="P3"><text:span text:style-name="Source_20_Text"><text:span text:style-name="T2">}</text:span></text:span></text:p>
      <text:p text:style-name="P3"/>
      <text:p text:style-name="P3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ContaCorrente</text:span></text:span><text:span text:style-name="Source_20_Text"><text:span text:style-name="T2"> </text:span></text:span><text:span text:style-name="Source_20_Text"><text:span text:style-name="T1">extends</text:span></text:span><text:span text:style-name="Source_20_Text"><text:span text:style-name="T2"> </text:span></text:span><text:span text:style-name="Source_20_Text"><text:span text:style-name="T3">ContaBancaria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limiteEspecial;</text:span></text:span></text:p>
      <text:p text:style-name="P3"/>
      <text:p text:style-name="P3"><text:span text:style-name="Source_20_Text"><text:span text:style-name="T2"><text:s text:c="4"/>ContaCorrente(</text:span></text:span><text:span text:style-name="Source_20_Text"><text:span text:style-name="T1">int</text:span></text:span><text:span text:style-name="Source_20_Text"><text:span text:style-name="T2"> numeroConta, </text:span></text:span><text:span text:style-name="Source_20_Text"><text:span text:style-name="T1">double</text:span></text:span><text:span text:style-name="Source_20_Text"><text:span text:style-name="T2"> limiteEspecial) {</text:span></text:span></text:p>
      <text:p text:style-name="P3"><text:span text:style-name="Source_20_Text"><text:span text:style-name="T2"><text:s text:c="8"/></text:span></text:span><text:span text:style-name="Source_20_Text"><text:span text:style-name="T1">super</text:span></text:span><text:span text:style-name="Source_20_Text"><text:span text:style-name="T2">(numeroConta)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limiteEspecial = limiteEspecial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4">@Override</text:span></text:span></text:p>
      <text:p text:style-name="P3"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sacar</text:span></text:span><text:span text:style-name="Source_20_Text"><text:span text:style-name="T4">(</text:span></text:span><text:span text:style-name="Source_20_Text"><text:span text:style-name="T1">double</text:span></text:span><text:span text:style-name="Source_20_Text"><text:span text:style-name="T4"> valor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if</text:span></text:span><text:span text:style-name="Source_20_Text"><text:span text:style-name="T2"> (valor &lt;= saldo + limiteEspecial) {</text:span></text:span></text:p>
      <text:p text:style-name="P3"><text:span text:style-name="Source_20_Text"><text:span text:style-name="T2"><text:s text:c="12"/>saldo -= valor;</text:span></text:span></text:p>
      <text:p text:style-name="P3"><text:span text:style-name="Source_20_Text"><text:span text:style-name="T2"><text:s text:c="8"/>} </text:span></text:span><text:span text:style-name="Source_20_Text"><text:span text:style-name="T1">else</text:span></text:span><text:span text:style-name="Source_20_Text"><text:span text:style-name="T2"> {</text:span></text:span></text:p>
      <text:p text:style-name="P3"><text:span text:style-name="Source_20_Text"><text:span text:style-name="T2"><text:s text:c="12"/>System.out.println(</text:span></text:span><text:span text:style-name="Source_20_Text"><text:span text:style-name="T5">"Saldo insuficiente, mesmo com limite especial"</text:span></text:span><text:span text:style-name="Source_20_Text"><text:span text:style-name="T2">);</text:span></text:span></text:p>
      <text:p text:style-name="P3"><text:span text:style-name="Source_20_Text"><text:span text:style-name="T2"><text:s text:c="8"/></text:span></text:span><text:span text:style-name="Source_20_Text"><text:span text:style-name="T6">}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ContaCorrente cc = </text:span></text:span><text:span text:style-name="Source_20_Text"><text:span text:style-name="T1">new</text:span></text:span><text:span text:style-name="Source_20_Text"><text:span text:style-name="T2"> ContaCorrente(</text:span></text:span><text:span text:style-name="Source_20_Text"><text:span text:style-name="T4">12345</text:span></text:span><text:span text:style-name="Source_20_Text"><text:span text:style-name="T2">, </text:span></text:span><text:span text:style-name="Source_20_Text"><text:span text:style-name="T4">500.00</text:span></text:span><text:span text:style-name="Source_20_Text"><text:span text:style-name="T2">);</text:span></text:span></text:p>
      <text:p text:style-name="P3"><text:span text:style-name="Source_20_Text"><text:span text:style-name="T2"><text:s text:c="8"/>cc.depositar(</text:span></text:span><text:span text:style-name="Source_20_Text"><text:span text:style-name="T4">1000</text:span></text:span><text:span text:style-name="Source_20_Text"><text:span text:style-name="T2">);</text:span></text:span></text:p>
      <text:p text:style-name="P3"><text:span text:style-name="Source_20_Text"><text:span text:style-name="T2"><text:s text:c="8"/>cc.sacar(</text:span></text:span><text:span text:style-name="Source_20_Text"><text:span text:style-name="T4">1200</text:span></text:span><text:span text:style-name="Source_20_Text"><text:span text:style-name="T2">);</text:span></text:span></text:p>
      <text:p text:style-name="P3"><text:span text:style-name="Source_20_Text"><text:span text:style-name="T2"><text:s text:c="8"/>cc.exibirSaldo(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Horizontal_20_Line"/>
      <text:h text:style-name="Heading_20_3" text:outline-level="3">12. <text:span text:style-name="Strong_20_Emphasis">Classe </text:span><text:span text:style-name="Source_20_Text">Animal</text:span></text:h>
      <text:p text:style-name="Text_20_body"><text:span text:style-name="Strong_20_Emphasis">Enunciado</text:span>: Crie uma classe abstrata <text:span text:style-name="Source_20_Text">Animal</text:span> com métodos abstratos <text:span text:style-name="Source_20_Text">fazerSom</text:span> e <text:span text:style-name="Source_20_Text">mover</text:span>. Crie classes concretas como <text:span text:style-name="Source_20_Text">Cachorro</text:span> e <text:span text:style-name="Source_20_Text">Gato</text:span> que implementam esses métodos.</text:p>
      <text:p text:style-name="P6">java</text:p>
      <text:p text:style-name="P7">Copy</text:p>
      <text:p text:style-name="P3"><text:span text:style-name="Source_20_Text"><text:span text:style-name="T7">abstract</text:span></text:span><text:span text:style-name="Source_20_Text"><text:span text:style-name="T6"> </text:span></text:span><text:span text:style-name="Source_20_Text"><text:span text:style-name="T7">class</text:span></text:span><text:span text:style-name="Source_20_Text"><text:span text:style-name="T6"> </text:span></text:span><text:span text:style-name="Source_20_Text"><text:span text:style-name="T8">Animal</text:span></text:span><text:span text:style-name="Source_20_Text"><text:span text:style-name="T6"> {</text:span></text:span></text:p>
      <text:p text:style-name="P3"><text:span text:style-name="Source_20_Text"><text:span text:style-name="T6"><text:s text:c="4"/></text:span></text:span><text:span text:style-name="Source_20_Text"><text:span text:style-name="T7">abstract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fazerSom</text:span></text:span><text:span text:style-name="Source_20_Text"><text:span text:style-name="T9">()</text:span></text:span><text:span text:style-name="Source_20_Text"><text:span text:style-name="T6">;</text:span></text:span></text:p>
      <text:p text:style-name="P3"><text:span text:style-name="Source_20_Text"><text:span text:style-name="T6"><text:s text:c="4"/></text:span></text:span><text:span text:style-name="Source_20_Text"><text:span text:style-name="T7">abstract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over</text:span></text:span><text:span text:style-name="Source_20_Text"><text:span text:style-name="T9">()</text:span></text:span><text:span text:style-name="Source_20_Text"><text:span text:style-name="T6">;</text:span></text:span></text:p>
      <text:p text:style-name="P3"><text:span text:style-name="Source_20_Text"><text:span text:style-name="T2">}</text:span></text:span></text:p>
      <text:p text:style-name="P3"/>
      <text:p text:style-name="P3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Cachorro</text:span></text:span><text:span text:style-name="Source_20_Text"><text:span text:style-name="T2"> </text:span></text:span><text:span text:style-name="Source_20_Text"><text:span text:style-name="T1">extends</text:span></text:span><text:span text:style-name="Source_20_Text"><text:span text:style-name="T2"> </text:span></text:span><text:span text:style-name="Source_20_Text"><text:span text:style-name="T3">Animal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4">@Override</text:span></text:span></text:p>
      <text:p text:style-name="P3"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fazerSom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O cachorro faz: Au au!"</text:span></text:span><text:span text:style-name="Source_20_Text"><text:span text:style-name="T2">)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4">@Override</text:span></text:span></text:p>
      <text:p text:style-name="P3"><text:soft-page-break/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mover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O cachorro está correndo."</text:span></text:span><text:span text:style-name="Source_20_Text"><text:span text:style-name="T2">);</text:span></text:span></text:p>
      <text:p text:style-name="P3"><text:span text:style-name="Source_20_Text"><text:span text:style-name="T2"><text:s text:c="4"/></text:span></text:span><text:span text:style-name="Source_20_Text"><text:span text:style-name="T6">}</text:span></text:span></text:p>
      <text:p text:style-name="P3"><text:span text:style-name="Source_20_Text"><text:span text:style-name="T6">}</text:span></text:span></text:p>
      <text:p text:style-name="P4"/>
      <text:p text:style-name="P3"><text:span text:style-name="Source_20_Text"><text:span text:style-name="T7">class</text:span></text:span><text:span text:style-name="Source_20_Text"><text:span text:style-name="T6"> </text:span></text:span><text:span text:style-name="Source_20_Text"><text:span text:style-name="T8">Gato</text:span></text:span><text:span text:style-name="Source_20_Text"><text:span text:style-name="T6"> </text:span></text:span><text:span text:style-name="Source_20_Text"><text:span text:style-name="T7">extends</text:span></text:span><text:span text:style-name="Source_20_Text"><text:span text:style-name="T6"> </text:span></text:span><text:span text:style-name="Source_20_Text"><text:span text:style-name="T8">Animal</text:span></text:span><text:span text:style-name="Source_20_Text"><text:span text:style-name="T6"> {</text:span></text:span></text:p>
      <text:p text:style-name="P3"><text:span text:style-name="Source_20_Text"><text:span text:style-name="T6"><text:s text:c="4"/></text:span></text:span><text:span text:style-name="Source_20_Text"><text:span text:style-name="T9">@Override</text:span></text:span></text:p>
      <text:p text:style-name="P3"><text:span text:style-name="Source_20_Text"><text:span text:style-name="T6"><text:s text:c="4"/>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fazerSom</text:span></text:span><text:span text:style-name="Source_20_Text"><text:span text:style-name="T9">(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System.out.println(</text:span></text:span><text:span text:style-name="Source_20_Text"><text:span text:style-name="T5">"O gato faz: Miau!"</text:span></text:span><text:span text:style-name="Source_20_Text"><text:span text:style-name="T2">)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4">@Override</text:span></text:span></text:p>
      <text:p text:style-name="P3"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mover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O gato está andando."</text:span></text:span><text:span text:style-name="Source_20_Text"><text:span text:style-name="T2">);</text:span></text:span></text:p>
      <text:p text:style-name="P3"><text:span text:style-name="Source_20_Text"><text:span text:style-name="T2"><text:s text:c="4"/></text:span></text:span><text:span text:style-name="Source_20_Text"><text:span text:style-name="T6"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Animal cachorro = </text:span></text:span><text:span text:style-name="Source_20_Text"><text:span text:style-name="T1">new</text:span></text:span><text:span text:style-name="Source_20_Text"><text:span text:style-name="T2"> Cachorro();</text:span></text:span></text:p>
      <text:p text:style-name="P3"><text:span text:style-name="Source_20_Text"><text:span text:style-name="T2"><text:s text:c="8"/>Animal gato = </text:span></text:span><text:span text:style-name="Source_20_Text"><text:span text:style-name="T1">new</text:span></text:span><text:span text:style-name="Source_20_Text"><text:span text:style-name="T2"> Gato();</text:span></text:span></text:p>
      <text:p text:style-name="P3"/>
      <text:p text:style-name="P3"><text:span text:style-name="Source_20_Text"><text:span text:style-name="T2"><text:s text:c="8"/>cachorro.fazerSom();</text:span></text:span></text:p>
      <text:p text:style-name="P3"><text:span text:style-name="Source_20_Text"><text:span text:style-name="T2"><text:s text:c="8"/>cachorro.mover();</text:span></text:span></text:p>
      <text:p text:style-name="P3"/>
      <text:p text:style-name="P3"><text:span text:style-name="Source_20_Text"><text:span text:style-name="T2"><text:s text:c="8"/>gato.fazerSom();</text:span></text:span></text:p>
      <text:p text:style-name="P3"><text:span text:style-name="Source_20_Text"><text:span text:style-name="T2"><text:s text:c="8"/>gato.mover(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Horizontal_20_Line"/>
      <text:h text:style-name="Heading_20_3" text:outline-level="3">13. <text:span text:style-name="Strong_20_Emphasis">Classe </text:span><text:span text:style-name="Source_20_Text">Cliente</text:span></text:h>
      <text:p text:style-name="Text_20_body"><text:span text:style-name="Strong_20_Emphasis">Enunciado</text:span>: Crie uma classe <text:span text:style-name="Source_20_Text">Cliente</text:span> com os atributos <text:span text:style-name="Source_20_Text">nome</text:span> e <text:span text:style-name="Source_20_Text">cpf</text:span>. Adicione métodos para exibir informações do cliente.</text:p>
      <text:p text:style-name="P6">java</text:p>
      <text:p text:style-name="P7">Copy</text:p>
      <text:p text:style-name="P3"><text:span text:style-name="Source_20_Text"><text:span text:style-name="T7">class</text:span></text:span><text:span text:style-name="Source_20_Text"><text:span text:style-name="T6"> </text:span></text:span><text:span text:style-name="Source_20_Text"><text:span text:style-name="T8">Cliente</text:span></text:span><text:span text:style-name="Source_20_Text"><text:span text:style-name="T6"> {</text:span></text:span></text:p>
      <text:p text:style-name="P3"><text:span text:style-name="Source_20_Text"><text:span text:style-name="T6"><text:s text:c="4"/>String nome;</text:span></text:span></text:p>
      <text:p text:style-name="P3"><text:span text:style-name="Source_20_Text"><text:span text:style-name="T6"><text:s text:c="4"/>String cpf;</text:span></text:span></text:p>
      <text:p text:style-name="P4"/>
      <text:p text:style-name="P3"><text:span text:style-name="Source_20_Text"><text:span text:style-name="T6"><text:s text:c="4"/>Cliente(String nome, String cpf) {</text:span></text:span></text:p>
      <text:p text:style-name="P3"><text:span text:style-name="Source_20_Text"><text:span text:style-name="T6"><text:s text:c="8"/></text:span></text:span><text:span text:style-name="Source_20_Text"><text:span text:style-name="T7">this</text:span></text:span><text:span text:style-name="Source_20_Text"><text:span text:style-name="T6">.nome = nome;</text:span></text:span></text:p>
      <text:p text:style-name="P3"><text:span text:style-name="Source_20_Text"><text:span text:style-name="T6"><text:s text:c="8"/></text:span></text:span><text:span text:style-name="Source_20_Text"><text:span text:style-name="T7">this</text:span></text:span><text:span text:style-name="Source_20_Text"><text:span text:style-name="T6">.cpf = cpf;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exibirInformacoes</text:span></text:span><text:span text:style-name="Source_20_Text"><text:span text:style-name="T9">()</text:span></text:span><text:span text:style-name="Source_20_Text"><text:span text:style-name="T6"> {</text:span></text:span></text:p>
      <text:p text:style-name="P3"><text:span text:style-name="Source_20_Text"><text:span text:style-name="T6"><text:s text:c="8"/>System.out.println(</text:span></text:span><text:span text:style-name="Source_20_Text"><text:span text:style-name="T10">"Nome: "</text:span></text:span><text:span text:style-name="Source_20_Text"><text:span text:style-name="T6"> + nome + </text:span></text:span><text:span text:style-name="Source_20_Text"><text:span text:style-name="T10">", CPF: "</text:span></text:span><text:span text:style-name="Source_20_Text"><text:span text:style-name="T6"> + cpf);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Cliente cliente = </text:span></text:span><text:span text:style-name="Source_20_Text"><text:span text:style-name="T1">new</text:span></text:span><text:span text:style-name="Source_20_Text"><text:span text:style-name="T2"> Cliente(</text:span></text:span><text:span text:style-name="Source_20_Text"><text:span text:style-name="T5">"Maria"</text:span></text:span><text:span text:style-name="Source_20_Text"><text:span text:style-name="T2">, </text:span></text:span><text:span text:style-name="Source_20_Text"><text:span text:style-name="T5">"123.456.789-00"</text:span></text:span><text:span text:style-name="Source_20_Text"><text:span text:style-name="T2">);</text:span></text:span></text:p>
      <text:p text:style-name="P3"><text:span text:style-name="Source_20_Text"><text:span text:style-name="T2"><text:s text:c="8"/>cliente.exibirInformacoes(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Horizontal_20_Line"/>
      <text:h text:style-name="Heading_20_3" text:outline-level="3"><text:soft-page-break/>14. <text:span text:style-name="Strong_20_Emphasis">Classe </text:span><text:span text:style-name="Source_20_Text">Professor</text:span></text:h>
      <text:p text:style-name="Text_20_body"><text:span text:style-name="Strong_20_Emphasis">Enunciado</text:span>: Crie uma classe <text:span text:style-name="Source_20_Text">Professor</text:span> com os atributos <text:span text:style-name="Source_20_Text">nome</text:span>, <text:span text:style-name="Source_20_Text">disciplina</text:span>. Adicione um método para exibir os detalhes do professor.</text:p>
      <text:p text:style-name="P2">java</text:p>
      <text:p text:style-name="Text_20_body">Copy</text:p>
      <text:p text:style-name="P3"><text:span text:style-name="Source_20_Text"><text:span text:style-name="T7">class</text:span></text:span><text:span text:style-name="Source_20_Text"><text:span text:style-name="T6"> </text:span></text:span><text:span text:style-name="Source_20_Text"><text:span text:style-name="T8">Professor</text:span></text:span><text:span text:style-name="Source_20_Text"><text:span text:style-name="T6"> {</text:span></text:span></text:p>
      <text:p text:style-name="P3"><text:span text:style-name="Source_20_Text"><text:span text:style-name="T6"><text:s text:c="4"/>String nome;</text:span></text:span></text:p>
      <text:p text:style-name="P3"><text:span text:style-name="Source_20_Text"><text:span text:style-name="T6"><text:s text:c="4"/>String disciplina;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2">Professor(String nome, String disciplina) {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nome = nome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disciplina = disciplina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exibirDetalhes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Nome: "</text:span></text:span><text:span text:style-name="Source_20_Text"><text:span text:style-name="T2"> + nome + </text:span></text:span><text:span text:style-name="Source_20_Text"><text:span text:style-name="T5">", Disciplina: "</text:span></text:span><text:span text:style-name="Source_20_Text"><text:span text:style-name="T2"> + disciplina);</text:span></text:span></text:p>
      <text:p text:style-name="P3"><text:span text:style-name="Source_20_Text"><text:span text:style-name="T2"><text:s text:c="4"/></text:span></text:span><text:span text:style-name="Source_20_Text"><text:span text:style-name="T6"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Professor p = </text:span></text:span><text:span text:style-name="Source_20_Text"><text:span text:style-name="T1">new</text:span></text:span><text:span text:style-name="Source_20_Text"><text:span text:style-name="T2"> Professor(</text:span></text:span><text:span text:style-name="Source_20_Text"><text:span text:style-name="T5">"João"</text:span></text:span><text:span text:style-name="Source_20_Text"><text:span text:style-name="T2">, </text:span></text:span><text:span text:style-name="Source_20_Text"><text:span text:style-name="T5">"Matemática"</text:span></text:span><text:span text:style-name="Source_20_Text"><text:span text:style-name="T2">);</text:span></text:span></text:p>
      <text:p text:style-name="P3"><text:span text:style-name="Source_20_Text"><text:span text:style-name="T2"><text:s text:c="8"/>p.exibirDetalhes(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Horizontal_20_Line"/>
      <text:h text:style-name="Heading_20_3" text:outline-level="3">15. <text:span text:style-name="Strong_20_Emphasis">Classe </text:span><text:span text:style-name="Source_20_Text">ContaPoupanca</text:span></text:h>
      <text:p text:style-name="Text_20_body"><text:span text:style-name="Strong_20_Emphasis">Enunciado</text:span>: Crie uma classe <text:span text:style-name="Source_20_Text">ContaPoupanca</text:span> que herda de <text:span text:style-name="Source_20_Text">ContaBancaria</text:span> e adiciona um método para calcular o rendimento de acordo com uma taxa de juros.</text:p>
      <text:p text:style-name="P2">java</text:p>
      <text:p text:style-name="Text_20_body">Copy</text:p>
      <text:p text:style-name="P3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ContaBancaria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1">int</text:span></text:span><text:span text:style-name="Source_20_Text"><text:span text:style-name="T2"> numeroConta;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saldo;</text:span></text:span></text:p>
      <text:p text:style-name="P3"/>
      <text:p text:style-name="P3"><text:span text:style-name="Source_20_Text"><text:span text:style-name="T2"><text:s text:c="4"/>ContaBancaria(</text:span></text:span><text:span text:style-name="Source_20_Text"><text:span text:style-name="T1">int</text:span></text:span><text:span text:style-name="Source_20_Text"><text:span text:style-name="T2"> numeroConta) {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numeroConta = numeroConta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saldo = </text:span></text:span><text:span text:style-name="Source_20_Text"><text:span text:style-name="T4">0.0</text:span></text:span><text:span text:style-name="Source_20_Text"><text:span text:style-name="T2">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depositar</text:span></text:span><text:span text:style-name="Source_20_Text"><text:span text:style-name="T4">(</text:span></text:span><text:span text:style-name="Source_20_Text"><text:span text:style-name="T1">double</text:span></text:span><text:span text:style-name="Source_20_Text"><text:span text:style-name="T4"> valor)</text:span></text:span><text:span text:style-name="Source_20_Text"><text:span text:style-name="T2"> {</text:span></text:span></text:p>
      <text:p text:style-name="P3"><text:span text:style-name="Source_20_Text"><text:span text:style-name="T2"><text:s text:c="8"/>saldo += valor;</text:span></text:span></text:p>
      <text:p text:style-name="P3"><text:span text:style-name="Source_20_Text"><text:span text:style-name="T2"><text:s text:c="4"/></text:span></text:span><text:span text:style-name="Source_20_Text"><text:span text:style-name="T6"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sacar</text:span></text:span><text:span text:style-name="Source_20_Text"><text:span text:style-name="T9">(</text:span></text:span><text:span text:style-name="Source_20_Text"><text:span text:style-name="T7">double</text:span></text:span><text:span text:style-name="Source_20_Text"><text:span text:style-name="T9"> valor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7">if</text:span></text:span><text:span text:style-name="Source_20_Text"><text:span text:style-name="T6"> (valor &lt;= saldo) {</text:span></text:span></text:p>
      <text:p text:style-name="P3"><text:span text:style-name="Source_20_Text"><text:span text:style-name="T6"><text:s text:c="12"/></text:span></text:span><text:span text:style-name="Source_20_Text"><text:span text:style-name="T2">saldo -= valor;</text:span></text:span></text:p>
      <text:p text:style-name="P3"><text:span text:style-name="Source_20_Text"><text:span text:style-name="T2"><text:s text:c="8"/>} </text:span></text:span><text:span text:style-name="Source_20_Text"><text:span text:style-name="T1">else</text:span></text:span><text:span text:style-name="Source_20_Text"><text:span text:style-name="T2"> {</text:span></text:span></text:p>
      <text:p text:style-name="P3"><text:span text:style-name="Source_20_Text"><text:span text:style-name="T2"><text:s text:c="12"/>System.out.println(</text:span></text:span><text:span text:style-name="Source_20_Text"><text:span text:style-name="T5">"Saldo insuficiente"</text:span></text:span><text:span text:style-name="Source_20_Text"><text:span text:style-name="T2">);</text:span></text:span></text:p>
      <text:p text:style-name="P3"><text:span text:style-name="Source_20_Text"><text:span text:style-name="T2"><text:s text:c="8"/>}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exibirSaldo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Saldo: R$"</text:span></text:span><text:span text:style-name="Source_20_Text"><text:span text:style-name="T2"> + saldo);</text:span></text:span></text:p>
      <text:p text:style-name="P3"><text:span text:style-name="Source_20_Text"><text:span text:style-name="T2"><text:s text:c="4"/>}</text:span></text:span></text:p>
      <text:p text:style-name="P3"><text:span text:style-name="Source_20_Text"><text:span text:style-name="T2">}</text:span></text:span></text:p>
      <text:p text:style-name="P3"><text:soft-page-break/></text:p>
      <text:p text:style-name="P3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ContaPoupanca</text:span></text:span><text:span text:style-name="Source_20_Text"><text:span text:style-name="T2"> </text:span></text:span><text:span text:style-name="Source_20_Text"><text:span text:style-name="T1">extends</text:span></text:span><text:span text:style-name="Source_20_Text"><text:span text:style-name="T2"> </text:span></text:span><text:span text:style-name="Source_20_Text"><text:span text:style-name="T3">ContaBancaria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taxaJuros;</text:span></text:span></text:p>
      <text:p text:style-name="P3"/>
      <text:p text:style-name="P3"><text:span text:style-name="Source_20_Text"><text:span text:style-name="T2"><text:s text:c="4"/>ContaPoupanca(</text:span></text:span><text:span text:style-name="Source_20_Text"><text:span text:style-name="T1">int</text:span></text:span><text:span text:style-name="Source_20_Text"><text:span text:style-name="T2"> numeroConta, </text:span></text:span><text:span text:style-name="Source_20_Text"><text:span text:style-name="T1">double</text:span></text:span><text:span text:style-name="Source_20_Text"><text:span text:style-name="T2"> taxaJuros) {</text:span></text:span></text:p>
      <text:p text:style-name="P3"><text:span text:style-name="Source_20_Text"><text:span text:style-name="T2"><text:s text:c="8"/></text:span></text:span><text:span text:style-name="Source_20_Text"><text:span text:style-name="T1">super</text:span></text:span><text:span text:style-name="Source_20_Text"><text:span text:style-name="T2">(numeroConta)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taxaJuros = taxaJuros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calcularRendimento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saldo += saldo * (taxaJuros / </text:span></text:span><text:span text:style-name="Source_20_Text"><text:span text:style-name="T4">100</text:span></text:span><text:span text:style-name="Source_20_Text"><text:span text:style-name="T2">)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Rendimento aplicado, novo saldo: R$"</text:span></text:span><text:span text:style-name="Source_20_Text"><text:span text:style-name="T2"> + saldo);</text:span></text:span></text:p>
      <text:p text:style-name="P3"><text:span text:style-name="Source_20_Text"><text:span text:style-name="T2"><text:s text:c="4"/></text:span></text:span><text:span text:style-name="Source_20_Text"><text:span text:style-name="T6"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ContaPoupanca poupanca = </text:span></text:span><text:span text:style-name="Source_20_Text"><text:span text:style-name="T1">new</text:span></text:span><text:span text:style-name="Source_20_Text"><text:span text:style-name="T2"> ContaPoupanca(</text:span></text:span><text:span text:style-name="Source_20_Text"><text:span text:style-name="T4">12345</text:span></text:span><text:span text:style-name="Source_20_Text"><text:span text:style-name="T2">, </text:span></text:span><text:span text:style-name="Source_20_Text"><text:span text:style-name="T4">0.5</text:span></text:span><text:span text:style-name="Source_20_Text"><text:span text:style-name="T2">);</text:span></text:span></text:p>
      <text:p text:style-name="P3"><text:span text:style-name="Source_20_Text"><text:span text:style-name="T2"><text:s text:c="8"/>poupanca.depositar(</text:span></text:span><text:span text:style-name="Source_20_Text"><text:span text:style-name="T4">1000</text:span></text:span><text:span text:style-name="Source_20_Text"><text:span text:style-name="T2">);</text:span></text:span></text:p>
      <text:p text:style-name="P3"><text:span text:style-name="Source_20_Text"><text:span text:style-name="T2"><text:s text:c="8"/>poupanca.calcularRendimento();</text:span></text:span></text:p>
      <text:p text:style-name="P3"><text:span text:style-name="Source_20_Text"><text:span text:style-name="T2"><text:s text:c="8"/>poupanca.exibirSaldo(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Horizontal_20_Line"/>
      <text:p text:style-name="Text_20_body">Esses são os primeiros 15 exercícios. A lista pode continuar com mais exemplos envolvendo herança, polimorfismo, interfaces, encapsulamento, entre outros conceitos de orientação a objetos em Java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Aqui está a continuação da lista de exercícios resolvidos em Java, usando classes e objetos. Vamos explorar mais conceitos de orientação a objetos, como herança, polimorfismo, interfaces, encapsulamento e outros.</text:p>
      <text:p text:style-name="Horizontal_20_Line"/>
      <text:h text:style-name="Heading_20_3" text:outline-level="3">16. <text:span text:style-name="Strong_20_Emphasis">Classe </text:span><text:span text:style-name="Source_20_Text">Quadrado</text:span><text:span text:style-name="Strong_20_Emphasis"> (Herança de </text:span><text:span text:style-name="Source_20_Text">Retangulo</text:span><text:span text:style-name="Strong_20_Emphasis">)</text:span></text:h>
      <text:p text:style-name="Text_20_body"><text:span text:style-name="Strong_20_Emphasis">Enunciado</text:span>: Crie uma classe <text:span text:style-name="Source_20_Text">Quadrado</text:span> que herda da classe <text:span text:style-name="Source_20_Text">Retangulo</text:span>, mas com um único parâmetro <text:span text:style-name="Source_20_Text">lado</text:span>. A classe <text:span text:style-name="Source_20_Text">Quadrado</text:span> deve usar os métodos de <text:span text:style-name="Source_20_Text">Retangulo</text:span> para calcular a área e o perímetro.</text:p>
      <text:p text:style-name="P6">java</text:p>
      <text:p text:style-name="P7">Copy</text:p>
      <text:p text:style-name="P3"><text:soft-page-break/><text:span text:style-name="Source_20_Text"><text:span text:style-name="T7">class</text:span></text:span><text:span text:style-name="Source_20_Text"><text:span text:style-name="T6"> </text:span></text:span><text:span text:style-name="Source_20_Text"><text:span text:style-name="T8">Retangulo</text:span></text:span><text:span text:style-name="Source_20_Text"><text:span text:style-name="T6"> {</text:span></text:span></text:p>
      <text:p text:style-name="P3"><text:span text:style-name="Source_20_Text"><text:span text:style-name="T6"><text:s text:c="4"/></text:span></text:span><text:span text:style-name="Source_20_Text"><text:span text:style-name="T7">double</text:span></text:span><text:span text:style-name="Source_20_Text"><text:span text:style-name="T6"> largura;</text:span></text:span></text:p>
      <text:p text:style-name="P3"><text:span text:style-name="Source_20_Text"><text:span text:style-name="T6"><text:s text:c="4"/></text:span></text:span><text:span text:style-name="Source_20_Text"><text:span text:style-name="T1">double</text:span></text:span><text:span text:style-name="Source_20_Text"><text:span text:style-name="T2"> altura;</text:span></text:span></text:p>
      <text:p text:style-name="P3"/>
      <text:p text:style-name="P3"><text:span text:style-name="Source_20_Text"><text:span text:style-name="T2"><text:s text:c="4"/>Retangulo(</text:span></text:span><text:span text:style-name="Source_20_Text"><text:span text:style-name="T1">double</text:span></text:span><text:span text:style-name="Source_20_Text"><text:span text:style-name="T2"> largura, </text:span></text:span><text:span text:style-name="Source_20_Text"><text:span text:style-name="T1">double</text:span></text:span><text:span text:style-name="Source_20_Text"><text:span text:style-name="T2"> altura) {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largura = largura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altura = altura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Area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largura * altura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Perimetro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</text:span></text:span><text:span text:style-name="Source_20_Text"><text:span text:style-name="T4">2</text:span></text:span><text:span text:style-name="Source_20_Text"><text:span text:style-name="T2"> * (largura + altura);</text:span></text:span></text:p>
      <text:p text:style-name="P3"><text:span text:style-name="Source_20_Text"><text:span text:style-name="T2"><text:s text:c="4"/>}</text:span></text:span></text:p>
      <text:p text:style-name="P3"><text:span text:style-name="Source_20_Text"><text:span text:style-name="T2">}</text:span></text:span></text:p>
      <text:p text:style-name="P3"/>
      <text:p text:style-name="P3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Quadrado</text:span></text:span><text:span text:style-name="Source_20_Text"><text:span text:style-name="T2"> </text:span></text:span><text:span text:style-name="Source_20_Text"><text:span text:style-name="T1">extends</text:span></text:span><text:span text:style-name="Source_20_Text"><text:span text:style-name="T2"> </text:span></text:span><text:span text:style-name="Source_20_Text"><text:span text:style-name="T3">Retangulo</text:span></text:span><text:span text:style-name="Source_20_Text"><text:span text:style-name="T2"> {</text:span></text:span></text:p>
      <text:p text:style-name="P3"/>
      <text:p text:style-name="P3"><text:span text:style-name="Source_20_Text"><text:span text:style-name="T2"><text:s text:c="4"/>Quadrado(</text:span></text:span><text:span text:style-name="Source_20_Text"><text:span text:style-name="T1">double</text:span></text:span><text:span text:style-name="Source_20_Text"><text:span text:style-name="T2"> lado) {</text:span></text:span></text:p>
      <text:p text:style-name="P3"><text:span text:style-name="Source_20_Text"><text:span text:style-name="T2"><text:s text:c="8"/></text:span></text:span><text:span text:style-name="Source_20_Text"><text:span text:style-name="T7">super</text:span></text:span><text:span text:style-name="Source_20_Text"><text:span text:style-name="T6">(lado, lado);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Quadrado q = </text:span></text:span><text:span text:style-name="Source_20_Text"><text:span text:style-name="T1">new</text:span></text:span><text:span text:style-name="Source_20_Text"><text:span text:style-name="T2"> Quadrado(</text:span></text:span><text:span text:style-name="Source_20_Text"><text:span text:style-name="T4">5</text:span></text:span><text:span text:style-name="Source_20_Text"><text:span text:style-name="T2">)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Área do quadrado: "</text:span></text:span><text:span text:style-name="Source_20_Text"><text:span text:style-name="T2"> + q.calcularArea())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Perímetro do quadrado: "</text:span></text:span><text:span text:style-name="Source_20_Text"><text:span text:style-name="T2"> + q.calcularPerimetro()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Horizontal_20_Line"/>
      <text:h text:style-name="Heading_20_3" text:outline-level="3">17. <text:span text:style-name="Strong_20_Emphasis">Classe </text:span><text:span text:style-name="Source_20_Text">Funcionario</text:span><text:span text:style-name="Strong_20_Emphasis"> com Herança</text:span></text:h>
      <text:p text:style-name="Text_20_body"><text:span text:style-name="Strong_20_Emphasis">Enunciado</text:span>: Crie uma classe <text:span text:style-name="Source_20_Text">Gerente</text:span> que herda da classe <text:span text:style-name="Source_20_Text">Funcionario</text:span>. A classe <text:span text:style-name="Source_20_Text">Gerente</text:span> deve ter um atributo adicional <text:span text:style-name="Source_20_Text">bonus</text:span>. Adicione um método para calcular o salário total com o bônus.</text:p>
      <text:p text:style-name="P2">java</text:p>
      <text:p text:style-name="Text_20_body">Copy</text:p>
      <text:p text:style-name="P3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Funcionario</text:span></text:span><text:span text:style-name="Source_20_Text"><text:span text:style-name="T2"> {</text:span></text:span></text:p>
      <text:p text:style-name="P3"><text:span text:style-name="Source_20_Text"><text:span text:style-name="T2"><text:s text:c="4"/>String nome;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salario;</text:span></text:span></text:p>
      <text:p text:style-name="P3"/>
      <text:p text:style-name="P3"><text:span text:style-name="Source_20_Text"><text:span text:style-name="T2"><text:s text:c="4"/>Funcionario(String nome, </text:span></text:span><text:span text:style-name="Source_20_Text"><text:span text:style-name="T1">double</text:span></text:span><text:span text:style-name="Source_20_Text"><text:span text:style-name="T2"> salario) {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nome = nome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salario = salario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getSalario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7">return</text:span></text:span><text:span text:style-name="Source_20_Text"><text:span text:style-name="T6"> salario;</text:span></text:span></text:p>
      <text:p text:style-name="P3"><text:span text:style-name="Source_20_Text"><text:span text:style-name="T6"><text:s text:c="4"/>}</text:span></text:span></text:p>
      <text:p text:style-name="P3"><text:span text:style-name="Source_20_Text"><text:span text:style-name="T6">}</text:span></text:span></text:p>
      <text:p text:style-name="P4"/>
      <text:p text:style-name="P3"><text:span text:style-name="Source_20_Text"><text:span text:style-name="T7">class</text:span></text:span><text:span text:style-name="Source_20_Text"><text:span text:style-name="T6"> </text:span></text:span><text:span text:style-name="Source_20_Text"><text:span text:style-name="T8">Gerente</text:span></text:span><text:span text:style-name="Source_20_Text"><text:span text:style-name="T6"> </text:span></text:span><text:span text:style-name="Source_20_Text"><text:span text:style-name="T7">extends</text:span></text:span><text:span text:style-name="Source_20_Text"><text:span text:style-name="T6"> </text:span></text:span><text:span text:style-name="Source_20_Text"><text:span text:style-name="T8">Funcionario</text:span></text:span><text:span text:style-name="Source_20_Text"><text:span text:style-name="T6"> {</text:span></text:span></text:p>
      <text:p text:style-name="P3"><text:span text:style-name="Source_20_Text"><text:span text:style-name="T6"><text:s text:c="4"/></text:span></text:span><text:span text:style-name="Source_20_Text"><text:span text:style-name="T7">double</text:span></text:span><text:span text:style-name="Source_20_Text"><text:span text:style-name="T6"> bonus;</text:span></text:span></text:p>
      <text:p text:style-name="P4"/>
      <text:p text:style-name="P3"><text:span text:style-name="Source_20_Text"><text:span text:style-name="T6"><text:s text:c="4"/>Gerente(String nome, </text:span></text:span><text:span text:style-name="Source_20_Text"><text:span text:style-name="T7">double</text:span></text:span><text:span text:style-name="Source_20_Text"><text:span text:style-name="T6"> salario, </text:span></text:span><text:span text:style-name="Source_20_Text"><text:span text:style-name="T7">double</text:span></text:span><text:span text:style-name="Source_20_Text"><text:span text:style-name="T6"> bonus) {</text:span></text:span></text:p>
      <text:p text:style-name="P3"><text:span text:style-name="Source_20_Text"><text:span text:style-name="T6"><text:s text:c="8"/></text:span></text:span><text:span text:style-name="Source_20_Text"><text:span text:style-name="T7">super</text:span></text:span><text:span text:style-name="Source_20_Text"><text:span text:style-name="T6">(nome, salario);</text:span></text:span></text:p>
      <text:p text:style-name="P3"><text:span text:style-name="Source_20_Text"><text:span text:style-name="T6"><text:s text:c="8"/></text:span></text:span><text:span text:style-name="Source_20_Text"><text:span text:style-name="T7">this</text:span></text:span><text:span text:style-name="Source_20_Text"><text:span text:style-name="T6">.bonus = bonus;</text:span></text:span></text:p>
      <text:p text:style-name="P3"><text:soft-page-break/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double</text:span></text:span><text:span text:style-name="Source_20_Text"><text:span text:style-name="T6"> </text:span></text:span><text:span text:style-name="Source_20_Text"><text:span text:style-name="T8">calcularSalarioTotal</text:span></text:span><text:span text:style-name="Source_20_Text"><text:span text:style-name="T9">(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7">return</text:span></text:span><text:span text:style-name="Source_20_Text"><text:span text:style-name="T6"> salario + bonus;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Gerente g = </text:span></text:span><text:span text:style-name="Source_20_Text"><text:span text:style-name="T1">new</text:span></text:span><text:span text:style-name="Source_20_Text"><text:span text:style-name="T2"> Gerente(</text:span></text:span><text:span text:style-name="Source_20_Text"><text:span text:style-name="T5">"Carlos"</text:span></text:span><text:span text:style-name="Source_20_Text"><text:span text:style-name="T2">, </text:span></text:span><text:span text:style-name="Source_20_Text"><text:span text:style-name="T4">5000</text:span></text:span><text:span text:style-name="Source_20_Text"><text:span text:style-name="T2">, </text:span></text:span><text:span text:style-name="Source_20_Text"><text:span text:style-name="T4">1000</text:span></text:span><text:span text:style-name="Source_20_Text"><text:span text:style-name="T2">)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Salário total: "</text:span></text:span><text:span text:style-name="Source_20_Text"><text:span text:style-name="T2"> + g.calcularSalarioTotal()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Horizontal_20_Line"/>
      <text:h text:style-name="Heading_20_3" text:outline-level="3">18. <text:span text:style-name="Strong_20_Emphasis">Classe </text:span><text:span text:style-name="Source_20_Text">ContaEspecial</text:span></text:h>
      <text:p text:style-name="Text_20_body"><text:span text:style-name="Strong_20_Emphasis">Enunciado</text:span>: Crie uma classe <text:span text:style-name="Source_20_Text">ContaEspecial</text:span> que estende a classe <text:span text:style-name="Source_20_Text">ContaBancaria</text:span>. A classe <text:span text:style-name="Source_20_Text">ContaEspecial</text:span> deve permitir um cheque especial com juros sobre o valor utilizado.</text:p>
      <text:p text:style-name="P2">java</text:p>
      <text:p text:style-name="Text_20_body">Copy</text:p>
      <text:p text:style-name="P3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ContaBancaria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1">int</text:span></text:span><text:span text:style-name="Source_20_Text"><text:span text:style-name="T2"> numeroConta;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saldo;</text:span></text:span></text:p>
      <text:p text:style-name="P3"/>
      <text:p text:style-name="P3"><text:span text:style-name="Source_20_Text"><text:span text:style-name="T2"><text:s text:c="4"/>ContaBancaria(</text:span></text:span><text:span text:style-name="Source_20_Text"><text:span text:style-name="T1">int</text:span></text:span><text:span text:style-name="Source_20_Text"><text:span text:style-name="T2"> numeroConta) {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numeroConta = numeroConta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saldo = </text:span></text:span><text:span text:style-name="Source_20_Text"><text:span text:style-name="T4">0.0</text:span></text:span><text:span text:style-name="Source_20_Text"><text:span text:style-name="T2">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depositar</text:span></text:span><text:span text:style-name="Source_20_Text"><text:span text:style-name="T4">(</text:span></text:span><text:span text:style-name="Source_20_Text"><text:span text:style-name="T1">double</text:span></text:span><text:span text:style-name="Source_20_Text"><text:span text:style-name="T4"> valor)</text:span></text:span><text:span text:style-name="Source_20_Text"><text:span text:style-name="T2"> {</text:span></text:span></text:p>
      <text:p text:style-name="P3"><text:span text:style-name="Source_20_Text"><text:span text:style-name="T2"><text:s text:c="8"/>saldo += valor;</text:span></text:span></text:p>
      <text:p text:style-name="P3"><text:span text:style-name="Source_20_Text"><text:span text:style-name="T2"><text:s text:c="4"/></text:span></text:span><text:span text:style-name="Source_20_Text"><text:span text:style-name="T6"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sacar</text:span></text:span><text:span text:style-name="Source_20_Text"><text:span text:style-name="T9">(</text:span></text:span><text:span text:style-name="Source_20_Text"><text:span text:style-name="T7">double</text:span></text:span><text:span text:style-name="Source_20_Text"><text:span text:style-name="T9"> valor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7">if</text:span></text:span><text:span text:style-name="Source_20_Text"><text:span text:style-name="T6"> (valor &lt;= saldo) {</text:span></text:span></text:p>
      <text:p text:style-name="P3"><text:span text:style-name="Source_20_Text"><text:span text:style-name="T6"><text:s text:c="12"/></text:span></text:span><text:span text:style-name="Source_20_Text"><text:span text:style-name="T2">saldo -= valor;</text:span></text:span></text:p>
      <text:p text:style-name="P3"><text:span text:style-name="Source_20_Text"><text:span text:style-name="T2"><text:s text:c="8"/>} </text:span></text:span><text:span text:style-name="Source_20_Text"><text:span text:style-name="T1">else</text:span></text:span><text:span text:style-name="Source_20_Text"><text:span text:style-name="T2"> {</text:span></text:span></text:p>
      <text:p text:style-name="P3"><text:span text:style-name="Source_20_Text"><text:span text:style-name="T2"><text:s text:c="12"/>System.out.println(</text:span></text:span><text:span text:style-name="Source_20_Text"><text:span text:style-name="T5">"Saldo insuficiente"</text:span></text:span><text:span text:style-name="Source_20_Text"><text:span text:style-name="T2">);</text:span></text:span></text:p>
      <text:p text:style-name="P3"><text:span text:style-name="Source_20_Text"><text:span text:style-name="T2"><text:s text:c="8"/>}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exibirSaldo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Saldo: R$"</text:span></text:span><text:span text:style-name="Source_20_Text"><text:span text:style-name="T2"> + saldo);</text:span></text:span></text:p>
      <text:p text:style-name="P3"><text:span text:style-name="Source_20_Text"><text:span text:style-name="T2"><text:s text:c="4"/>}</text:span></text:span></text:p>
      <text:p text:style-name="P3"><text:span text:style-name="Source_20_Text"><text:span text:style-name="T2">}</text:span></text:span></text:p>
      <text:p text:style-name="P3"/>
      <text:p text:style-name="P3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ContaEspecial</text:span></text:span><text:span text:style-name="Source_20_Text"><text:span text:style-name="T2"> </text:span></text:span><text:span text:style-name="Source_20_Text"><text:span text:style-name="T1">extends</text:span></text:span><text:span text:style-name="Source_20_Text"><text:span text:style-name="T2"> </text:span></text:span><text:span text:style-name="Source_20_Text"><text:span text:style-name="T3">ContaBancaria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limiteEspecial;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juros;</text:span></text:span></text:p>
      <text:p text:style-name="P3"/>
      <text:p text:style-name="P3"><text:span text:style-name="Source_20_Text"><text:span text:style-name="T2"><text:s text:c="4"/>ContaEspecial(</text:span></text:span><text:span text:style-name="Source_20_Text"><text:span text:style-name="T1">int</text:span></text:span><text:span text:style-name="Source_20_Text"><text:span text:style-name="T2"> numeroConta, </text:span></text:span><text:span text:style-name="Source_20_Text"><text:span text:style-name="T1">double</text:span></text:span><text:span text:style-name="Source_20_Text"><text:span text:style-name="T2"> limiteEspecial, </text:span></text:span><text:span text:style-name="Source_20_Text"><text:span text:style-name="T1">double</text:span></text:span><text:span text:style-name="Source_20_Text"><text:span text:style-name="T2"> juros) {</text:span></text:span></text:p>
      <text:p text:style-name="P3"><text:span text:style-name="Source_20_Text"><text:span text:style-name="T2"><text:s text:c="8"/></text:span></text:span><text:span text:style-name="Source_20_Text"><text:span text:style-name="T1">super</text:span></text:span><text:span text:style-name="Source_20_Text"><text:span text:style-name="T2">(numeroConta)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limiteEspecial = limiteEspecial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juros = juros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4">@Override</text:span></text:span></text:p>
      <text:p text:style-name="P3"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sacar</text:span></text:span><text:span text:style-name="Source_20_Text"><text:span text:style-name="T4">(</text:span></text:span><text:span text:style-name="Source_20_Text"><text:span text:style-name="T1">double</text:span></text:span><text:span text:style-name="Source_20_Text"><text:span text:style-name="T4"> valor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if</text:span></text:span><text:span text:style-name="Source_20_Text"><text:span text:style-name="T2"> (valor &lt;= saldo + limiteEspecial) {</text:span></text:span></text:p>
      <text:p text:style-name="P3"><text:span text:style-name="Source_20_Text"><text:span text:style-name="T2"><text:s text:c="12"/>saldo -= valor;</text:span></text:span></text:p>
      <text:p text:style-name="P3"><text:soft-page-break/><text:span text:style-name="Source_20_Text"><text:span text:style-name="T2"><text:s text:c="12"/></text:span></text:span><text:span text:style-name="Source_20_Text"><text:span text:style-name="T1">if</text:span></text:span><text:span text:style-name="Source_20_Text"><text:span text:style-name="T2"> (saldo &lt; </text:span></text:span><text:span text:style-name="Source_20_Text"><text:span text:style-name="T4">0</text:span></text:span><text:span text:style-name="Source_20_Text"><text:span text:style-name="T2">) {</text:span></text:span></text:p>
      <text:p text:style-name="P3"><text:span text:style-name="Source_20_Text"><text:span text:style-name="T2"><text:s text:c="16"/>System.out.println(</text:span></text:span><text:span text:style-name="Source_20_Text"><text:span text:style-name="T5">"Cheque especial utilizado. Juros: "</text:span></text:span><text:span text:style-name="Source_20_Text"><text:span text:style-name="T2"> + juros + </text:span></text:span><text:span text:style-name="Source_20_Text"><text:span text:style-name="T5">"%"</text:span></text:span><text:span text:style-name="Source_20_Text"><text:span text:style-name="T2">);</text:span></text:span></text:p>
      <text:p text:style-name="P3"><text:span text:style-name="Source_20_Text"><text:span text:style-name="T2"><text:s text:c="16"/>saldo -= Math.abs(saldo) * (juros / </text:span></text:span><text:span text:style-name="Source_20_Text"><text:span text:style-name="T4">100</text:span></text:span><text:span text:style-name="Source_20_Text"><text:span text:style-name="T2">);</text:span></text:span></text:p>
      <text:p text:style-name="P3"><text:span text:style-name="Source_20_Text"><text:span text:style-name="T2"><text:s text:c="12"/>}</text:span></text:span></text:p>
      <text:p text:style-name="P3"><text:span text:style-name="Source_20_Text"><text:span text:style-name="T2"><text:s text:c="8"/>} </text:span></text:span><text:span text:style-name="Source_20_Text"><text:span text:style-name="T1">else</text:span></text:span><text:span text:style-name="Source_20_Text"><text:span text:style-name="T2"> {</text:span></text:span></text:p>
      <text:p text:style-name="P3"><text:span text:style-name="Source_20_Text"><text:span text:style-name="T2"><text:s text:c="12"/>System.out.println(</text:span></text:span><text:span text:style-name="Source_20_Text"><text:span text:style-name="T5">"Saldo insuficiente, mesmo com cheque especial"</text:span></text:span><text:span text:style-name="Source_20_Text"><text:span text:style-name="T2">);</text:span></text:span></text:p>
      <text:p text:style-name="P3"><text:span text:style-name="Source_20_Text"><text:span text:style-name="T2"><text:s text:c="8"/></text:span></text:span><text:span text:style-name="Source_20_Text"><text:span text:style-name="T6">}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ContaEspecial ce = </text:span></text:span><text:span text:style-name="Source_20_Text"><text:span text:style-name="T1">new</text:span></text:span><text:span text:style-name="Source_20_Text"><text:span text:style-name="T2"> ContaEspecial(</text:span></text:span><text:span text:style-name="Source_20_Text"><text:span text:style-name="T4">12345</text:span></text:span><text:span text:style-name="Source_20_Text"><text:span text:style-name="T2">, </text:span></text:span><text:span text:style-name="Source_20_Text"><text:span text:style-name="T4">500</text:span></text:span><text:span text:style-name="Source_20_Text"><text:span text:style-name="T2">, </text:span></text:span><text:span text:style-name="Source_20_Text"><text:span text:style-name="T4">10</text:span></text:span><text:span text:style-name="Source_20_Text"><text:span text:style-name="T2">);</text:span></text:span></text:p>
      <text:p text:style-name="P3"><text:span text:style-name="Source_20_Text"><text:span text:style-name="T2"><text:s text:c="8"/>ce.depositar(</text:span></text:span><text:span text:style-name="Source_20_Text"><text:span text:style-name="T4">1000</text:span></text:span><text:span text:style-name="Source_20_Text"><text:span text:style-name="T2">);</text:span></text:span></text:p>
      <text:p text:style-name="P3"><text:span text:style-name="Source_20_Text"><text:span text:style-name="T2"><text:s text:c="8"/>ce.sacar(</text:span></text:span><text:span text:style-name="Source_20_Text"><text:span text:style-name="T4">1200</text:span></text:span><text:span text:style-name="Source_20_Text"><text:span text:style-name="T2">);</text:span></text:span></text:p>
      <text:p text:style-name="P3"><text:span text:style-name="Source_20_Text"><text:span text:style-name="T2"><text:s text:c="8"/>ce.exibirSaldo(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Horizontal_20_Line"/>
      <text:h text:style-name="Heading_20_3" text:outline-level="3">19. <text:span text:style-name="Strong_20_Emphasis">Classe </text:span><text:span text:style-name="Source_20_Text">ContaInvestimento</text:span></text:h>
      <text:p text:style-name="Text_20_body"><text:span text:style-name="Strong_20_Emphasis">Enunciado</text:span>: Crie uma classe <text:span text:style-name="Source_20_Text">ContaInvestimento</text:span> que herda de <text:span text:style-name="Source_20_Text">ContaBancaria</text:span> e adiciona um método para aplicar rendimento com base em uma taxa de juros variável.</text:p>
      <text:p text:style-name="P2">java</text:p>
      <text:p text:style-name="Text_20_body">Copy</text:p>
      <text:p text:style-name="P3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ContaBancaria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1">int</text:span></text:span><text:span text:style-name="Source_20_Text"><text:span text:style-name="T2"> numeroConta;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saldo;</text:span></text:span></text:p>
      <text:p text:style-name="P3"/>
      <text:p text:style-name="P3"><text:span text:style-name="Source_20_Text"><text:span text:style-name="T2"><text:s text:c="4"/>ContaBancaria(</text:span></text:span><text:span text:style-name="Source_20_Text"><text:span text:style-name="T1">int</text:span></text:span><text:span text:style-name="Source_20_Text"><text:span text:style-name="T2"> numeroConta) {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numeroConta = numeroConta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saldo = </text:span></text:span><text:span text:style-name="Source_20_Text"><text:span text:style-name="T4">0.0</text:span></text:span><text:span text:style-name="Source_20_Text"><text:span text:style-name="T2">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depositar</text:span></text:span><text:span text:style-name="Source_20_Text"><text:span text:style-name="T4">(</text:span></text:span><text:span text:style-name="Source_20_Text"><text:span text:style-name="T1">double</text:span></text:span><text:span text:style-name="Source_20_Text"><text:span text:style-name="T4"> valor)</text:span></text:span><text:span text:style-name="Source_20_Text"><text:span text:style-name="T2"> {</text:span></text:span></text:p>
      <text:p text:style-name="P3"><text:span text:style-name="Source_20_Text"><text:span text:style-name="T2"><text:s text:c="8"/>saldo += valor;</text:span></text:span></text:p>
      <text:p text:style-name="P3"><text:span text:style-name="Source_20_Text"><text:span text:style-name="T2"><text:s text:c="4"/></text:span></text:span><text:span text:style-name="Source_20_Text"><text:span text:style-name="T6"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sacar</text:span></text:span><text:span text:style-name="Source_20_Text"><text:span text:style-name="T9">(</text:span></text:span><text:span text:style-name="Source_20_Text"><text:span text:style-name="T7">double</text:span></text:span><text:span text:style-name="Source_20_Text"><text:span text:style-name="T9"> valor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7">if</text:span></text:span><text:span text:style-name="Source_20_Text"><text:span text:style-name="T6"> (valor &lt;= saldo) {</text:span></text:span></text:p>
      <text:p text:style-name="P3"><text:span text:style-name="Source_20_Text"><text:span text:style-name="T6"><text:s text:c="12"/></text:span></text:span><text:span text:style-name="Source_20_Text"><text:span text:style-name="T2">saldo -= valor;</text:span></text:span></text:p>
      <text:p text:style-name="P3"><text:span text:style-name="Source_20_Text"><text:span text:style-name="T2"><text:s text:c="8"/>} </text:span></text:span><text:span text:style-name="Source_20_Text"><text:span text:style-name="T1">else</text:span></text:span><text:span text:style-name="Source_20_Text"><text:span text:style-name="T2"> {</text:span></text:span></text:p>
      <text:p text:style-name="P3"><text:span text:style-name="Source_20_Text"><text:span text:style-name="T2"><text:s text:c="12"/>System.out.println(</text:span></text:span><text:span text:style-name="Source_20_Text"><text:span text:style-name="T5">"Saldo insuficiente"</text:span></text:span><text:span text:style-name="Source_20_Text"><text:span text:style-name="T2">);</text:span></text:span></text:p>
      <text:p text:style-name="P3"><text:span text:style-name="Source_20_Text"><text:span text:style-name="T2"><text:s text:c="8"/>}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exibirSaldo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Saldo: R$"</text:span></text:span><text:span text:style-name="Source_20_Text"><text:span text:style-name="T2"> + saldo);</text:span></text:span></text:p>
      <text:p text:style-name="P3"><text:span text:style-name="Source_20_Text"><text:span text:style-name="T2"><text:s text:c="4"/>}</text:span></text:span></text:p>
      <text:p text:style-name="P3"><text:span text:style-name="Source_20_Text"><text:span text:style-name="T2">}</text:span></text:span></text:p>
      <text:p text:style-name="P3"/>
      <text:p text:style-name="P3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ContaInvestimento</text:span></text:span><text:span text:style-name="Source_20_Text"><text:span text:style-name="T2"> </text:span></text:span><text:span text:style-name="Source_20_Text"><text:span text:style-name="T1">extends</text:span></text:span><text:span text:style-name="Source_20_Text"><text:span text:style-name="T2"> </text:span></text:span><text:span text:style-name="Source_20_Text"><text:span text:style-name="T3">ContaBancaria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taxaJuros;</text:span></text:span></text:p>
      <text:p text:style-name="P3"/>
      <text:p text:style-name="P3"><text:span text:style-name="Source_20_Text"><text:span text:style-name="T2"><text:s text:c="4"/>ContaInvestimento(</text:span></text:span><text:span text:style-name="Source_20_Text"><text:span text:style-name="T1">int</text:span></text:span><text:span text:style-name="Source_20_Text"><text:span text:style-name="T2"> numeroConta, </text:span></text:span><text:span text:style-name="Source_20_Text"><text:span text:style-name="T1">double</text:span></text:span><text:span text:style-name="Source_20_Text"><text:span text:style-name="T2"> taxaJuros) {</text:span></text:span></text:p>
      <text:p text:style-name="P3"><text:span text:style-name="Source_20_Text"><text:span text:style-name="T2"><text:s text:c="8"/></text:span></text:span><text:span text:style-name="Source_20_Text"><text:span text:style-name="T1">super</text:span></text:span><text:span text:style-name="Source_20_Text"><text:span text:style-name="T2">(numeroConta)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taxaJuros = taxaJuros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aplicarRendimento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oft-page-break/><text:span text:style-name="Source_20_Text"><text:span text:style-name="T2"><text:s text:c="8"/>saldo += saldo * (taxaJuros / </text:span></text:span><text:span text:style-name="Source_20_Text"><text:span text:style-name="T4">100</text:span></text:span><text:span text:style-name="Source_20_Text"><text:span text:style-name="T2">)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Rendimento aplicado. </text:span></text:span><text:span text:style-name="Source_20_Text"><text:span text:style-name="T10">Novo saldo: R$"</text:span></text:span><text:span text:style-name="Source_20_Text"><text:span text:style-name="T6"> + saldo);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ContaInvestimento ci = </text:span></text:span><text:span text:style-name="Source_20_Text"><text:span text:style-name="T1">new</text:span></text:span><text:span text:style-name="Source_20_Text"><text:span text:style-name="T2"> ContaInvestimento(</text:span></text:span><text:span text:style-name="Source_20_Text"><text:span text:style-name="T4">12345</text:span></text:span><text:span text:style-name="Source_20_Text"><text:span text:style-name="T2">, </text:span></text:span><text:span text:style-name="Source_20_Text"><text:span text:style-name="T4">5</text:span></text:span><text:span text:style-name="Source_20_Text"><text:span text:style-name="T2">);</text:span></text:span></text:p>
      <text:p text:style-name="P3"><text:span text:style-name="Source_20_Text"><text:span text:style-name="T2"><text:s text:c="8"/>ci.depositar(</text:span></text:span><text:span text:style-name="Source_20_Text"><text:span text:style-name="T4">1000</text:span></text:span><text:span text:style-name="Source_20_Text"><text:span text:style-name="T2">);</text:span></text:span></text:p>
      <text:p text:style-name="P3"><text:span text:style-name="Source_20_Text"><text:span text:style-name="T2"><text:s text:c="8"/>ci.aplicarRendimento();</text:span></text:span></text:p>
      <text:p text:style-name="P3"><text:span text:style-name="Source_20_Text"><text:span text:style-name="T2"><text:s text:c="8"/>ci.exibirSaldo(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Horizontal_20_Line"/>
      <text:h text:style-name="Heading_20_3" text:outline-level="3">20. <text:span text:style-name="Strong_20_Emphasis">Classe </text:span><text:span text:style-name="Source_20_Text">Triangulo</text:span><text:span text:style-name="Strong_20_Emphasis"> com Interface</text:span></text:h>
      <text:p text:style-name="Text_20_body"><text:span text:style-name="Strong_20_Emphasis">Enunciado</text:span>: Crie uma interface <text:span text:style-name="Source_20_Text">FormaGeometrica</text:span> que tenha os métodos <text:span text:style-name="Source_20_Text">calcularArea</text:span> e <text:span text:style-name="Source_20_Text">calcularPerimetro</text:span>. Crie uma classe <text:span text:style-name="Source_20_Text">Triangulo</text:span> que implementa essa interface.</text:p>
      <text:p text:style-name="P2">java</text:p>
      <text:p text:style-name="Text_20_body">Copy</text:p>
      <text:p text:style-name="P3"><text:span text:style-name="Source_20_Text"><text:span text:style-name="T1">interface</text:span></text:span><text:span text:style-name="Source_20_Text"><text:span text:style-name="T2"> </text:span></text:span><text:span text:style-name="Source_20_Text"><text:span text:style-name="T3">FormaGeometrica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Area</text:span></text:span><text:span text:style-name="Source_20_Text"><text:span text:style-name="T4">()</text:span></text:span><text:span text:style-name="Source_20_Text"><text:span text:style-name="T2">;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Perimetro</text:span></text:span><text:span text:style-name="Source_20_Text"><text:span text:style-name="T4">()</text:span></text:span><text:span text:style-name="Source_20_Text"><text:span text:style-name="T2">;</text:span></text:span></text:p>
      <text:p text:style-name="P3"><text:span text:style-name="Source_20_Text"><text:span text:style-name="T2">}</text:span></text:span></text:p>
      <text:p text:style-name="P3"/>
      <text:p text:style-name="P3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Triangulo</text:span></text:span><text:span text:style-name="Source_20_Text"><text:span text:style-name="T2"> </text:span></text:span><text:span text:style-name="Source_20_Text"><text:span text:style-name="T1">implements</text:span></text:span><text:span text:style-name="Source_20_Text"><text:span text:style-name="T2"> </text:span></text:span><text:span text:style-name="Source_20_Text"><text:span text:style-name="T3">FormaGeometrica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base;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altura;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lado1, lado2, lado3;</text:span></text:span></text:p>
      <text:p text:style-name="P3"/>
      <text:p text:style-name="P3"><text:span text:style-name="Source_20_Text"><text:span text:style-name="T2"><text:s text:c="4"/>Triangulo(</text:span></text:span><text:span text:style-name="Source_20_Text"><text:span text:style-name="T1">double</text:span></text:span><text:span text:style-name="Source_20_Text"><text:span text:style-name="T2"> base, </text:span></text:span><text:span text:style-name="Source_20_Text"><text:span text:style-name="T1">double</text:span></text:span><text:span text:style-name="Source_20_Text"><text:span text:style-name="T2"> altura, </text:span></text:span><text:span text:style-name="Source_20_Text"><text:span text:style-name="T1">double</text:span></text:span><text:span text:style-name="Source_20_Text"><text:span text:style-name="T2"> lado1, </text:span></text:span><text:span text:style-name="Source_20_Text"><text:span text:style-name="T1">double</text:span></text:span><text:span text:style-name="Source_20_Text"><text:span text:style-name="T2"> lado2, </text:span></text:span><text:span text:style-name="Source_20_Text"><text:span text:style-name="T1">double</text:span></text:span><text:span text:style-name="Source_20_Text"><text:span text:style-name="T2"> lado3) {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base = base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altura = altura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lado1 = lado1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lado2 = lado2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lado3 = lado3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4">@Override</text:span></text:span></text:p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Area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(base * altura) / </text:span></text:span><text:span text:style-name="Source_20_Text"><text:span text:style-name="T4">2</text:span></text:span><text:span text:style-name="Source_20_Text"><text:span text:style-name="T2">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4">@Override</text:span></text:span></text:p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Perimetro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lado1 + lado2 + lado3;</text:span></text:span></text:p>
      <text:p text:style-name="P3"><text:span text:style-name="Source_20_Text"><text:span text:style-name="T2"><text:s text:c="4"/></text:span></text:span><text:span text:style-name="Source_20_Text"><text:span text:style-name="T6"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Triangulo t = </text:span></text:span><text:span text:style-name="Source_20_Text"><text:span text:style-name="T1">new</text:span></text:span><text:span text:style-name="Source_20_Text"><text:span text:style-name="T2"> Triangulo(</text:span></text:span><text:span text:style-name="Source_20_Text"><text:span text:style-name="T4">5</text:span></text:span><text:span text:style-name="Source_20_Text"><text:span text:style-name="T2">, </text:span></text:span><text:span text:style-name="Source_20_Text"><text:span text:style-name="T4">3</text:span></text:span><text:span text:style-name="Source_20_Text"><text:span text:style-name="T2">, </text:span></text:span><text:span text:style-name="Source_20_Text"><text:span text:style-name="T4">4</text:span></text:span><text:span text:style-name="Source_20_Text"><text:span text:style-name="T2">, </text:span></text:span><text:span text:style-name="Source_20_Text"><text:span text:style-name="T4">4</text:span></text:span><text:span text:style-name="Source_20_Text"><text:span text:style-name="T2">, </text:span></text:span><text:span text:style-name="Source_20_Text"><text:span text:style-name="T4">5</text:span></text:span><text:span text:style-name="Source_20_Text"><text:span text:style-name="T2">)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Área do triângulo: "</text:span></text:span><text:span text:style-name="Source_20_Text"><text:span text:style-name="T2"> + t.calcularArea())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Perímetro do triângulo: "</text:span></text:span><text:span text:style-name="Source_20_Text"><text:span text:style-name="T2"> + t.calcularPerimetro()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Horizontal_20_Line"/>
      <text:h text:style-name="Heading_20_3" text:outline-level="3"><text:soft-page-break/>21. <text:span text:style-name="Strong_20_Emphasis">Classe </text:span><text:span text:style-name="Source_20_Text">Funcionario</text:span><text:span text:style-name="Strong_20_Emphasis"> com Polimorfismo</text:span></text:h>
      <text:p text:style-name="Text_20_body"><text:span text:style-name="Strong_20_Emphasis">Enunciado</text:span>: Crie uma classe <text:span text:style-name="Source_20_Text">Funcionario</text:span> com um método <text:span text:style-name="Source_20_Text">calcularSalario</text:span>. Crie subclasses como <text:span text:style-name="Source_20_Text">FuncionarioHorista</text:span> e <text:span text:style-name="Source_20_Text">FuncionarioMensalista</text:span>, cada uma implementando seu próprio método de cálculo de salário.</text:p>
      <text:p text:style-name="P2">java</text:p>
      <text:p text:style-name="Text_20_body">Copy</text:p>
      <text:p text:style-name="P3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Funcionario</text:span></text:span><text:span text:style-name="Source_20_Text"><text:span text:style-name="T2"> {</text:span></text:span></text:p>
      <text:p text:style-name="P3"><text:span text:style-name="Source_20_Text"><text:span text:style-name="T2"><text:s text:c="4"/>String nome;</text:span></text:span></text:p>
      <text:p text:style-name="P3"/>
      <text:p text:style-name="P3"><text:span text:style-name="Source_20_Text"><text:span text:style-name="T2"><text:s text:c="4"/>Funcionario(String nome) {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nome = nome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Salario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</text:span></text:span><text:span text:style-name="Source_20_Text"><text:span text:style-name="T4">0</text:span></text:span><text:span text:style-name="Source_20_Text"><text:span text:style-name="T2">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exibirSalario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Salário: R$"</text:span></text:span><text:span text:style-name="Source_20_Text"><text:span text:style-name="T2"> + calcularSalario());</text:span></text:span></text:p>
      <text:p text:style-name="P3"><text:span text:style-name="Source_20_Text"><text:span text:style-name="T2"><text:s text:c="4"/>}</text:span></text:span></text:p>
      <text:p text:style-name="P3"><text:span text:style-name="Source_20_Text"><text:span text:style-name="T2">}</text:span></text:span></text:p>
      <text:p text:style-name="P3"/>
      <text:p text:style-name="P3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FuncionarioHorista</text:span></text:span><text:span text:style-name="Source_20_Text"><text:span text:style-name="T2"> </text:span></text:span><text:span text:style-name="Source_20_Text"><text:span text:style-name="T1">extends</text:span></text:span><text:span text:style-name="Source_20_Text"><text:span text:style-name="T2"> </text:span></text:span><text:span text:style-name="Source_20_Text"><text:span text:style-name="T3">Funcionario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horasTrabalhadas;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valorHora;</text:span></text:span></text:p>
      <text:p text:style-name="P3"/>
      <text:p text:style-name="P3"><text:span text:style-name="Source_20_Text"><text:span text:style-name="T2"><text:s text:c="4"/>FuncionarioHorista(String nome, </text:span></text:span><text:span text:style-name="Source_20_Text"><text:span text:style-name="T1">double</text:span></text:span><text:span text:style-name="Source_20_Text"><text:span text:style-name="T2"> horasTrabalhadas, </text:span></text:span><text:span text:style-name="Source_20_Text"><text:span text:style-name="T1">double</text:span></text:span><text:span text:style-name="Source_20_Text"><text:span text:style-name="T2"> valorHora) {</text:span></text:span></text:p>
      <text:p text:style-name="P3"><text:span text:style-name="Source_20_Text"><text:span text:style-name="T2"><text:s text:c="8"/></text:span></text:span><text:span text:style-name="Source_20_Text"><text:span text:style-name="T1">super</text:span></text:span><text:span text:style-name="Source_20_Text"><text:span text:style-name="T2">(nome)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horasTrabalhadas = horasTrabalhadas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valorHora = valorHora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4">@Override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Salario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horasTrabalhadas * valorHora;</text:span></text:span></text:p>
      <text:p text:style-name="P3"><text:span text:style-name="Source_20_Text"><text:span text:style-name="T2"><text:s text:c="4"/>}</text:span></text:span></text:p>
      <text:p text:style-name="P3"><text:span text:style-name="Source_20_Text"><text:span text:style-name="T2">}</text:span></text:span></text:p>
      <text:p text:style-name="P3"/>
      <text:p text:style-name="P3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FuncionarioMensalista</text:span></text:span><text:span text:style-name="Source_20_Text"><text:span text:style-name="T2"> </text:span></text:span><text:span text:style-name="Source_20_Text"><text:span text:style-name="T1">extends</text:span></text:span><text:span text:style-name="Source_20_Text"><text:span text:style-name="T2"> </text:span></text:span><text:span text:style-name="Source_20_Text"><text:span text:style-name="T3">Funcionario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salarioMensal;</text:span></text:span></text:p>
      <text:p text:style-name="P3"/>
      <text:p text:style-name="P3"><text:span text:style-name="Source_20_Text"><text:span text:style-name="T2"><text:s text:c="4"/>FuncionarioMensalista(String nome, </text:span></text:span><text:span text:style-name="Source_20_Text"><text:span text:style-name="T1">double</text:span></text:span><text:span text:style-name="Source_20_Text"><text:span text:style-name="T2"> salarioMensal) {</text:span></text:span></text:p>
      <text:p text:style-name="P3"><text:span text:style-name="Source_20_Text"><text:span text:style-name="T2"><text:s text:c="8"/></text:span></text:span><text:span text:style-name="Source_20_Text"><text:span text:style-name="T1">super</text:span></text:span><text:span text:style-name="Source_20_Text"><text:span text:style-name="T2">(nome);</text:span></text:span></text:p>
      <text:p text:style-name="P3"><text:span text:style-name="Source_20_Text"><text:span text:style-name="T2"><text:s text:c="8"/></text:span></text:span><text:span text:style-name="Source_20_Text"><text:span text:style-name="T7">this</text:span></text:span><text:span text:style-name="Source_20_Text"><text:span text:style-name="T6">.salarioMensal = salarioMensal;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9">@Override</text:span></text:span></text:p>
      <text:p text:style-name="P3"><text:span text:style-name="Source_20_Text"><text:span text:style-name="T6"><text:s text:c="4"/></text:span></text:span><text:span text:style-name="Source_20_Text"><text:span text:style-name="T7">double</text:span></text:span><text:span text:style-name="Source_20_Text"><text:span text:style-name="T6"> </text:span></text:span><text:span text:style-name="Source_20_Text"><text:span text:style-name="T8">calcularSalario</text:span></text:span><text:span text:style-name="Source_20_Text"><text:span text:style-name="T9">(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7">return</text:span></text:span><text:span text:style-name="Source_20_Text"><text:span text:style-name="T6"> salarioMensal;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Funcionario f1 = </text:span></text:span><text:span text:style-name="Source_20_Text"><text:span text:style-name="T1">new</text:span></text:span><text:span text:style-name="Source_20_Text"><text:span text:style-name="T2"> FuncionarioHorista(</text:span></text:span><text:span text:style-name="Source_20_Text"><text:span text:style-name="T5">"Carlos"</text:span></text:span><text:span text:style-name="Source_20_Text"><text:span text:style-name="T2">, </text:span></text:span><text:span text:style-name="Source_20_Text"><text:span text:style-name="T4">160</text:span></text:span><text:span text:style-name="Source_20_Text"><text:span text:style-name="T2">, </text:span></text:span><text:span text:style-name="Source_20_Text"><text:span text:style-name="T4">50</text:span></text:span><text:span text:style-name="Source_20_Text"><text:span text:style-name="T2">);</text:span></text:span></text:p>
      <text:p text:style-name="P3"><text:span text:style-name="Source_20_Text"><text:span text:style-name="T2"><text:s text:c="8"/>Funcionario f2 = </text:span></text:span><text:span text:style-name="Source_20_Text"><text:span text:style-name="T1">new</text:span></text:span><text:span text:style-name="Source_20_Text"><text:span text:style-name="T2"> FuncionarioMensalista(</text:span></text:span><text:span text:style-name="Source_20_Text"><text:span text:style-name="T5">"Ana"</text:span></text:span><text:span text:style-name="Source_20_Text"><text:span text:style-name="T2">, </text:span></text:span><text:span text:style-name="Source_20_Text"><text:span text:style-name="T4">3000</text:span></text:span><text:span text:style-name="Source_20_Text"><text:span text:style-name="T2">);</text:span></text:span></text:p>
      <text:p text:style-name="P3"/>
      <text:p text:style-name="P3"><text:span text:style-name="Source_20_Text"><text:span text:style-name="T2"><text:s text:c="8"/>f1.exibirSalario();</text:span></text:span></text:p>
      <text:p text:style-name="P3"><text:span text:style-name="Source_20_Text"><text:span text:style-name="T2"><text:s text:c="8"/>f2.exibirSalario(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Horizontal_20_Line"><text:soft-page-break/></text:p>
      <text:h text:style-name="Heading_20_3" text:outline-level="3">22. <text:span text:style-name="Strong_20_Emphasis">Classe </text:span><text:span text:style-name="Source_20_Text">Biblioteca</text:span></text:h>
      <text:p text:style-name="Text_20_body"><text:span text:style-name="Strong_20_Emphasis">Enunciado</text:span>: Crie uma classe <text:span text:style-name="Source_20_Text">Livro</text:span> e uma classe <text:span text:style-name="Source_20_Text">Biblioteca</text:span>. A classe <text:span text:style-name="Source_20_Text">Biblioteca</text:span> deve permitir a adição de livros e a exibição de todos os livros cadastrados.</text:p>
      <text:p text:style-name="P6">java</text:p>
      <text:p text:style-name="P7">Copy</text:p>
      <text:p text:style-name="P3"><text:span text:style-name="Source_20_Text"><text:span text:style-name="T7">import</text:span></text:span><text:span text:style-name="Source_20_Text"><text:span text:style-name="T6"> java.util.ArrayList;</text:span></text:span></text:p>
      <text:p text:style-name="P4"/>
      <text:p text:style-name="P3"><text:span text:style-name="Source_20_Text"><text:span text:style-name="T7">class</text:span></text:span><text:span text:style-name="Source_20_Text"><text:span text:style-name="T6"> </text:span></text:span><text:span text:style-name="Source_20_Text"><text:span text:style-name="T8">Livro</text:span></text:span><text:span text:style-name="Source_20_Text"><text:span text:style-name="T6"> {</text:span></text:span></text:p>
      <text:p text:style-name="P3"><text:span text:style-name="Source_20_Text"><text:span text:style-name="T6"><text:s text:c="4"/></text:span></text:span><text:span text:style-name="Source_20_Text"><text:span text:style-name="T2">String titulo;</text:span></text:span></text:p>
      <text:p text:style-name="P3"><text:span text:style-name="Source_20_Text"><text:span text:style-name="T2"><text:s text:c="4"/>String autor;</text:span></text:span></text:p>
      <text:p text:style-name="P3"/>
      <text:p text:style-name="P3"><text:span text:style-name="Source_20_Text"><text:span text:style-name="T2"><text:s text:c="4"/>Livro(String titulo, String autor) {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titulo = titulo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autor = autor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exibirDetalhes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Título: "</text:span></text:span><text:span text:style-name="Source_20_Text"><text:span text:style-name="T2"> + titulo + </text:span></text:span><text:span text:style-name="Source_20_Text"><text:span text:style-name="T5">", Autor: "</text:span></text:span><text:span text:style-name="Source_20_Text"><text:span text:style-name="T2"> + autor);</text:span></text:span></text:p>
      <text:p text:style-name="P3"><text:span text:style-name="Source_20_Text"><text:span text:style-name="T2"><text:s text:c="4"/>}</text:span></text:span></text:p>
      <text:p text:style-name="P3"><text:span text:style-name="Source_20_Text"><text:span text:style-name="T2">}</text:span></text:span></text:p>
      <text:p text:style-name="P3"/>
      <text:p text:style-name="P3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Biblioteca</text:span></text:span><text:span text:style-name="Source_20_Text"><text:span text:style-name="T2"> {</text:span></text:span></text:p>
      <text:p text:style-name="P3"><text:span text:style-name="Source_20_Text"><text:span text:style-name="T2"><text:s text:c="4"/>ArrayList&lt;Livro&gt; livros = </text:span></text:span><text:span text:style-name="Source_20_Text"><text:span text:style-name="T1">new</text:span></text:span><text:span text:style-name="Source_20_Text"><text:span text:style-name="T2"> ArrayList&lt;&gt;()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adicionarLivro</text:span></text:span><text:span text:style-name="Source_20_Text"><text:span text:style-name="T4">(Livro livro)</text:span></text:span><text:span text:style-name="Source_20_Text"><text:span text:style-name="T2"> {</text:span></text:span></text:p>
      <text:p text:style-name="P3"><text:span text:style-name="Source_20_Text"><text:span text:style-name="T2"><text:s text:c="8"/>livros.add(livro)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exibirLivros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Livros na Biblioteca:"</text:span></text:span><text:span text:style-name="Source_20_Text"><text:span text:style-name="T2">);</text:span></text:span></text:p>
      <text:p text:style-name="P3"><text:span text:style-name="Source_20_Text"><text:span text:style-name="T2"><text:s text:c="8"/></text:span></text:span><text:span text:style-name="Source_20_Text"><text:span text:style-name="T1">for</text:span></text:span><text:span text:style-name="Source_20_Text"><text:span text:style-name="T2"> (Livro livro : livros) {</text:span></text:span></text:p>
      <text:p text:style-name="P3"><text:span text:style-name="Source_20_Text"><text:span text:style-name="T2"><text:s text:c="12"/>livro.exibirDetalhes();</text:span></text:span></text:p>
      <text:p text:style-name="P3"><text:span text:style-name="Source_20_Text"><text:span text:style-name="T2"><text:s text:c="8"/></text:span></text:span><text:span text:style-name="Source_20_Text"><text:span text:style-name="T6">}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Biblioteca biblioteca = </text:span></text:span><text:span text:style-name="Source_20_Text"><text:span text:style-name="T1">new</text:span></text:span><text:span text:style-name="Source_20_Text"><text:span text:style-name="T2"> Biblioteca();</text:span></text:span></text:p>
      <text:p text:style-name="P3"><text:span text:style-name="Source_20_Text"><text:span text:style-name="T2"><text:s text:c="8"/>Livro livro1 = </text:span></text:span><text:span text:style-name="Source_20_Text"><text:span text:style-name="T1">new</text:span></text:span><text:span text:style-name="Source_20_Text"><text:span text:style-name="T2"> Livro(</text:span></text:span><text:span text:style-name="Source_20_Text"><text:span text:style-name="T5">"O Alquimista"</text:span></text:span><text:span text:style-name="Source_20_Text"><text:span text:style-name="T2">, </text:span></text:span><text:span text:style-name="Source_20_Text"><text:span text:style-name="T5">"Paulo Coelho"</text:span></text:span><text:span text:style-name="Source_20_Text"><text:span text:style-name="T2">);</text:span></text:span></text:p>
      <text:p text:style-name="P3"><text:span text:style-name="Source_20_Text"><text:span text:style-name="T2"><text:s text:c="8"/>Livro livro2 = </text:span></text:span><text:span text:style-name="Source_20_Text"><text:span text:style-name="T1">new</text:span></text:span><text:span text:style-name="Source_20_Text"><text:span text:style-name="T2"> Livro(</text:span></text:span><text:span text:style-name="Source_20_Text"><text:span text:style-name="T5">"Dom Quixote"</text:span></text:span><text:span text:style-name="Source_20_Text"><text:span text:style-name="T2">, </text:span></text:span><text:span text:style-name="Source_20_Text"><text:span text:style-name="T5">"Miguel de Cervantes"</text:span></text:span><text:span text:style-name="Source_20_Text"><text:span text:style-name="T2">);</text:span></text:span></text:p>
      <text:p text:style-name="P3"/>
      <text:p text:style-name="P3"><text:span text:style-name="Source_20_Text"><text:span text:style-name="T2"><text:s text:c="8"/>biblioteca.adicionarLivro(livro1);</text:span></text:span></text:p>
      <text:p text:style-name="P3"><text:span text:style-name="Source_20_Text"><text:span text:style-name="T2"><text:s text:c="8"/>biblioteca.adicionarLivro(livro2);</text:span></text:span></text:p>
      <text:p text:style-name="P3"/>
      <text:p text:style-name="P3"><text:span text:style-name="Source_20_Text"><text:span text:style-name="T2"><text:s text:c="8"/>biblioteca.exibirLivros(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Horizontal_20_Line"/>
      <text:h text:style-name="Heading_20_3" text:outline-level="3">23. <text:span text:style-name="Strong_20_Emphasis">Classe </text:span><text:span text:style-name="Source_20_Text">ContaBancaria</text:span><text:span text:style-name="Strong_20_Emphasis"> com Polimorfismo</text:span></text:h>
      <text:p text:style-name="Text_20_body"><text:span text:style-name="Strong_20_Emphasis">Enunciado</text:span>: Crie uma classe <text:span text:style-name="Source_20_Text">ContaBancaria</text:span> e subclasses <text:span text:style-name="Source_20_Text">ContaCorrente</text:span> e <text:span text:style-name="Source_20_Text">ContaPoupanca</text:span>. Implemente polimorfismo para calcular as taxas de serviço.</text:p>
      <text:p text:style-name="P2">java</text:p>
      <text:p text:style-name="Text_20_body">Copy</text:p>
      <text:p text:style-name="P3"><text:soft-page-break/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ContaBancaria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1">int</text:span></text:span><text:span text:style-name="Source_20_Text"><text:span text:style-name="T2"> numeroConta;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saldo;</text:span></text:span></text:p>
      <text:p text:style-name="P3"/>
      <text:p text:style-name="P3"><text:span text:style-name="Source_20_Text"><text:span text:style-name="T2"><text:s text:c="4"/>ContaBancaria(</text:span></text:span><text:span text:style-name="Source_20_Text"><text:span text:style-name="T1">int</text:span></text:span><text:span text:style-name="Source_20_Text"><text:span text:style-name="T2"> numeroConta) {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numeroConta = numeroConta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saldo = </text:span></text:span><text:span text:style-name="Source_20_Text"><text:span text:style-name="T4">0.0</text:span></text:span><text:span text:style-name="Source_20_Text"><text:span text:style-name="T2">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depositar</text:span></text:span><text:span text:style-name="Source_20_Text"><text:span text:style-name="T4">(</text:span></text:span><text:span text:style-name="Source_20_Text"><text:span text:style-name="T1">double</text:span></text:span><text:span text:style-name="Source_20_Text"><text:span text:style-name="T4"> valor)</text:span></text:span><text:span text:style-name="Source_20_Text"><text:span text:style-name="T2"> {</text:span></text:span></text:p>
      <text:p text:style-name="P3"><text:span text:style-name="Source_20_Text"><text:span text:style-name="T2"><text:s text:c="8"/>saldo += valor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sacar</text:span></text:span><text:span text:style-name="Source_20_Text"><text:span text:style-name="T4">(</text:span></text:span><text:span text:style-name="Source_20_Text"><text:span text:style-name="T1">double</text:span></text:span><text:span text:style-name="Source_20_Text"><text:span text:style-name="T4"> valor)</text:span></text:span><text:span text:style-name="Source_20_Text"><text:span text:style-name="T2"> {</text:span></text:span></text:p>
      <text:p text:style-name="P3"><text:span text:style-name="Source_20_Text"><text:span text:style-name="T2"><text:s text:c="8"/>saldo -= valor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TaxaServico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</text:span></text:span><text:span text:style-name="Source_20_Text"><text:span text:style-name="T4">0</text:span></text:span><text:span text:style-name="Source_20_Text"><text:span text:style-name="T2">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exibirSaldo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Saldo: R$"</text:span></text:span><text:span text:style-name="Source_20_Text"><text:span text:style-name="T2"> + saldo);</text:span></text:span></text:p>
      <text:p text:style-name="P3"><text:span text:style-name="Source_20_Text"><text:span text:style-name="T2"><text:s text:c="4"/>}</text:span></text:span></text:p>
      <text:p text:style-name="P3"><text:span text:style-name="Source_20_Text"><text:span text:style-name="T2">}</text:span></text:span></text:p>
      <text:p text:style-name="P3"/>
      <text:p text:style-name="P3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ContaCorrente</text:span></text:span><text:span text:style-name="Source_20_Text"><text:span text:style-name="T2"> </text:span></text:span><text:span text:style-name="Source_20_Text"><text:span text:style-name="T1">extends</text:span></text:span><text:span text:style-name="Source_20_Text"><text:span text:style-name="T2"> </text:span></text:span><text:span text:style-name="Source_20_Text"><text:span text:style-name="T3">ContaBancaria</text:span></text:span><text:span text:style-name="Source_20_Text"><text:span text:style-name="T2"> {</text:span></text:span></text:p>
      <text:p text:style-name="P3"><text:span text:style-name="Source_20_Text"><text:span text:style-name="T2"><text:s text:c="4"/>ContaCorrente(</text:span></text:span><text:span text:style-name="Source_20_Text"><text:span text:style-name="T1">int</text:span></text:span><text:span text:style-name="Source_20_Text"><text:span text:style-name="T2"> numeroConta) {</text:span></text:span></text:p>
      <text:p text:style-name="P3"><text:span text:style-name="Source_20_Text"><text:span text:style-name="T2"><text:s text:c="8"/></text:span></text:span><text:span text:style-name="Source_20_Text"><text:span text:style-name="T1">super</text:span></text:span><text:span text:style-name="Source_20_Text"><text:span text:style-name="T2">(numeroConta)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4">@Override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TaxaServico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</text:span></text:span><text:span text:style-name="Source_20_Text"><text:span text:style-name="T4">10.0</text:span></text:span><text:span text:style-name="Source_20_Text"><text:span text:style-name="T2">;</text:span></text:span></text:p>
      <text:p text:style-name="P3"><text:span text:style-name="Source_20_Text"><text:span text:style-name="T2"><text:s text:c="4"/>}</text:span></text:span></text:p>
      <text:p text:style-name="P3"><text:span text:style-name="Source_20_Text"><text:span text:style-name="T2">}</text:span></text:span></text:p>
      <text:p text:style-name="P3"/>
      <text:p text:style-name="P3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ContaPoupanca</text:span></text:span><text:span text:style-name="Source_20_Text"><text:span text:style-name="T2"> </text:span></text:span><text:span text:style-name="Source_20_Text"><text:span text:style-name="T1">extends</text:span></text:span><text:span text:style-name="Source_20_Text"><text:span text:style-name="T2"> </text:span></text:span><text:span text:style-name="Source_20_Text"><text:span text:style-name="T3">ContaBancaria</text:span></text:span><text:span text:style-name="Source_20_Text"><text:span text:style-name="T2"> {</text:span></text:span></text:p>
      <text:p text:style-name="P3"><text:span text:style-name="Source_20_Text"><text:span text:style-name="T2"><text:s text:c="4"/>ContaPoupanca(</text:span></text:span><text:span text:style-name="Source_20_Text"><text:span text:style-name="T1">int</text:span></text:span><text:span text:style-name="Source_20_Text"><text:span text:style-name="T2"> numeroConta) {</text:span></text:span></text:p>
      <text:p text:style-name="P3"><text:span text:style-name="Source_20_Text"><text:span text:style-name="T2"><text:s text:c="8"/></text:span></text:span><text:span text:style-name="Source_20_Text"><text:span text:style-name="T1">super</text:span></text:span><text:span text:style-name="Source_20_Text"><text:span text:style-name="T2">(numeroConta);</text:span></text:span></text:p>
      <text:p text:style-name="P3"><text:span text:style-name="Source_20_Text"><text:span text:style-name="T2"><text:s text:c="4"/></text:span></text:span><text:span text:style-name="Source_20_Text"><text:span text:style-name="T6"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9">@Override</text:span></text:span></text:p>
      <text:p text:style-name="P3"><text:span text:style-name="Source_20_Text"><text:span text:style-name="T6"><text:s text:c="4"/></text:span></text:span><text:span text:style-name="Source_20_Text"><text:span text:style-name="T7">double</text:span></text:span><text:span text:style-name="Source_20_Text"><text:span text:style-name="T6"> </text:span></text:span><text:span text:style-name="Source_20_Text"><text:span text:style-name="T8">calcularTaxaServico</text:span></text:span><text:span text:style-name="Source_20_Text"><text:span text:style-name="T9">(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7">return</text:span></text:span><text:span text:style-name="Source_20_Text"><text:span text:style-name="T6"> </text:span></text:span><text:span text:style-name="Source_20_Text"><text:span text:style-name="T9">5.0</text:span></text:span><text:span text:style-name="Source_20_Text"><text:span text:style-name="T6">;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ContaBancaria cc = </text:span></text:span><text:span text:style-name="Source_20_Text"><text:span text:style-name="T1">new</text:span></text:span><text:span text:style-name="Source_20_Text"><text:span text:style-name="T2"> ContaCorrente(</text:span></text:span><text:span text:style-name="Source_20_Text"><text:span text:style-name="T4">12345</text:span></text:span><text:span text:style-name="Source_20_Text"><text:span text:style-name="T2">);</text:span></text:span></text:p>
      <text:p text:style-name="P3"><text:span text:style-name="Source_20_Text"><text:span text:style-name="T2"><text:s text:c="8"/>ContaBancaria cp = </text:span></text:span><text:span text:style-name="Source_20_Text"><text:span text:style-name="T1">new</text:span></text:span><text:span text:style-name="Source_20_Text"><text:span text:style-name="T2"> ContaPoupanca(</text:span></text:span><text:span text:style-name="Source_20_Text"><text:span text:style-name="T4">54321</text:span></text:span><text:span text:style-name="Source_20_Text"><text:span text:style-name="T2">);</text:span></text:span></text:p>
      <text:p text:style-name="P3"/>
      <text:p text:style-name="P3"><text:span text:style-name="Source_20_Text"><text:span text:style-name="T2"><text:s text:c="8"/>System.out.println(</text:span></text:span><text:span text:style-name="Source_20_Text"><text:span text:style-name="T5">"Taxa de serviço Conta Corrente: R$"</text:span></text:span><text:span text:style-name="Source_20_Text"><text:span text:style-name="T2"> + cc.calcularTaxaServico())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Taxa de serviço Conta Poupança: R$"</text:span></text:span><text:span text:style-name="Source_20_Text"><text:span text:style-name="T2"> + cp.calcularTaxaServico()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Horizontal_20_Line"/>
      <text:h text:style-name="Heading_20_3" text:outline-level="3"><text:soft-page-break/>24. <text:span text:style-name="Strong_20_Emphasis">Classe </text:span><text:span text:style-name="Source_20_Text">Poligono</text:span><text:span text:style-name="Strong_20_Emphasis"> com Interface</text:span></text:h>
      <text:p text:style-name="Text_20_body"><text:span text:style-name="Strong_20_Emphasis">Enunciado</text:span>: Crie uma interface <text:span text:style-name="Source_20_Text">Poligono</text:span> com os métodos <text:span text:style-name="Source_20_Text">calcularArea</text:span> e <text:span text:style-name="Source_20_Text">calcularPerimetro</text:span>. Crie classes como <text:span text:style-name="Source_20_Text">Quadrado</text:span>, <text:span text:style-name="Source_20_Text">Retangulo</text:span> e <text:span text:style-name="Source_20_Text">Triangulo</text:span> que implementam essa interface.</text:p>
      <text:p text:style-name="P2">java</text:p>
      <text:p text:style-name="Text_20_body">Copy</text:p>
      <text:p text:style-name="P3"><text:span text:style-name="Source_20_Text"><text:span text:style-name="T1">interface</text:span></text:span><text:span text:style-name="Source_20_Text"><text:span text:style-name="T2"> </text:span></text:span><text:span text:style-name="Source_20_Text"><text:span text:style-name="T3">Poligono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Area</text:span></text:span><text:span text:style-name="Source_20_Text"><text:span text:style-name="T4">()</text:span></text:span><text:span text:style-name="Source_20_Text"><text:span text:style-name="T2">;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Perimetro</text:span></text:span><text:span text:style-name="Source_20_Text"><text:span text:style-name="T4">()</text:span></text:span><text:span text:style-name="Source_20_Text"><text:span text:style-name="T2">;</text:span></text:span></text:p>
      <text:p text:style-name="P3"><text:span text:style-name="Source_20_Text"><text:span text:style-name="T2">}</text:span></text:span></text:p>
      <text:p text:style-name="P3"/>
      <text:p text:style-name="P3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Quadrado</text:span></text:span><text:span text:style-name="Source_20_Text"><text:span text:style-name="T2"> </text:span></text:span><text:span text:style-name="Source_20_Text"><text:span text:style-name="T1">implements</text:span></text:span><text:span text:style-name="Source_20_Text"><text:span text:style-name="T2"> </text:span></text:span><text:span text:style-name="Source_20_Text"><text:span text:style-name="T3">Poligono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lado;</text:span></text:span></text:p>
      <text:p text:style-name="P3"/>
      <text:p text:style-name="P3"><text:span text:style-name="Source_20_Text"><text:span text:style-name="T2"><text:s text:c="4"/>Quadrado(</text:span></text:span><text:span text:style-name="Source_20_Text"><text:span text:style-name="T1">double</text:span></text:span><text:span text:style-name="Source_20_Text"><text:span text:style-name="T2"> lado) {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lado = lado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4">@Override</text:span></text:span></text:p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Area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lado * lado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4">@Override</text:span></text:span></text:p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Perimetro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</text:span></text:span><text:span text:style-name="Source_20_Text"><text:span text:style-name="T4">4</text:span></text:span><text:span text:style-name="Source_20_Text"><text:span text:style-name="T2"> * lado;</text:span></text:span></text:p>
      <text:p text:style-name="P3"><text:span text:style-name="Source_20_Text"><text:span text:style-name="T2"><text:s text:c="4"/>}</text:span></text:span></text:p>
      <text:p text:style-name="P3"><text:span text:style-name="Source_20_Text"><text:span text:style-name="T2">}</text:span></text:span></text:p>
      <text:p text:style-name="P3"/>
      <text:p text:style-name="P3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Retangulo</text:span></text:span><text:span text:style-name="Source_20_Text"><text:span text:style-name="T2"> </text:span></text:span><text:span text:style-name="Source_20_Text"><text:span text:style-name="T1">implements</text:span></text:span><text:span text:style-name="Source_20_Text"><text:span text:style-name="T2"> </text:span></text:span><text:span text:style-name="Source_20_Text"><text:span text:style-name="T3">Poligono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largura;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altura;</text:span></text:span></text:p>
      <text:p text:style-name="P3"/>
      <text:p text:style-name="P3"><text:span text:style-name="Source_20_Text"><text:span text:style-name="T2"><text:s text:c="4"/>Retangulo(</text:span></text:span><text:span text:style-name="Source_20_Text"><text:span text:style-name="T1">double</text:span></text:span><text:span text:style-name="Source_20_Text"><text:span text:style-name="T2"> largura, </text:span></text:span><text:span text:style-name="Source_20_Text"><text:span text:style-name="T1">double</text:span></text:span><text:span text:style-name="Source_20_Text"><text:span text:style-name="T2"> altura) {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largura = largura;</text:span></text:span></text:p>
      <text:p text:style-name="P3"><text:span text:style-name="Source_20_Text"><text:span text:style-name="T2"><text:s text:c="8"/></text:span></text:span><text:span text:style-name="Source_20_Text"><text:span text:style-name="T1">this</text:span></text:span><text:span text:style-name="Source_20_Text"><text:span text:style-name="T2">.altura = altura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4">@Override</text:span></text:span></text:p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Area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largura * altura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4">@Override</text:span></text:span></text:p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Perimetro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</text:span></text:span><text:span text:style-name="Source_20_Text"><text:span text:style-name="T4">2</text:span></text:span><text:span text:style-name="Source_20_Text"><text:span text:style-name="T2"> * (largura + altura);</text:span></text:span></text:p>
      <text:p text:style-name="P3"><text:span text:style-name="Source_20_Text"><text:span text:style-name="T2"><text:s text:c="4"/></text:span></text:span><text:span text:style-name="Source_20_Text"><text:span text:style-name="T6"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Poligono quadrado = </text:span></text:span><text:span text:style-name="Source_20_Text"><text:span text:style-name="T1">new</text:span></text:span><text:span text:style-name="Source_20_Text"><text:span text:style-name="T2"> Quadrado(</text:span></text:span><text:span text:style-name="Source_20_Text"><text:span text:style-name="T4">4</text:span></text:span><text:span text:style-name="Source_20_Text"><text:span text:style-name="T2">);</text:span></text:span></text:p>
      <text:p text:style-name="P3"><text:span text:style-name="Source_20_Text"><text:span text:style-name="T2"><text:s text:c="8"/>Poligono retangulo = </text:span></text:span><text:span text:style-name="Source_20_Text"><text:span text:style-name="T1">new</text:span></text:span><text:span text:style-name="Source_20_Text"><text:span text:style-name="T2"> Retangulo(</text:span></text:span><text:span text:style-name="Source_20_Text"><text:span text:style-name="T4">5</text:span></text:span><text:span text:style-name="Source_20_Text"><text:span text:style-name="T2">, </text:span></text:span><text:span text:style-name="Source_20_Text"><text:span text:style-name="T4">3</text:span></text:span><text:span text:style-name="Source_20_Text"><text:span text:style-name="T2">);</text:span></text:span></text:p>
      <text:p text:style-name="P3"/>
      <text:p text:style-name="P3"><text:span text:style-name="Source_20_Text"><text:span text:style-name="T2"><text:s text:c="8"/>System.out.println(</text:span></text:span><text:span text:style-name="Source_20_Text"><text:span text:style-name="T5">"Área do quadrado: "</text:span></text:span><text:span text:style-name="Source_20_Text"><text:span text:style-name="T2"> + quadrado.calcularArea())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Perímetro do quadrado: "</text:span></text:span><text:span text:style-name="Source_20_Text"><text:span text:style-name="T2"> + quadrado.calcularPerimetro());</text:span></text:span></text:p>
      <text:p text:style-name="P3"/>
      <text:p text:style-name="P3"><text:span text:style-name="Source_20_Text"><text:span text:style-name="T2"><text:s text:c="8"/>System.out.println(</text:span></text:span><text:span text:style-name="Source_20_Text"><text:span text:style-name="T5">"Área do retângulo: "</text:span></text:span><text:span text:style-name="Source_20_Text"><text:span text:style-name="T2"> + retangulo.calcularArea())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Perímetro do retângulo: "</text:span></text:span><text:span text:style-name="Source_20_Text"><text:span text:style-name="T2"> + retangulo.calcularPerimetro());</text:span></text:span></text:p>
      <text:p text:style-name="P3"><text:span text:style-name="Source_20_Text"><text:span text:style-name="T2"><text:s text:c="4"/>}</text:span></text:span></text:p>
      <text:p text:style-name="P5"><text:soft-page-break/><text:span text:style-name="Source_20_Text"><text:span text:style-name="T2">}</text:span></text:span></text:p>
      <text:p text:style-name="Horizontal_20_Line"/>
      <text:p text:style-name="Text_20_body">Esses são mais 9 exercícios de Java com classes e objetos. A lista pode continuar abordando ainda mais tópicos avançados, como exceções personalizadas, composição de objetos, métodos estáticos e muito mais!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Aqui está uma lista de 20 exercícios resolvidos em Java, cada um utilizando classes e objetos:</text:p>
      <text:h text:style-name="Heading_20_3" text:outline-level="3">Exercícios Resolvidos</text:h>
      <text:list text:style-name="L1">
        <text:list-item>
          <text:p text:style-name="P8"><text:span text:style-name="Strong_20_Emphasis">Classe </text:span><text:span text:style-name="Source_20_Text">Cachorro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Cachorro</text:span></text:span><text:span text:style-name="Source_20_Text"><text:span text:style-name="T2"> {</text:span></text:span></text:p>
      <text:p text:style-name="P3"><text:span text:style-name="Source_20_Text"><text:span text:style-name="T2"><text:s text:c="4"/>String nome;</text:span></text:span></text:p>
      <text:p text:style-name="P3"><text:span text:style-name="Source_20_Text"><text:span text:style-name="T2"><text:s text:c="4"/>String raca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latir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6"><text:s text:c="8"/>System.out.println(</text:span></text:span><text:span text:style-name="Source_20_Text"><text:span text:style-name="T10">"Au au!"</text:span></text:span><text:span text:style-name="Source_20_Text"><text:span text:style-name="T6">);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Cachorro meuCachorro = </text:span></text:span><text:span text:style-name="Source_20_Text"><text:span text:style-name="T1">new</text:span></text:span><text:span text:style-name="Source_20_Text"><text:span text:style-name="T2"> Cachorro();</text:span></text:span></text:p>
      <text:p text:style-name="P3"><text:span text:style-name="Source_20_Text"><text:span text:style-name="T2"><text:s text:c="8"/>meuCachorro.nome = </text:span></text:span><text:span text:style-name="Source_20_Text"><text:span text:style-name="T5">"Rex"</text:span></text:span><text:span text:style-name="Source_20_Text"><text:span text:style-name="T2">;</text:span></text:span></text:p>
      <text:p text:style-name="P3"><text:span text:style-name="Source_20_Text"><text:span text:style-name="T2"><text:s text:c="8"/>meuCachorro.raca = </text:span></text:span><text:span text:style-name="Source_20_Text"><text:span text:style-name="T5">"Pastor Alemão"</text:span></text:span><text:span text:style-name="Source_20_Text"><text:span text:style-name="T2">;</text:span></text:span></text:p>
      <text:p text:style-name="P3"><text:span text:style-name="Source_20_Text"><text:span text:style-name="T2"><text:s text:c="8"/>meuCachorro.latir(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continue-numbering="true" text:style-name="L1">
        <text:list-item>
          <text:p text:style-name="P8"><text:span text:style-name="Strong_20_Emphasis">Classe </text:span><text:span text:style-name="Source_20_Text">Carro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Carro</text:span></text:span><text:span text:style-name="Source_20_Text"><text:span text:style-name="T2"> {</text:span></text:span></text:p>
      <text:p text:style-name="P3"><text:soft-page-break/><text:span text:style-name="Source_20_Text"><text:span text:style-name="T2"><text:s text:c="4"/>String modelo;</text:span></text:span></text:p>
      <text:p text:style-name="P3"><text:span text:style-name="Source_20_Text"><text:span text:style-name="T2"><text:s text:c="4"/>String cor;</text:span></text:span></text:p>
      <text:p text:style-name="P3"><text:span text:style-name="Source_20_Text"><text:span text:style-name="T2"><text:s text:c="4"/></text:span></text:span><text:span text:style-name="Source_20_Text"><text:span text:style-name="T1">int</text:span></text:span><text:span text:style-name="Source_20_Text"><text:span text:style-name="T2"> velocidade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acelerar</text:span></text:span><text:span text:style-name="Source_20_Text"><text:span text:style-name="T4">(</text:span></text:span><text:span text:style-name="Source_20_Text"><text:span text:style-name="T1">int</text:span></text:span><text:span text:style-name="Source_20_Text"><text:span text:style-name="T4"> incremento)</text:span></text:span><text:span text:style-name="Source_20_Text"><text:span text:style-name="T2"> {</text:span></text:span></text:p>
      <text:p text:style-name="P3"><text:span text:style-name="Source_20_Text"><text:span text:style-name="T2"><text:s text:c="8"/>velocidade += incremento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Velocidade: "</text:span></text:span><text:span text:style-name="Source_20_Text"><text:span text:style-name="T2"> + velocidade);</text:span></text:span></text:p>
      <text:p text:style-name="P3"><text:span text:style-name="Source_20_Text"><text:span text:style-name="T2"><text:s text:c="4"/></text:span></text:span><text:span text:style-name="Source_20_Text"><text:span text:style-name="T6"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Carro meuCarro = </text:span></text:span><text:span text:style-name="Source_20_Text"><text:span text:style-name="T1">new</text:span></text:span><text:span text:style-name="Source_20_Text"><text:span text:style-name="T2"> Carro();</text:span></text:span></text:p>
      <text:p text:style-name="P3"><text:span text:style-name="Source_20_Text"><text:span text:style-name="T2"><text:s text:c="8"/>meuCarro.modelo = </text:span></text:span><text:span text:style-name="Source_20_Text"><text:span text:style-name="T5">"Fusca"</text:span></text:span><text:span text:style-name="Source_20_Text"><text:span text:style-name="T2">;</text:span></text:span></text:p>
      <text:p text:style-name="P3"><text:span text:style-name="Source_20_Text"><text:span text:style-name="T2"><text:s text:c="8"/>meuCarro.cor = </text:span></text:span><text:span text:style-name="Source_20_Text"><text:span text:style-name="T5">"azul"</text:span></text:span><text:span text:style-name="Source_20_Text"><text:span text:style-name="T2">;</text:span></text:span></text:p>
      <text:p text:style-name="P3"><text:span text:style-name="Source_20_Text"><text:span text:style-name="T2"><text:s text:c="8"/>meuCarro.acelerar(</text:span></text:span><text:span text:style-name="Source_20_Text"><text:span text:style-name="T4">20</text:span></text:span><text:span text:style-name="Source_20_Text"><text:span text:style-name="T2">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continue-numbering="true" text:style-name="L1">
        <text:list-item>
          <text:p text:style-name="P8"><text:span text:style-name="Strong_20_Emphasis">Classe </text:span><text:span text:style-name="Source_20_Text">ContaBancaria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ContaBancaria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saldo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deposito</text:span></text:span><text:span text:style-name="Source_20_Text"><text:span text:style-name="T4">(</text:span></text:span><text:span text:style-name="Source_20_Text"><text:span text:style-name="T1">double</text:span></text:span><text:span text:style-name="Source_20_Text"><text:span text:style-name="T4"> valor)</text:span></text:span><text:span text:style-name="Source_20_Text"><text:span text:style-name="T2"> {</text:span></text:span></text:p>
      <text:p text:style-name="P3"><text:span text:style-name="Source_20_Text"><text:span text:style-name="T2"><text:s text:c="8"/>saldo += valor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saque</text:span></text:span><text:span text:style-name="Source_20_Text"><text:span text:style-name="T9">(</text:span></text:span><text:span text:style-name="Source_20_Text"><text:span text:style-name="T7">double</text:span></text:span><text:span text:style-name="Source_20_Text"><text:span text:style-name="T9"> valor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1">if</text:span></text:span><text:span text:style-name="Source_20_Text"><text:span text:style-name="T2"> (valor &lt;= saldo) {</text:span></text:span></text:p>
      <text:p text:style-name="P3"><text:span text:style-name="Source_20_Text"><text:span text:style-name="T2"><text:s text:c="12"/>saldo -= valor;</text:span></text:span></text:p>
      <text:p text:style-name="P3"><text:span text:style-name="Source_20_Text"><text:span text:style-name="T2"><text:s text:c="8"/></text:span></text:span><text:span text:style-name="Source_20_Text"><text:span text:style-name="T6">} </text:span></text:span><text:span text:style-name="Source_20_Text"><text:span text:style-name="T7">else</text:span></text:span><text:span text:style-name="Source_20_Text"><text:span text:style-name="T6"> {</text:span></text:span></text:p>
      <text:p text:style-name="P3"><text:span text:style-name="Source_20_Text"><text:span text:style-name="T6"><text:s text:c="12"/>System.out.println(</text:span></text:span><text:span text:style-name="Source_20_Text"><text:span text:style-name="T10">"Saldo insuficiente."</text:span></text:span><text:span text:style-name="Source_20_Text"><text:span text:style-name="T6">);</text:span></text:span></text:p>
      <text:p text:style-name="P3"><text:span text:style-name="Source_20_Text"><text:span text:style-name="T6"><text:s text:c="8"/>}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ContaBancaria conta = </text:span></text:span><text:span text:style-name="Source_20_Text"><text:span text:style-name="T1">new</text:span></text:span><text:span text:style-name="Source_20_Text"><text:span text:style-name="T2"> ContaBancaria();</text:span></text:span></text:p>
      <text:p text:style-name="P3"><text:span text:style-name="Source_20_Text"><text:span text:style-name="T2"><text:s text:c="8"/>conta.deposito(</text:span></text:span><text:span text:style-name="Source_20_Text"><text:span text:style-name="T4">100</text:span></text:span><text:span text:style-name="Source_20_Text"><text:span text:style-name="T2">);</text:span></text:span></text:p>
      <text:p text:style-name="P3"><text:span text:style-name="Source_20_Text"><text:span text:style-name="T2"><text:s text:c="8"/>conta.saque(</text:span></text:span><text:span text:style-name="Source_20_Text"><text:span text:style-name="T4">50</text:span></text:span><text:span text:style-name="Source_20_Text"><text:span text:style-name="T2">)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Saldo: "</text:span></text:span><text:span text:style-name="Source_20_Text"><text:span text:style-name="T2"> + conta.saldo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continue-numbering="true" text:style-name="L1">
        <text:list-item>
          <text:p text:style-name="P8"><text:span text:style-name="Strong_20_Emphasis">Classe </text:span><text:span text:style-name="Source_20_Text">Retangulo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Retangulo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largura;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altura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area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largura * altura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Retangulo ret = </text:span></text:span><text:span text:style-name="Source_20_Text"><text:span text:style-name="T1">new</text:span></text:span><text:span text:style-name="Source_20_Text"><text:span text:style-name="T2"> Retangulo();</text:span></text:span></text:p>
      <text:p text:style-name="P3"><text:span text:style-name="Source_20_Text"><text:span text:style-name="T2"><text:s text:c="8"/>ret.largura = </text:span></text:span><text:span text:style-name="Source_20_Text"><text:span text:style-name="T4">5</text:span></text:span><text:span text:style-name="Source_20_Text"><text:span text:style-name="T2">;</text:span></text:span></text:p>
      <text:p text:style-name="P3"><text:span text:style-name="Source_20_Text"><text:span text:style-name="T2"><text:s text:c="8"/>ret.altura = </text:span></text:span><text:span text:style-name="Source_20_Text"><text:span text:style-name="T4">10</text:span></text:span><text:span text:style-name="Source_20_Text"><text:span text:style-name="T2">;</text:span></text:span></text:p>
      <text:p text:style-name="P3"><text:soft-page-break/><text:span text:style-name="Source_20_Text"><text:span text:style-name="T2"><text:s text:c="8"/>System.out.println(</text:span></text:span><text:span text:style-name="Source_20_Text"><text:span text:style-name="T5">"Área: "</text:span></text:span><text:span text:style-name="Source_20_Text"><text:span text:style-name="T2"> + ret.area()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continue-numbering="true" text:style-name="L1">
        <text:list-item>
          <text:p text:style-name="P8"><text:span text:style-name="Strong_20_Emphasis">Classe </text:span><text:span text:style-name="Source_20_Text">Pessoa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Pessoa</text:span></text:span><text:span text:style-name="Source_20_Text"><text:span text:style-name="T2"> {</text:span></text:span></text:p>
      <text:p text:style-name="P3"><text:span text:style-name="Source_20_Text"><text:span text:style-name="T2"><text:s text:c="4"/>String nome;</text:span></text:span></text:p>
      <text:p text:style-name="P3"><text:span text:style-name="Source_20_Text"><text:span text:style-name="T2"><text:s text:c="4"/></text:span></text:span><text:span text:style-name="Source_20_Text"><text:span text:style-name="T1">int</text:span></text:span><text:span text:style-name="Source_20_Text"><text:span text:style-name="T2"> idade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apresentar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Nome: "</text:span></text:span><text:span text:style-name="Source_20_Text"><text:span text:style-name="T2"> + nome + </text:span></text:span><text:span text:style-name="Source_20_Text"><text:span text:style-name="T5">", Idade: "</text:span></text:span><text:span text:style-name="Source_20_Text"><text:span text:style-name="T2"> + idade);</text:span></text:span></text:p>
      <text:p text:style-name="P3"><text:span text:style-name="Source_20_Text"><text:span text:style-name="T2"><text:s text:c="4"/></text:span></text:span><text:span text:style-name="Source_20_Text"><text:span text:style-name="T6"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Pessoa pessoa = </text:span></text:span><text:span text:style-name="Source_20_Text"><text:span text:style-name="T1">new</text:span></text:span><text:span text:style-name="Source_20_Text"><text:span text:style-name="T2"> Pessoa();</text:span></text:span></text:p>
      <text:p text:style-name="P3"><text:span text:style-name="Source_20_Text"><text:span text:style-name="T2"><text:s text:c="8"/>pessoa.nome = </text:span></text:span><text:span text:style-name="Source_20_Text"><text:span text:style-name="T5">"João"</text:span></text:span><text:span text:style-name="Source_20_Text"><text:span text:style-name="T2">;</text:span></text:span></text:p>
      <text:p text:style-name="P3"><text:span text:style-name="Source_20_Text"><text:span text:style-name="T2"><text:s text:c="8"/>pessoa.idade = </text:span></text:span><text:span text:style-name="Source_20_Text"><text:span text:style-name="T4">30</text:span></text:span><text:span text:style-name="Source_20_Text"><text:span text:style-name="T2">;</text:span></text:span></text:p>
      <text:p text:style-name="P3"><text:span text:style-name="Source_20_Text"><text:span text:style-name="T2"><text:s text:c="8"/>pessoa.apresentar(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continue-numbering="true" text:style-name="L1">
        <text:list-item>
          <text:p text:style-name="P8"><text:span text:style-name="Strong_20_Emphasis">Classe </text:span><text:span text:style-name="Source_20_Text">Livro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Livro</text:span></text:span><text:span text:style-name="Source_20_Text"><text:span text:style-name="T2"> {</text:span></text:span></text:p>
      <text:p text:style-name="P3"><text:span text:style-name="Source_20_Text"><text:span text:style-name="T2"><text:s text:c="4"/>String titulo;</text:span></text:span></text:p>
      <text:p text:style-name="P3"><text:span text:style-name="Source_20_Text"><text:span text:style-name="T2"><text:s text:c="4"/>String autor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exibirInformacoes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Título: "</text:span></text:span><text:span text:style-name="Source_20_Text"><text:span text:style-name="T2"> + titulo + </text:span></text:span><text:span text:style-name="Source_20_Text"><text:span text:style-name="T5">", Autor: "</text:span></text:span><text:span text:style-name="Source_20_Text"><text:span text:style-name="T2"> + autor);</text:span></text:span></text:p>
      <text:p text:style-name="P3"><text:span text:style-name="Source_20_Text"><text:span text:style-name="T2"><text:s text:c="4"/></text:span></text:span><text:span text:style-name="Source_20_Text"><text:span text:style-name="T6"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Livro livro = </text:span></text:span><text:span text:style-name="Source_20_Text"><text:span text:style-name="T1">new</text:span></text:span><text:span text:style-name="Source_20_Text"><text:span text:style-name="T2"> Livro();</text:span></text:span></text:p>
      <text:p text:style-name="P3"><text:span text:style-name="Source_20_Text"><text:span text:style-name="T2"><text:s text:c="8"/>livro.titulo = </text:span></text:span><text:span text:style-name="Source_20_Text"><text:span text:style-name="T5">"Dom Casmurro"</text:span></text:span><text:span text:style-name="Source_20_Text"><text:span text:style-name="T2">;</text:span></text:span></text:p>
      <text:p text:style-name="P3"><text:span text:style-name="Source_20_Text"><text:span text:style-name="T2"><text:s text:c="8"/>livro.autor = </text:span></text:span><text:span text:style-name="Source_20_Text"><text:span text:style-name="T5">"Machado de Assis"</text:span></text:span><text:span text:style-name="Source_20_Text"><text:span text:style-name="T2">;</text:span></text:span></text:p>
      <text:p text:style-name="P3"><text:span text:style-name="Source_20_Text"><text:span text:style-name="T2"><text:s text:c="8"/>livro.exibirInformacoes(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continue-numbering="true" text:style-name="L1">
        <text:list-item>
          <text:p text:style-name="P8"><text:span text:style-name="Strong_20_Emphasis">Classe </text:span><text:span text:style-name="Source_20_Text">Biblioteca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import</text:span></text:span><text:span text:style-name="Source_20_Text"><text:span text:style-name="T2"> java.util.ArrayList;</text:span></text:span></text:p>
      <text:p text:style-name="P3"/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Biblioteca</text:span></text:span><text:span text:style-name="Source_20_Text"><text:span text:style-name="T2"> {</text:span></text:span></text:p>
      <text:p text:style-name="P3"><text:span text:style-name="Source_20_Text"><text:span text:style-name="T2"><text:s text:c="4"/>ArrayList&lt;Livro&gt; livros = </text:span></text:span><text:span text:style-name="Source_20_Text"><text:span text:style-name="T1">new</text:span></text:span><text:span text:style-name="Source_20_Text"><text:span text:style-name="T2"> ArrayList&lt;&gt;()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adicionarLivro</text:span></text:span><text:span text:style-name="Source_20_Text"><text:span text:style-name="T4">(Livro livro)</text:span></text:span><text:span text:style-name="Source_20_Text"><text:span text:style-name="T2"> {</text:span></text:span></text:p>
      <text:p text:style-name="P3"><text:span text:style-name="Source_20_Text"><text:span text:style-name="T2"><text:s text:c="8"/>livros.add(livro)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listarLivros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oft-page-break/><text:span text:style-name="Source_20_Text"><text:span text:style-name="T2"><text:s text:c="8"/></text:span></text:span><text:span text:style-name="Source_20_Text"><text:span text:style-name="T1">for</text:span></text:span><text:span text:style-name="Source_20_Text"><text:span text:style-name="T2"> (Livro livro : livros) {</text:span></text:span></text:p>
      <text:p text:style-name="P3"><text:span text:style-name="Source_20_Text"><text:span text:style-name="T2"><text:s text:c="12"/>livro.exibirInformacoes();</text:span></text:span></text:p>
      <text:p text:style-name="P3"><text:span text:style-name="Source_20_Text"><text:span text:style-name="T2"><text:s text:c="8"/></text:span></text:span><text:span text:style-name="Source_20_Text"><text:span text:style-name="T6">}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Biblioteca biblioteca = </text:span></text:span><text:span text:style-name="Source_20_Text"><text:span text:style-name="T1">new</text:span></text:span><text:span text:style-name="Source_20_Text"><text:span text:style-name="T2"> Biblioteca();</text:span></text:span></text:p>
      <text:p text:style-name="P3"><text:span text:style-name="Source_20_Text"><text:span text:style-name="T2"><text:s text:c="8"/>Livro livro1 = </text:span></text:span><text:span text:style-name="Source_20_Text"><text:span text:style-name="T1">new</text:span></text:span><text:span text:style-name="Source_20_Text"><text:span text:style-name="T2"> Livro();</text:span></text:span></text:p>
      <text:p text:style-name="P3"><text:span text:style-name="Source_20_Text"><text:span text:style-name="T2"><text:s text:c="8"/>livro1.titulo = </text:span></text:span><text:span text:style-name="Source_20_Text"><text:span text:style-name="T5">"1984"</text:span></text:span><text:span text:style-name="Source_20_Text"><text:span text:style-name="T2">;</text:span></text:span></text:p>
      <text:p text:style-name="P3"><text:span text:style-name="Source_20_Text"><text:span text:style-name="T2"><text:s text:c="8"/>livro1.autor = </text:span></text:span><text:span text:style-name="Source_20_Text"><text:span text:style-name="T5">"George Orwell"</text:span></text:span><text:span text:style-name="Source_20_Text"><text:span text:style-name="T2">;</text:span></text:span></text:p>
      <text:p text:style-name="P3"><text:span text:style-name="Source_20_Text"><text:span text:style-name="T2"><text:s text:c="8"/>biblioteca.adicionarLivro(livro1);</text:span></text:span></text:p>
      <text:p text:style-name="P3"><text:span text:style-name="Source_20_Text"><text:span text:style-name="T2"><text:s text:c="8"/>biblioteca.listarLivros(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continue-numbering="true" text:style-name="L1">
        <text:list-item>
          <text:p text:style-name="P8"><text:span text:style-name="Strong_20_Emphasis">Classe </text:span><text:span text:style-name="Source_20_Text">Produto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Produto</text:span></text:span><text:span text:style-name="Source_20_Text"><text:span text:style-name="T2"> {</text:span></text:span></text:p>
      <text:p text:style-name="P3"><text:span text:style-name="Source_20_Text"><text:span text:style-name="T2"><text:s text:c="4"/>String nome;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preco;</text:span></text:span></text:p>
      <text:p text:style-name="P3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Produto produto = </text:span></text:span><text:span text:style-name="Source_20_Text"><text:span text:style-name="T1">new</text:span></text:span><text:span text:style-name="Source_20_Text"><text:span text:style-name="T2"> Produto();</text:span></text:span></text:p>
      <text:p text:style-name="P3"><text:span text:style-name="Source_20_Text"><text:span text:style-name="T2"><text:s text:c="8"/>produto.nome = </text:span></text:span><text:span text:style-name="Source_20_Text"><text:span text:style-name="T5">"Camiseta"</text:span></text:span><text:span text:style-name="Source_20_Text"><text:span text:style-name="T2">;</text:span></text:span></text:p>
      <text:p text:style-name="P3"><text:span text:style-name="Source_20_Text"><text:span text:style-name="T2"><text:s text:c="8"/>produto.preco = </text:span></text:span><text:span text:style-name="Source_20_Text"><text:span text:style-name="T4">29.90</text:span></text:span><text:span text:style-name="Source_20_Text"><text:span text:style-name="T2">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Produto: "</text:span></text:span><text:span text:style-name="Source_20_Text"><text:span text:style-name="T2"> + produto.nome + </text:span></text:span><text:span text:style-name="Source_20_Text"><text:span text:style-name="T5">", Preço: "</text:span></text:span><text:span text:style-name="Source_20_Text"><text:span text:style-name="T2"> + produto.preco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continue-numbering="true" text:style-name="L1">
        <text:list-item>
          <text:p text:style-name="P8"><text:span text:style-name="Strong_20_Emphasis">Classe </text:span><text:span text:style-name="Source_20_Text">CarrinhoDeCompras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import</text:span></text:span><text:span text:style-name="Source_20_Text"><text:span text:style-name="T2"> java.util.ArrayList;</text:span></text:span></text:p>
      <text:p text:style-name="P3"/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CarrinhoDeCompras</text:span></text:span><text:span text:style-name="Source_20_Text"><text:span text:style-name="T2"> {</text:span></text:span></text:p>
      <text:p text:style-name="P3"><text:span text:style-name="Source_20_Text"><text:span text:style-name="T2"><text:s text:c="4"/>ArrayList&lt;Produto&gt; produtos = </text:span></text:span><text:span text:style-name="Source_20_Text"><text:span text:style-name="T1">new</text:span></text:span><text:span text:style-name="Source_20_Text"><text:span text:style-name="T2"> ArrayList&lt;&gt;()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adicionarProduto</text:span></text:span><text:span text:style-name="Source_20_Text"><text:span text:style-name="T4">(Produto produto)</text:span></text:span><text:span text:style-name="Source_20_Text"><text:span text:style-name="T2"> {</text:span></text:span></text:p>
      <text:p text:style-name="P3"><text:span text:style-name="Source_20_Text"><text:span text:style-name="T2"><text:s text:c="8"/>produtos.add(produto)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Total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double</text:span></text:span><text:span text:style-name="Source_20_Text"><text:span text:style-name="T2"> total = </text:span></text:span><text:span text:style-name="Source_20_Text"><text:span text:style-name="T4">0</text:span></text:span><text:span text:style-name="Source_20_Text"><text:span text:style-name="T2">;</text:span></text:span></text:p>
      <text:p text:style-name="P3"><text:span text:style-name="Source_20_Text"><text:span text:style-name="T2"><text:s text:c="8"/></text:span></text:span><text:span text:style-name="Source_20_Text"><text:span text:style-name="T1">for</text:span></text:span><text:span text:style-name="Source_20_Text"><text:span text:style-name="T2"> (Produto produto : produtos) {</text:span></text:span></text:p>
      <text:p text:style-name="P3"><text:span text:style-name="Source_20_Text"><text:span text:style-name="T2"><text:s text:c="12"/></text:span></text:span><text:span text:style-name="Source_20_Text"><text:span text:style-name="T6">total += produto.preco;</text:span></text:span></text:p>
      <text:p text:style-name="P3"><text:span text:style-name="Source_20_Text"><text:span text:style-name="T6"><text:s text:c="8"/>}</text:span></text:span></text:p>
      <text:p text:style-name="P3"><text:span text:style-name="Source_20_Text"><text:span text:style-name="T6"><text:s text:c="8"/></text:span></text:span><text:span text:style-name="Source_20_Text"><text:span text:style-name="T7">return</text:span></text:span><text:span text:style-name="Source_20_Text"><text:span text:style-name="T6"> total;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CarrinhoDeCompras carrinho = </text:span></text:span><text:span text:style-name="Source_20_Text"><text:span text:style-name="T1">new</text:span></text:span><text:span text:style-name="Source_20_Text"><text:span text:style-name="T2"> CarrinhoDeCompras();</text:span></text:span></text:p>
      <text:p text:style-name="P3"><text:span text:style-name="Source_20_Text"><text:span text:style-name="T2"><text:s text:c="8"/>Produto p1 = </text:span></text:span><text:span text:style-name="Source_20_Text"><text:span text:style-name="T1">new</text:span></text:span><text:span text:style-name="Source_20_Text"><text:span text:style-name="T2"> Produto();</text:span></text:span></text:p>
      <text:p text:style-name="P3"><text:span text:style-name="Source_20_Text"><text:span text:style-name="T2"><text:s text:c="8"/>p1.nome = </text:span></text:span><text:span text:style-name="Source_20_Text"><text:span text:style-name="T5">"Camiseta"</text:span></text:span><text:span text:style-name="Source_20_Text"><text:span text:style-name="T2">;</text:span></text:span></text:p>
      <text:p text:style-name="P3"><text:span text:style-name="Source_20_Text"><text:span text:style-name="T2"><text:s text:c="8"/>p1.preco = </text:span></text:span><text:span text:style-name="Source_20_Text"><text:span text:style-name="T4">29.90</text:span></text:span><text:span text:style-name="Source_20_Text"><text:span text:style-name="T2">;</text:span></text:span></text:p>
      <text:p text:style-name="P3"><text:span text:style-name="Source_20_Text"><text:span text:style-name="T2"><text:s text:c="8"/>carrinho.adicionarProduto(p1)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Total: "</text:span></text:span><text:span text:style-name="Source_20_Text"><text:span text:style-name="T2"> + carrinho.calcularTotal());</text:span></text:span></text:p>
      <text:p text:style-name="P3"><text:soft-page-break/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continue-numbering="true" text:style-name="L1">
        <text:list-item>
          <text:p text:style-name="P8"><text:span text:style-name="Strong_20_Emphasis">Classe </text:span><text:span text:style-name="Source_20_Text">Data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Data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1">int</text:span></text:span><text:span text:style-name="Source_20_Text"><text:span text:style-name="T2"> dia;</text:span></text:span></text:p>
      <text:p text:style-name="P3"><text:span text:style-name="Source_20_Text"><text:span text:style-name="T2"><text:s text:c="4"/></text:span></text:span><text:span text:style-name="Source_20_Text"><text:span text:style-name="T1">int</text:span></text:span><text:span text:style-name="Source_20_Text"><text:span text:style-name="T2"> mes;</text:span></text:span></text:p>
      <text:p text:style-name="P3"><text:span text:style-name="Source_20_Text"><text:span text:style-name="T2"><text:s text:c="4"/></text:span></text:span><text:span text:style-name="Source_20_Text"><text:span text:style-name="T1">int</text:span></text:span><text:span text:style-name="Source_20_Text"><text:span text:style-name="T2"> ano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exibirData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System.out.println(dia + </text:span></text:span><text:span text:style-name="Source_20_Text"><text:span text:style-name="T5">"/"</text:span></text:span><text:span text:style-name="Source_20_Text"><text:span text:style-name="T2"> + mes + </text:span></text:span><text:span text:style-name="Source_20_Text"><text:span text:style-name="T5">"/"</text:span></text:span><text:span text:style-name="Source_20_Text"><text:span text:style-name="T2"> + ano);</text:span></text:span></text:p>
      <text:p text:style-name="P3"><text:span text:style-name="Source_20_Text"><text:span text:style-name="T2"><text:s text:c="4"/></text:span></text:span><text:span text:style-name="Source_20_Text"><text:span text:style-name="T6"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Data data = </text:span></text:span><text:span text:style-name="Source_20_Text"><text:span text:style-name="T1">new</text:span></text:span><text:span text:style-name="Source_20_Text"><text:span text:style-name="T2"> Data();</text:span></text:span></text:p>
      <text:p text:style-name="P3"><text:span text:style-name="Source_20_Text"><text:span text:style-name="T2"><text:s text:c="8"/>data.dia = </text:span></text:span><text:span text:style-name="Source_20_Text"><text:span text:style-name="T4">6</text:span></text:span><text:span text:style-name="Source_20_Text"><text:span text:style-name="T2">;</text:span></text:span></text:p>
      <text:p text:style-name="P3"><text:span text:style-name="Source_20_Text"><text:span text:style-name="T2"><text:s text:c="8"/>data.mes = </text:span></text:span><text:span text:style-name="Source_20_Text"><text:span text:style-name="T4">10</text:span></text:span><text:span text:style-name="Source_20_Text"><text:span text:style-name="T2">;</text:span></text:span></text:p>
      <text:p text:style-name="P3"><text:span text:style-name="Source_20_Text"><text:span text:style-name="T2"><text:s text:c="8"/>data.ano = </text:span></text:span><text:span text:style-name="Source_20_Text"><text:span text:style-name="T4">2024</text:span></text:span><text:span text:style-name="Source_20_Text"><text:span text:style-name="T2">;</text:span></text:span></text:p>
      <text:p text:style-name="P3"><text:span text:style-name="Source_20_Text"><text:span text:style-name="T2"><text:s text:c="8"/>data.exibirData(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continue-numbering="true" text:style-name="L1">
        <text:list-item>
          <text:p text:style-name="P8"><text:span text:style-name="Strong_20_Emphasis">Classe </text:span><text:span text:style-name="Source_20_Text">Fracao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Fracao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1">int</text:span></text:span><text:span text:style-name="Source_20_Text"><text:span text:style-name="T2"> numerador;</text:span></text:span></text:p>
      <text:p text:style-name="P3"><text:span text:style-name="Source_20_Text"><text:span text:style-name="T2"><text:s text:c="4"/></text:span></text:span><text:span text:style-name="Source_20_Text"><text:span text:style-name="T1">int</text:span></text:span><text:span text:style-name="Source_20_Text"><text:span text:style-name="T2"> denominador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Fracao </text:span></text:span><text:span text:style-name="Source_20_Text"><text:span text:style-name="T3">soma</text:span></text:span><text:span text:style-name="Source_20_Text"><text:span text:style-name="T4">(Fracao outra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</text:span></text:span><text:span text:style-name="Source_20_Text"><text:span text:style-name="T1">new</text:span></text:span><text:span text:style-name="Source_20_Text"><text:span text:style-name="T2"> Fracao(numerador * outra.denominador + outra.numerador * denominador, denominador * outra.denominador);</text:span></text:span></text:p>
      <text:p text:style-name="P3"><text:span text:style-name="Source_20_Text"><text:span text:style-name="T2"><text:s text:c="4"/></text:span></text:span><text:span text:style-name="Source_20_Text"><text:span text:style-name="T6"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Fracao f1 = </text:span></text:span><text:span text:style-name="Source_20_Text"><text:span text:style-name="T1">new</text:span></text:span><text:span text:style-name="Source_20_Text"><text:span text:style-name="T2"> Fracao();</text:span></text:span></text:p>
      <text:p text:style-name="P3"><text:span text:style-name="Source_20_Text"><text:span text:style-name="T2"><text:s text:c="8"/>f1.numerador = </text:span></text:span><text:span text:style-name="Source_20_Text"><text:span text:style-name="T4">1</text:span></text:span><text:span text:style-name="Source_20_Text"><text:span text:style-name="T2">;</text:span></text:span></text:p>
      <text:p text:style-name="P3"><text:span text:style-name="Source_20_Text"><text:span text:style-name="T2"><text:s text:c="8"/>f1.denominador = </text:span></text:span><text:span text:style-name="Source_20_Text"><text:span text:style-name="T4">2</text:span></text:span><text:span text:style-name="Source_20_Text"><text:span text:style-name="T2">;</text:span></text:span></text:p>
      <text:p text:style-name="P3"/>
      <text:p text:style-name="P3"><text:span text:style-name="Source_20_Text"><text:span text:style-name="T2"><text:s text:c="8"/>Fracao f2 = </text:span></text:span><text:span text:style-name="Source_20_Text"><text:span text:style-name="T1">new</text:span></text:span><text:span text:style-name="Source_20_Text"><text:span text:style-name="T2"> Fracao();</text:span></text:span></text:p>
      <text:p text:style-name="P3"><text:span text:style-name="Source_20_Text"><text:span text:style-name="T2"><text:s text:c="8"/>f2.numerador = </text:span></text:span><text:span text:style-name="Source_20_Text"><text:span text:style-name="T4">1</text:span></text:span><text:span text:style-name="Source_20_Text"><text:span text:style-name="T2">;</text:span></text:span></text:p>
      <text:p text:style-name="P3"><text:span text:style-name="Source_20_Text"><text:span text:style-name="T2"><text:s text:c="8"/>f2.denominador = </text:span></text:span><text:span text:style-name="Source_20_Text"><text:span text:style-name="T4">3</text:span></text:span><text:span text:style-name="Source_20_Text"><text:span text:style-name="T2">;</text:span></text:span></text:p>
      <text:p text:style-name="P3"/>
      <text:p text:style-name="P3"><text:span text:style-name="Source_20_Text"><text:span text:style-name="T2"><text:s text:c="8"/>Fracao resultado = f1.soma(f2)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Resultado: "</text:span></text:span><text:span text:style-name="Source_20_Text"><text:span text:style-name="T2"> + resultado.numerador + </text:span></text:span><text:span text:style-name="Source_20_Text"><text:span text:style-name="T5">"/"</text:span></text:span><text:span text:style-name="Source_20_Text"><text:span text:style-name="T2"> + resultado.denominador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continue-numbering="true" text:style-name="L1">
        <text:list-item>
          <text:p text:style-name="P8"><text:span text:style-name="Strong_20_Emphasis">Classe </text:span><text:span text:style-name="Source_20_Text">Circulo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Circulo</text:span></text:span><text:span text:style-name="Source_20_Text"><text:span text:style-name="T2"> {</text:span></text:span></text:p>
      <text:p text:style-name="P3"><text:soft-page-break/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raio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area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6"><text:s text:c="8"/></text:span></text:span><text:span text:style-name="Source_20_Text"><text:span text:style-name="T7">return</text:span></text:span><text:span text:style-name="Source_20_Text"><text:span text:style-name="T6"> Math.PI * raio * raio;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Circulo circulo = </text:span></text:span><text:span text:style-name="Source_20_Text"><text:span text:style-name="T1">new</text:span></text:span><text:span text:style-name="Source_20_Text"><text:span text:style-name="T2"> Circulo();</text:span></text:span></text:p>
      <text:p text:style-name="P3"><text:span text:style-name="Source_20_Text"><text:span text:style-name="T2"><text:s text:c="8"/>circulo.raio = </text:span></text:span><text:span text:style-name="Source_20_Text"><text:span text:style-name="T4">5</text:span></text:span><text:span text:style-name="Source_20_Text"><text:span text:style-name="T2">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Área: "</text:span></text:span><text:span text:style-name="Source_20_Text"><text:span text:style-name="T2"> + circulo.area()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continue-numbering="true" text:style-name="L1">
        <text:list-item>
          <text:p text:style-name="P8"><text:span text:style-name="Strong_20_Emphasis">Classe </text:span><text:span text:style-name="Source_20_Text">Aluno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Aluno</text:span></text:span><text:span text:style-name="Source_20_Text"><text:span text:style-name="T2"> {</text:span></text:span></text:p>
      <text:p text:style-name="P3"><text:span text:style-name="Source_20_Text"><text:span text:style-name="T2"><text:s text:c="4"/>String nome;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nota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boolean</text:span></text:span><text:span text:style-name="Source_20_Text"><text:span text:style-name="T2"> </text:span></text:span><text:span text:style-name="Source_20_Text"><text:span text:style-name="T3">verificaAprovacao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nota &gt;= </text:span></text:span><text:span text:style-name="Source_20_Text"><text:span text:style-name="T4">6</text:span></text:span><text:span text:style-name="Source_20_Text"><text:span text:style-name="T2">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Aluno aluno = </text:span></text:span><text:span text:style-name="Source_20_Text"><text:span text:style-name="T1">new</text:span></text:span><text:span text:style-name="Source_20_Text"><text:span text:style-name="T2"> Aluno();</text:span></text:span></text:p>
      <text:p text:style-name="P3"><text:span text:style-name="Source_20_Text"><text:span text:style-name="T2"><text:s text:c="8"/>aluno.nome = </text:span></text:span><text:span text:style-name="Source_20_Text"><text:span text:style-name="T5">"Maria"</text:span></text:span><text:span text:style-name="Source_20_Text"><text:span text:style-name="T2">;</text:span></text:span></text:p>
      <text:p text:style-name="P3"><text:span text:style-name="Source_20_Text"><text:span text:style-name="T2"><text:s text:c="8"/>aluno.nota = </text:span></text:span><text:span text:style-name="Source_20_Text"><text:span text:style-name="T4">7.5</text:span></text:span><text:span text:style-name="Source_20_Text"><text:span text:style-name="T2">;</text:span></text:span></text:p>
      <text:p text:style-name="P3"><text:span text:style-name="Source_20_Text"><text:span text:style-name="T2"><text:s text:c="8"/>System.out.println(aluno.nome + </text:span></text:span><text:span text:style-name="Source_20_Text"><text:span text:style-name="T5">" está aprovado? "</text:span></text:span><text:span text:style-name="Source_20_Text"><text:span text:style-name="T2"> + aluno.verificaAprovacao()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continue-numbering="true" text:style-name="L1">
        <text:list-item>
          <text:p text:style-name="P8"><text:span text:style-name="Strong_20_Emphasis">Classe </text:span><text:span text:style-name="Source_20_Text">JogoAdivinhacao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import</text:span></text:span><text:span text:style-name="Source_20_Text"><text:span text:style-name="T2"> java.util.Random;</text:span></text:span></text:p>
      <text:p text:style-name="P3"><text:span text:style-name="Source_20_Text"><text:span text:style-name="T1">import</text:span></text:span><text:span text:style-name="Source_20_Text"><text:span text:style-name="T2"> java.util.Scanner;</text:span></text:span></text:p>
      <text:p text:style-name="P3"/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JogoAdivinhacao</text:span></text:span><text:span text:style-name="Source_20_Text"><text:span text:style-name="T2"> {</text:span></text:span></text:p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Random random = </text:span></text:span><text:span text:style-name="Source_20_Text"><text:span text:style-name="T7">new</text:span></text:span><text:span text:style-name="Source_20_Text"><text:span text:style-name="T6"> Random();</text:span></text:span></text:p>
      <text:p text:style-name="P3"><text:span text:style-name="Source_20_Text"><text:span text:style-name="T6"><text:s text:c="8"/></text:span></text:span><text:span text:style-name="Source_20_Text"><text:span text:style-name="T7">int</text:span></text:span><text:span text:style-name="Source_20_Text"><text:span text:style-name="T6"> numeroSecreto = random.nextInt(</text:span></text:span><text:span text:style-name="Source_20_Text"><text:span text:style-name="T9">100</text:span></text:span><text:span text:style-name="Source_20_Text"><text:span text:style-name="T6">) + </text:span></text:span><text:span text:style-name="Source_20_Text"><text:span text:style-name="T9">1</text:span></text:span><text:span text:style-name="Source_20_Text"><text:span text:style-name="T6">;</text:span></text:span></text:p>
      <text:p text:style-name="P3"><text:span text:style-name="Source_20_Text"><text:span text:style-name="T6"><text:s text:c="8"/>Scanner scanner = </text:span></text:span><text:span text:style-name="Source_20_Text"><text:span text:style-name="T7">new</text:span></text:span><text:span text:style-name="Source_20_Text"><text:span text:style-name="T6"> Scanner(System.in);</text:span></text:span></text:p>
      <text:p text:style-name="P3"><text:span text:style-name="Source_20_Text"><text:span text:style-name="T6"><text:s text:c="8"/></text:span></text:span><text:span text:style-name="Source_20_Text"><text:span text:style-name="T1">int</text:span></text:span><text:span text:style-name="Source_20_Text"><text:span text:style-name="T2"> tentativa;</text:span></text:span></text:p>
      <text:p text:style-name="P3"/>
      <text:p text:style-name="P3"><text:span text:style-name="Source_20_Text"><text:span text:style-name="T2"><text:s text:c="8"/></text:span></text:span><text:span text:style-name="Source_20_Text"><text:span text:style-name="T1">do</text:span></text:span><text:span text:style-name="Source_20_Text"><text:span text:style-name="T2"> {</text:span></text:span></text:p>
      <text:p text:style-name="P3"><text:span text:style-name="Source_20_Text"><text:span text:style-name="T2"><text:s text:c="12"/>System.out.print(</text:span></text:span><text:span text:style-name="Source_20_Text"><text:span text:style-name="T5">"Adivinhe o número (1-100): "</text:span></text:span><text:span text:style-name="Source_20_Text"><text:span text:style-name="T2">);</text:span></text:span></text:p>
      <text:p text:style-name="P3"><text:span text:style-name="Source_20_Text"><text:span text:style-name="T2"><text:s text:c="12"/>tentativa = scanner.nextInt();</text:span></text:span></text:p>
      <text:p text:style-name="P3"><text:span text:style-name="Source_20_Text"><text:span text:style-name="T2"><text:s text:c="12"/></text:span></text:span><text:span text:style-name="Source_20_Text"><text:span text:style-name="T1">if</text:span></text:span><text:span text:style-name="Source_20_Text"><text:span text:style-name="T2"> (tentativa &lt; numeroSecreto) {</text:span></text:span></text:p>
      <text:p text:style-name="P3"><text:span text:style-name="Source_20_Text"><text:span text:style-name="T2"><text:s text:c="16"/>System.out.println(</text:span></text:span><text:span text:style-name="Source_20_Text"><text:span text:style-name="T5">"Muito baixo!"</text:span></text:span><text:span text:style-name="Source_20_Text"><text:span text:style-name="T2">);</text:span></text:span></text:p>
      <text:p text:style-name="P3"><text:span text:style-name="Source_20_Text"><text:span text:style-name="T2"><text:s text:c="12"/>} </text:span></text:span><text:span text:style-name="Source_20_Text"><text:span text:style-name="T1">else</text:span></text:span><text:span text:style-name="Source_20_Text"><text:span text:style-name="T2"> </text:span></text:span><text:span text:style-name="Source_20_Text"><text:span text:style-name="T1">if</text:span></text:span><text:span text:style-name="Source_20_Text"><text:span text:style-name="T2"> (tentativa &gt; numeroSecreto) {</text:span></text:span></text:p>
      <text:p text:style-name="P3"><text:span text:style-name="Source_20_Text"><text:span text:style-name="T2"><text:s text:c="16"/>System.out.println(</text:span></text:span><text:span text:style-name="Source_20_Text"><text:span text:style-name="T5">"Muito alto!"</text:span></text:span><text:span text:style-name="Source_20_Text"><text:span text:style-name="T2">);</text:span></text:span></text:p>
      <text:p text:style-name="P3"><text:span text:style-name="Source_20_Text"><text:span text:style-name="T2"><text:s text:c="12"/>}</text:span></text:span></text:p>
      <text:p text:style-name="P3"><text:span text:style-name="Source_20_Text"><text:span text:style-name="T2"><text:s text:c="8"/>} </text:span></text:span><text:span text:style-name="Source_20_Text"><text:span text:style-name="T1">while</text:span></text:span><text:span text:style-name="Source_20_Text"><text:span text:style-name="T2"> (tentativa != numeroSecreto)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Parabéns! Você adivinhou."</text:span></text:span><text:span text:style-name="Source_20_Text"><text:span text:style-name="T2">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continue-numbering="true" text:style-name="L1">
        <text:list-item>
          <text:p text:style-name="P8"><text:soft-page-break/><text:span text:style-name="Strong_20_Emphasis">Classe </text:span><text:span text:style-name="Source_20_Text">ContaCorrente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ContaCorrente</text:span></text:span><text:span text:style-name="Source_20_Text"><text:span text:style-name="T2"> </text:span></text:span><text:span text:style-name="Source_20_Text"><text:span text:style-name="T1">extends</text:span></text:span><text:span text:style-name="Source_20_Text"><text:span text:style-name="T2"> </text:span></text:span><text:span text:style-name="Source_20_Text"><text:span text:style-name="T3">ContaBancaria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7">double</text:span></text:span><text:span text:style-name="Source_20_Text"><text:span text:style-name="T6"> limite;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sacarComLimite</text:span></text:span><text:span text:style-name="Source_20_Text"><text:span text:style-name="T9">(</text:span></text:span><text:span text:style-name="Source_20_Text"><text:span text:style-name="T7">double</text:span></text:span><text:span text:style-name="Source_20_Text"><text:span text:style-name="T9"> valor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1">if</text:span></text:span><text:span text:style-name="Source_20_Text"><text:span text:style-name="T2"> (valor &lt;= saldo + limite) {</text:span></text:span></text:p>
      <text:p text:style-name="P3"><text:span text:style-name="Source_20_Text"><text:span text:style-name="T2"><text:s text:c="12"/>saldo -= valor;</text:span></text:span></text:p>
      <text:p text:style-name="P3"><text:span text:style-name="Source_20_Text"><text:span text:style-name="T2"><text:s text:c="8"/></text:span></text:span><text:span text:style-name="Source_20_Text"><text:span text:style-name="T6">} </text:span></text:span><text:span text:style-name="Source_20_Text"><text:span text:style-name="T7">else</text:span></text:span><text:span text:style-name="Source_20_Text"><text:span text:style-name="T6"> {</text:span></text:span></text:p>
      <text:p text:style-name="P3"><text:span text:style-name="Source_20_Text"><text:span text:style-name="T6"><text:s text:c="12"/>System.out.println(</text:span></text:span><text:span text:style-name="Source_20_Text"><text:span text:style-name="T10">"Limite excedido."</text:span></text:span><text:span text:style-name="Source_20_Text"><text:span text:style-name="T6">);</text:span></text:span></text:p>
      <text:p text:style-name="P3"><text:span text:style-name="Source_20_Text"><text:span text:style-name="T6"><text:s text:c="8"/>}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ContaCorrente conta = </text:span></text:span><text:span text:style-name="Source_20_Text"><text:span text:style-name="T1">new</text:span></text:span><text:span text:style-name="Source_20_Text"><text:span text:style-name="T2"> ContaCorrente();</text:span></text:span></text:p>
      <text:p text:style-name="P3"><text:span text:style-name="Source_20_Text"><text:span text:style-name="T2"><text:s text:c="8"/>conta.saldo = </text:span></text:span><text:span text:style-name="Source_20_Text"><text:span text:style-name="T4">100</text:span></text:span><text:span text:style-name="Source_20_Text"><text:span text:style-name="T2">;</text:span></text:span></text:p>
      <text:p text:style-name="P3"><text:span text:style-name="Source_20_Text"><text:span text:style-name="T2"><text:s text:c="8"/>conta.limite = </text:span></text:span><text:span text:style-name="Source_20_Text"><text:span text:style-name="T4">50</text:span></text:span><text:span text:style-name="Source_20_Text"><text:span text:style-name="T2">;</text:span></text:span></text:p>
      <text:p text:style-name="P3"><text:span text:style-name="Source_20_Text"><text:span text:style-name="T2"><text:s text:c="8"/>conta.sacarComLimite(</text:span></text:span><text:span text:style-name="Source_20_Text"><text:span text:style-name="T4">130</text:span></text:span><text:span text:style-name="Source_20_Text"><text:span text:style-name="T2">)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Saldo: "</text:span></text:span><text:span text:style-name="Source_20_Text"><text:span text:style-name="T2"> + conta.saldo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continue-numbering="true" text:style-name="L1">
        <text:list-item>
          <text:p text:style-name="P8"><text:span text:style-name="Strong_20_Emphasis">Classe </text:span><text:span text:style-name="Source_20_Text">ContaPoupanca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ContaPoupanca</text:span></text:span><text:span text:style-name="Source_20_Text"><text:span text:style-name="T2"> </text:span></text:span><text:span text:style-name="Source_20_Text"><text:span text:style-name="T1">extends</text:span></text:span><text:span text:style-name="Source_20_Text"><text:span text:style-name="T2"> </text:span></text:span><text:span text:style-name="Source_20_Text"><text:span text:style-name="T3">ContaBancaria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renderJuros</text:span></text:span><text:span text:style-name="Source_20_Text"><text:span text:style-name="T4">(</text:span></text:span><text:span text:style-name="Source_20_Text"><text:span text:style-name="T1">double</text:span></text:span><text:span text:style-name="Source_20_Text"><text:span text:style-name="T4"> taxa)</text:span></text:span><text:span text:style-name="Source_20_Text"><text:span text:style-name="T2"> {</text:span></text:span></text:p>
      <text:p text:style-name="P3"><text:span text:style-name="Source_20_Text"><text:span text:style-name="T2"><text:s text:c="8"/>saldo += saldo * taxa;</text:span></text:span></text:p>
      <text:p text:style-name="P3"><text:span text:style-name="Source_20_Text"><text:span text:style-name="T2"><text:s text:c="4"/></text:span></text:span><text:span text:style-name="Source_20_Text"><text:span text:style-name="T6"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ContaPoupanca conta = </text:span></text:span><text:span text:style-name="Source_20_Text"><text:span text:style-name="T1">new</text:span></text:span><text:span text:style-name="Source_20_Text"><text:span text:style-name="T2"> ContaPoupanca();</text:span></text:span></text:p>
      <text:p text:style-name="P3"><text:span text:style-name="Source_20_Text"><text:span text:style-name="T2"><text:s text:c="8"/>conta.deposito(</text:span></text:span><text:span text:style-name="Source_20_Text"><text:span text:style-name="T4">100</text:span></text:span><text:span text:style-name="Source_20_Text"><text:span text:style-name="T2">);</text:span></text:span></text:p>
      <text:p text:style-name="P3"><text:span text:style-name="Source_20_Text"><text:span text:style-name="T2"><text:s text:c="8"/>conta.renderJuros(</text:span></text:span><text:span text:style-name="Source_20_Text"><text:span text:style-name="T4">0.05</text:span></text:span><text:span text:style-name="Source_20_Text"><text:span text:style-name="T2">)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Saldo após juros: "</text:span></text:span><text:span text:style-name="Source_20_Text"><text:span text:style-name="T2"> + conta.saldo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continue-numbering="true" text:style-name="L1">
        <text:list-item>
          <text:p text:style-name="P8"><text:span text:style-name="Strong_20_Emphasis">Classe </text:span><text:span text:style-name="Source_20_Text">Funcionario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Funcionario</text:span></text:span><text:span text:style-name="Source_20_Text"><text:span text:style-name="T2"> {</text:span></text:span></text:p>
      <text:p text:style-name="P3"><text:span text:style-name="Source_20_Text"><text:span text:style-name="T2"><text:s text:c="4"/>String nome;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salario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aumentarSalario</text:span></text:span><text:span text:style-name="Source_20_Text"><text:span text:style-name="T4">(</text:span></text:span><text:span text:style-name="Source_20_Text"><text:span text:style-name="T1">double</text:span></text:span><text:span text:style-name="Source_20_Text"><text:span text:style-name="T4"> percentual)</text:span></text:span><text:span text:style-name="Source_20_Text"><text:span text:style-name="T2"> {</text:span></text:span></text:p>
      <text:p text:style-name="P3"><text:span text:style-name="Source_20_Text"><text:span text:style-name="T2"><text:s text:c="8"/>salario += salario * percentual / </text:span></text:span><text:span text:style-name="Source_20_Text"><text:span text:style-name="T4">100</text:span></text:span><text:span text:style-name="Source_20_Text"><text:span text:style-name="T2">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Funcionario funcionario = </text:span></text:span><text:span text:style-name="Source_20_Text"><text:span text:style-name="T1">new</text:span></text:span><text:span text:style-name="Source_20_Text"><text:span text:style-name="T2"> Funcionario();</text:span></text:span></text:p>
      <text:p text:style-name="P3"><text:span text:style-name="Source_20_Text"><text:span text:style-name="T2"><text:s text:c="8"/>funcionario.nome = </text:span></text:span><text:span text:style-name="Source_20_Text"><text:span text:style-name="T5">"Carlos"</text:span></text:span><text:span text:style-name="Source_20_Text"><text:span text:style-name="T2">;</text:span></text:span></text:p>
      <text:p text:style-name="P3"><text:span text:style-name="Source_20_Text"><text:span text:style-name="T2"><text:s text:c="8"/>funcionario.salario = </text:span></text:span><text:span text:style-name="Source_20_Text"><text:span text:style-name="T4">2000</text:span></text:span><text:span text:style-name="Source_20_Text"><text:span text:style-name="T2">;</text:span></text:span></text:p>
      <text:p text:style-name="P3"><text:span text:style-name="Source_20_Text"><text:span text:style-name="T2"><text:s text:c="8"/>funcionario.aumentarSalario(</text:span></text:span><text:span text:style-name="Source_20_Text"><text:span text:style-name="T4">10</text:span></text:span><text:span text:style-name="Source_20_Text"><text:span text:style-name="T2">)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Salário: "</text:span></text:span><text:span text:style-name="Source_20_Text"><text:span text:style-name="T2"> + funcionario.salario);</text:span></text:span></text:p>
      <text:p text:style-name="P3"><text:soft-page-break/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continue-numbering="true" text:style-name="L1">
        <text:list-item>
          <text:p text:style-name="P8"><text:span text:style-name="Strong_20_Emphasis">Classe </text:span><text:span text:style-name="Source_20_Text">CarroEletrico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CarroEletrico</text:span></text:span><text:span text:style-name="Source_20_Text"><text:span text:style-name="T2"> </text:span></text:span><text:span text:style-name="Source_20_Text"><text:span text:style-name="T1">extends</text:span></text:span><text:span text:style-name="Source_20_Text"><text:span text:style-name="T2"> </text:span></text:span><text:span text:style-name="Source_20_Text"><text:span text:style-name="T3">Carro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carga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carregar</text:span></text:span><text:span text:style-name="Source_20_Text"><text:span text:style-name="T4">(</text:span></text:span><text:span text:style-name="Source_20_Text"><text:span text:style-name="T1">double</text:span></text:span><text:span text:style-name="Source_20_Text"><text:span text:style-name="T4"> quantidade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6">carga += quantidade;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CarroEletrico carro = </text:span></text:span><text:span text:style-name="Source_20_Text"><text:span text:style-name="T1">new</text:span></text:span><text:span text:style-name="Source_20_Text"><text:span text:style-name="T2"> CarroEletrico();</text:span></text:span></text:p>
      <text:p text:style-name="P3"><text:span text:style-name="Source_20_Text"><text:span text:style-name="T2"><text:s text:c="8"/>carro.carregar(</text:span></text:span><text:span text:style-name="Source_20_Text"><text:span text:style-name="T4">50</text:span></text:span><text:span text:style-name="Source_20_Text"><text:span text:style-name="T2">)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Carga: "</text:span></text:span><text:span text:style-name="Source_20_Text"><text:span text:style-name="T2"> + carro.carga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continue-numbering="true" text:style-name="L1">
        <text:list-item>
          <text:p text:style-name="P8"><text:span text:style-name="Strong_20_Emphasis">Classe </text:span><text:span text:style-name="Source_20_Text">Relogio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Relogio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1">int</text:span></text:span><text:span text:style-name="Source_20_Text"><text:span text:style-name="T2"> hora;</text:span></text:span></text:p>
      <text:p text:style-name="P3"><text:span text:style-name="Source_20_Text"><text:span text:style-name="T2"><text:s text:c="4"/></text:span></text:span><text:span text:style-name="Source_20_Text"><text:span text:style-name="T1">int</text:span></text:span><text:span text:style-name="Source_20_Text"><text:span text:style-name="T2"> minuto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avancar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minuto++;</text:span></text:span></text:p>
      <text:p text:style-name="P3"><text:span text:style-name="Source_20_Text"><text:span text:style-name="T2"><text:s text:c="8"/></text:span></text:span><text:span text:style-name="Source_20_Text"><text:span text:style-name="T1">if</text:span></text:span><text:span text:style-name="Source_20_Text"><text:span text:style-name="T2"> (minuto == </text:span></text:span><text:span text:style-name="Source_20_Text"><text:span text:style-name="T4">60</text:span></text:span><text:span text:style-name="Source_20_Text"><text:span text:style-name="T2">) {</text:span></text:span></text:p>
      <text:p text:style-name="P3"><text:span text:style-name="Source_20_Text"><text:span text:style-name="T2"><text:s text:c="12"/>minuto = </text:span></text:span><text:span text:style-name="Source_20_Text"><text:span text:style-name="T4">0</text:span></text:span><text:span text:style-name="Source_20_Text"><text:span text:style-name="T2">;</text:span></text:span></text:p>
      <text:p text:style-name="P3"><text:span text:style-name="Source_20_Text"><text:span text:style-name="T2"><text:s text:c="12"/>hora++;</text:span></text:span></text:p>
      <text:p text:style-name="P3"><text:span text:style-name="Source_20_Text"><text:span text:style-name="T2"><text:s text:c="12"/></text:span></text:span><text:span text:style-name="Source_20_Text"><text:span text:style-name="T1">if</text:span></text:span><text:span text:style-name="Source_20_Text"><text:span text:style-name="T2"> (hora == </text:span></text:span><text:span text:style-name="Source_20_Text"><text:span text:style-name="T4">24</text:span></text:span><text:span text:style-name="Source_20_Text"><text:span text:style-name="T2">) {</text:span></text:span></text:p>
      <text:p text:style-name="P3"><text:span text:style-name="Source_20_Text"><text:span text:style-name="T2"><text:s text:c="16"/>hora = </text:span></text:span><text:span text:style-name="Source_20_Text"><text:span text:style-name="T4">0</text:span></text:span><text:span text:style-name="Source_20_Text"><text:span text:style-name="T2">;</text:span></text:span></text:p>
      <text:p text:style-name="P3"><text:span text:style-name="Source_20_Text"><text:span text:style-name="T2"><text:s text:c="12"/>}</text:span></text:span></text:p>
      <text:p text:style-name="P3"><text:span text:style-name="Source_20_Text"><text:span text:style-name="T2"><text:s text:c="8"/>}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Relogio relogio = </text:span></text:span><text:span text:style-name="Source_20_Text"><text:span text:style-name="T1">new</text:span></text:span><text:span text:style-name="Source_20_Text"><text:span text:style-name="T2"> Relogio();</text:span></text:span></text:p>
      <text:p text:style-name="P3"><text:span text:style-name="Source_20_Text"><text:span text:style-name="T2"><text:s text:c="8"/>relogio.hora = </text:span></text:span><text:span text:style-name="Source_20_Text"><text:span text:style-name="T4">23</text:span></text:span><text:span text:style-name="Source_20_Text"><text:span text:style-name="T2">;</text:span></text:span></text:p>
      <text:p text:style-name="P3"><text:span text:style-name="Source_20_Text"><text:span text:style-name="T2"><text:s text:c="8"/>relogio.minuto = </text:span></text:span><text:span text:style-name="Source_20_Text"><text:span text:style-name="T4">59</text:span></text:span><text:span text:style-name="Source_20_Text"><text:span text:style-name="T2">;</text:span></text:span></text:p>
      <text:p text:style-name="P3"><text:span text:style-name="Source_20_Text"><text:span text:style-name="T2"><text:s text:c="8"/>relogio.avancar()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Hora: "</text:span></text:span><text:span text:style-name="Source_20_Text"><text:span text:style-name="T2"> + relogio.hora + </text:span></text:span><text:span text:style-name="Source_20_Text"><text:span text:style-name="T5">":"</text:span></text:span><text:span text:style-name="Source_20_Text"><text:span text:style-name="T2"> + relogio.minuto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continue-numbering="true" text:style-name="L1">
        <text:list-item>
          <text:p text:style-name="P8"><text:span text:style-name="Strong_20_Emphasis">Classe </text:span><text:span text:style-name="Source_20_Text">Animal</text:span><text:span text:style-name="Strong_20_Emphasis"> e </text:span><text:span text:style-name="Source_20_Text">Gato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Animal</text:span></text:span><text:span text:style-name="Source_20_Text"><text:span text:style-name="T2"> {</text:span></text:span></text:p>
      <text:p text:style-name="P3"><text:span text:style-name="Source_20_Text"><text:span text:style-name="T2"><text:s text:c="4"/>String nome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fazerSom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Som do animal"</text:span></text:span><text:span text:style-name="Source_20_Text"><text:span text:style-name="T2">);</text:span></text:span></text:p>
      <text:p text:style-name="P3"><text:soft-page-break/><text:span text:style-name="Source_20_Text"><text:span text:style-name="T2"><text:s text:c="4"/>}</text:span></text:span></text:p>
      <text:p text:style-name="P3"><text:span text:style-name="Source_20_Text"><text:span text:style-name="T2">}</text:span></text:span></text:p>
      <text:p text:style-name="P3"/>
      <text:p text:style-name="P3"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class</text:span></text:span><text:span text:style-name="Source_20_Text"><text:span text:style-name="T6"> </text:span></text:span><text:span text:style-name="Source_20_Text"><text:span text:style-name="T8">Gato</text:span></text:span><text:span text:style-name="Source_20_Text"><text:span text:style-name="T6"> </text:span></text:span><text:span text:style-name="Source_20_Text"><text:span text:style-name="T7">extends</text:span></text:span><text:span text:style-name="Source_20_Text"><text:span text:style-name="T6"> </text:span></text:span><text:span text:style-name="Source_20_Text"><text:span text:style-name="T8">Animal</text:span></text:span><text:span text:style-name="Source_20_Text"><text:span text:style-name="T6"> {</text:span></text:span></text:p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fazerSom</text:span></text:span><text:span text:style-name="Source_20_Text"><text:span text:style-name="T9">()</text:span></text:span><text:span text:style-name="Source_20_Text"><text:span text:style-name="T6"> {</text:span></text:span></text:p>
      <text:p text:style-name="P3"><text:span text:style-name="Source_20_Text"><text:span text:style-name="T6"><text:s text:c="8"/>System.out.println(</text:span></text:span><text:span text:style-name="Source_20_Text"><text:span text:style-name="T10">"Miau!"</text:span></text:span><text:span text:style-name="Source_20_Text"><text:span text:style-name="T6">);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Gato gato = </text:span></text:span><text:span text:style-name="Source_20_Text"><text:span text:style-name="T7">new</text:span></text:span><text:span text:style-name="Source_20_Text"><text:span text:style-name="T6"> Gato();</text:span></text:span></text:p>
      <text:p text:style-name="P3"><text:span text:style-name="Source_20_Text"><text:span text:style-name="T6"><text:s text:c="8"/>gato.nome = </text:span></text:span><text:span text:style-name="Source_20_Text"><text:span text:style-name="T10">"Whiskers"</text:span></text:span><text:span text:style-name="Source_20_Text"><text:span text:style-name="T6">;</text:span></text:span></text:p>
      <text:p text:style-name="P3"><text:span text:style-name="Source_20_Text"><text:span text:style-name="T6"><text:s text:c="8"/></text:span></text:span><text:span text:style-name="Source_20_Text"><text:span text:style-name="T2">gato.fazerSom(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h text:style-name="Heading_20_3" text:outline-level="3">Sugestões</text:h>
      <text:p text:style-name="Text_20_body">Esses exercícios cobrem conceitos básicos e intermediários de OOP em Java. Você pode expandir esses exemplos ou criar variações para praticar mais.</text:p>
      <text:p text:style-name="Text_20_body"/>
      <text:p text:style-name="Text_20_body"/>
      <text:p text:style-name="Text_20_body"/>
      <text:p text:style-name="Text_20_body"/>
      <text:p text:style-name="Text_20_body">Aqui estão mais 20 exercícios resolvidos em Java, utilizando classes e objetos:</text:p>
      <text:h text:style-name="Heading_20_3" text:outline-level="3">Exercícios Resolvidos</text:h>
      <text:list text:style-name="L2">
        <text:list-item>
          <text:p text:style-name="P9"><text:span text:style-name="Strong_20_Emphasis">Classe </text:span><text:span text:style-name="Source_20_Text">Veiculo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Veiculo</text:span></text:span><text:span text:style-name="Source_20_Text"><text:span text:style-name="T2"> {</text:span></text:span></text:p>
      <text:p text:style-name="P3"><text:span text:style-name="Source_20_Text"><text:span text:style-name="T2"><text:s text:c="4"/>String modelo;</text:span></text:span></text:p>
      <text:p text:style-name="P3"><text:span text:style-name="Source_20_Text"><text:span text:style-name="T2"><text:s text:c="4"/>String cor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exibirDetalhes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Modelo: "</text:span></text:span><text:span text:style-name="Source_20_Text"><text:span text:style-name="T2"> + modelo + </text:span></text:span><text:span text:style-name="Source_20_Text"><text:span text:style-name="T5">", Cor: "</text:span></text:span><text:span text:style-name="Source_20_Text"><text:span text:style-name="T2"> + cor);</text:span></text:span></text:p>
      <text:p text:style-name="P3"><text:span text:style-name="Source_20_Text"><text:span text:style-name="T2"><text:s text:c="4"/></text:span></text:span><text:span text:style-name="Source_20_Text"><text:span text:style-name="T6"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Veiculo veiculo = </text:span></text:span><text:span text:style-name="Source_20_Text"><text:span text:style-name="T1">new</text:span></text:span><text:span text:style-name="Source_20_Text"><text:span text:style-name="T2"> Veiculo();</text:span></text:span></text:p>
      <text:p text:style-name="P3"><text:span text:style-name="Source_20_Text"><text:span text:style-name="T2"><text:s text:c="8"/>veiculo.modelo = </text:span></text:span><text:span text:style-name="Source_20_Text"><text:span text:style-name="T5">"Fusca"</text:span></text:span><text:span text:style-name="Source_20_Text"><text:span text:style-name="T2">;</text:span></text:span></text:p>
      <text:p text:style-name="P3"><text:span text:style-name="Source_20_Text"><text:span text:style-name="T2"><text:s text:c="8"/>veiculo.cor = </text:span></text:span><text:span text:style-name="Source_20_Text"><text:span text:style-name="T5">"azul"</text:span></text:span><text:span text:style-name="Source_20_Text"><text:span text:style-name="T2">;</text:span></text:span></text:p>
      <text:p text:style-name="P3"><text:span text:style-name="Source_20_Text"><text:span text:style-name="T2"><text:s text:c="8"/>veiculo.exibirDetalhes(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style-name="L3">
        <text:list-item>
          <text:p text:style-name="P10"><text:span text:style-name="Strong_20_Emphasis">Classe </text:span><text:span text:style-name="Source_20_Text">Endereco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Endereco</text:span></text:span><text:span text:style-name="Source_20_Text"><text:span text:style-name="T2"> {</text:span></text:span></text:p>
      <text:p text:style-name="P3"><text:span text:style-name="Source_20_Text"><text:span text:style-name="T2"><text:s text:c="4"/>String rua;</text:span></text:span></text:p>
      <text:p text:style-name="P3"><text:span text:style-name="Source_20_Text"><text:span text:style-name="T2"><text:s text:c="4"/>String cidade;</text:span></text:span></text:p>
      <text:p text:style-name="P3"/>
      <text:p text:style-name="P3"><text:soft-page-break/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exibirEndereco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Endereço: "</text:span></text:span><text:span text:style-name="Source_20_Text"><text:span text:style-name="T2"> + rua + </text:span></text:span><text:span text:style-name="Source_20_Text"><text:span text:style-name="T5">", "</text:span></text:span><text:span text:style-name="Source_20_Text"><text:span text:style-name="T2"> + cidade);</text:span></text:span></text:p>
      <text:p text:style-name="P3"><text:span text:style-name="Source_20_Text"><text:span text:style-name="T2"><text:s text:c="4"/></text:span></text:span><text:span text:style-name="Source_20_Text"><text:span text:style-name="T6"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Endereco endereco = </text:span></text:span><text:span text:style-name="Source_20_Text"><text:span text:style-name="T1">new</text:span></text:span><text:span text:style-name="Source_20_Text"><text:span text:style-name="T2"> Endereco();</text:span></text:span></text:p>
      <text:p text:style-name="P3"><text:span text:style-name="Source_20_Text"><text:span text:style-name="T2"><text:s text:c="8"/>endereco.rua = </text:span></text:span><text:span text:style-name="Source_20_Text"><text:span text:style-name="T5">"Av. Brasil"</text:span></text:span><text:span text:style-name="Source_20_Text"><text:span text:style-name="T2">;</text:span></text:span></text:p>
      <text:p text:style-name="P3"><text:span text:style-name="Source_20_Text"><text:span text:style-name="T2"><text:s text:c="8"/>endereco.cidade = </text:span></text:span><text:span text:style-name="Source_20_Text"><text:span text:style-name="T5">"Rio de Janeiro"</text:span></text:span><text:span text:style-name="Source_20_Text"><text:span text:style-name="T2">;</text:span></text:span></text:p>
      <text:p text:style-name="P3"><text:span text:style-name="Source_20_Text"><text:span text:style-name="T2"><text:s text:c="8"/>endereco.exibirEndereco(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style-name="L4">
        <text:list-item>
          <text:p text:style-name="P11"><text:span text:style-name="Strong_20_Emphasis">Classe </text:span><text:span text:style-name="Source_20_Text">Funcionario</text:span><text:span text:style-name="Strong_20_Emphasis"> com cálculo de salário</text:span></text:p>
        </text:list-item>
      </text:list>
      <text:p text:style-name="P6">java</text:p>
      <text:p text:style-name="P7">Copy</text:p>
      <text:p text:style-name="P3"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class</text:span></text:span><text:span text:style-name="Source_20_Text"><text:span text:style-name="T6"> </text:span></text:span><text:span text:style-name="Source_20_Text"><text:span text:style-name="T8">Funcionario</text:span></text:span><text:span text:style-name="Source_20_Text"><text:span text:style-name="T6"> {</text:span></text:span></text:p>
      <text:p text:style-name="P3"><text:span text:style-name="Source_20_Text"><text:span text:style-name="T6"><text:s text:c="4"/>String nome;</text:span></text:span></text:p>
      <text:p text:style-name="P3"><text:span text:style-name="Source_20_Text"><text:span text:style-name="T6"><text:s text:c="4"/></text:span></text:span><text:span text:style-name="Source_20_Text"><text:span text:style-name="T7">double</text:span></text:span><text:span text:style-name="Source_20_Text"><text:span text:style-name="T6"> salario;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double</text:span></text:span><text:span text:style-name="Source_20_Text"><text:span text:style-name="T6"> </text:span></text:span><text:span text:style-name="Source_20_Text"><text:span text:style-name="T8">calcularSalarioAnual</text:span></text:span><text:span text:style-name="Source_20_Text"><text:span text:style-name="T9">(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7">return</text:span></text:span><text:span text:style-name="Source_20_Text"><text:span text:style-name="T6"> salario * </text:span></text:span><text:span text:style-name="Source_20_Text"><text:span text:style-name="T9">12</text:span></text:span><text:span text:style-name="Source_20_Text"><text:span text:style-name="T6">;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Funcionario funcionario = </text:span></text:span><text:span text:style-name="Source_20_Text"><text:span text:style-name="T1">new</text:span></text:span><text:span text:style-name="Source_20_Text"><text:span text:style-name="T2"> Funcionario();</text:span></text:span></text:p>
      <text:p text:style-name="P3"><text:span text:style-name="Source_20_Text"><text:span text:style-name="T2"><text:s text:c="8"/>funcionario.nome = </text:span></text:span><text:span text:style-name="Source_20_Text"><text:span text:style-name="T5">"Ana"</text:span></text:span><text:span text:style-name="Source_20_Text"><text:span text:style-name="T2">;</text:span></text:span></text:p>
      <text:p text:style-name="P3"><text:span text:style-name="Source_20_Text"><text:span text:style-name="T2"><text:s text:c="8"/>funcionario.salario = </text:span></text:span><text:span text:style-name="Source_20_Text"><text:span text:style-name="T4">3000</text:span></text:span><text:span text:style-name="Source_20_Text"><text:span text:style-name="T2">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Salário Anual: "</text:span></text:span><text:span text:style-name="Source_20_Text"><text:span text:style-name="T2"> + funcionario.calcularSalarioAnual()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style-name="L5">
        <text:list-item>
          <text:p text:style-name="P12"><text:span text:style-name="Strong_20_Emphasis">Classe </text:span><text:span text:style-name="Source_20_Text">Quadrado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Quadrado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lado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Area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lado * lado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Quadrado quadrado = </text:span></text:span><text:span text:style-name="Source_20_Text"><text:span text:style-name="T1">new</text:span></text:span><text:span text:style-name="Source_20_Text"><text:span text:style-name="T2"> Quadrado();</text:span></text:span></text:p>
      <text:p text:style-name="P3"><text:span text:style-name="Source_20_Text"><text:span text:style-name="T2"><text:s text:c="8"/>quadrado.lado = </text:span></text:span><text:span text:style-name="Source_20_Text"><text:span text:style-name="T4">4</text:span></text:span><text:span text:style-name="Source_20_Text"><text:span text:style-name="T2">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Área do Quadrado: "</text:span></text:span><text:span text:style-name="Source_20_Text"><text:span text:style-name="T2"> + quadrado.calcularArea()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style-name="L6">
        <text:list-item>
          <text:p text:style-name="P13"><text:span text:style-name="Strong_20_Emphasis">Classe </text:span><text:span text:style-name="Source_20_Text">JogoDaForca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import</text:span></text:span><text:span text:style-name="Source_20_Text"><text:span text:style-name="T2"> java.util.Scanner;</text:span></text:span></text:p>
      <text:p text:style-name="P3"/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JogoDaForca</text:span></text:span><text:span text:style-name="Source_20_Text"><text:span text:style-name="T2"> {</text:span></text:span></text:p>
      <text:p text:style-name="P3"><text:soft-page-break/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String palavra = </text:span></text:span><text:span text:style-name="Source_20_Text"><text:span text:style-name="T10">"JAVA"</text:span></text:span><text:span text:style-name="Source_20_Text"><text:span text:style-name="T6">;</text:span></text:span></text:p>
      <text:p text:style-name="P3"><text:span text:style-name="Source_20_Text"><text:span text:style-name="T6"><text:s text:c="8"/>Scanner scanner = </text:span></text:span><text:span text:style-name="Source_20_Text"><text:span text:style-name="T7">new</text:span></text:span><text:span text:style-name="Source_20_Text"><text:span text:style-name="T6"> Scanner(System.in);</text:span></text:span></text:p>
      <text:p text:style-name="P3"><text:span text:style-name="Source_20_Text"><text:span text:style-name="T6"><text:s text:c="8"/>String tentativa;</text:span></text:span></text:p>
      <text:p text:style-name="P4"/>
      <text:p text:style-name="P3"><text:span text:style-name="Source_20_Text"><text:span text:style-name="T6"><text:s text:c="8"/>System.out.print(</text:span></text:span><text:span text:style-name="Source_20_Text"><text:span text:style-name="T10">"Adivinhe a palavra: "</text:span></text:span><text:span text:style-name="Source_20_Text"><text:span text:style-name="T6">);</text:span></text:span></text:p>
      <text:p text:style-name="P3"><text:span text:style-name="Source_20_Text"><text:span text:style-name="T6"><text:s text:c="8"/>tentativa = scanner.nextLine().toUpperCase();</text:span></text:span></text:p>
      <text:p text:style-name="P4"/>
      <text:p text:style-name="P3"><text:span text:style-name="Source_20_Text"><text:span text:style-name="T6"><text:s text:c="8"/></text:span></text:span><text:span text:style-name="Source_20_Text"><text:span text:style-name="T7">if</text:span></text:span><text:span text:style-name="Source_20_Text"><text:span text:style-name="T6"> (tentativa.equals(palavra)) {</text:span></text:span></text:p>
      <text:p text:style-name="P3"><text:span text:style-name="Source_20_Text"><text:span text:style-name="T6"><text:s text:c="12"/>System.out.println(</text:span></text:span><text:span text:style-name="Source_20_Text"><text:span text:style-name="T10">"Você acertou!"</text:span></text:span><text:span text:style-name="Source_20_Text"><text:span text:style-name="T6">);</text:span></text:span></text:p>
      <text:p text:style-name="P3"><text:span text:style-name="Source_20_Text"><text:span text:style-name="T6"><text:s text:c="8"/></text:span></text:span><text:span text:style-name="Source_20_Text"><text:span text:style-name="T2">} </text:span></text:span><text:span text:style-name="Source_20_Text"><text:span text:style-name="T1">else</text:span></text:span><text:span text:style-name="Source_20_Text"><text:span text:style-name="T2"> {</text:span></text:span></text:p>
      <text:p text:style-name="P3"><text:span text:style-name="Source_20_Text"><text:span text:style-name="T2"><text:s text:c="12"/>System.out.println(</text:span></text:span><text:span text:style-name="Source_20_Text"><text:span text:style-name="T5">"Tente novamente."</text:span></text:span><text:span text:style-name="Source_20_Text"><text:span text:style-name="T2">);</text:span></text:span></text:p>
      <text:p text:style-name="P3"><text:span text:style-name="Source_20_Text"><text:span text:style-name="T2"><text:s text:c="8"/>}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style-name="L7">
        <text:list-item>
          <text:p text:style-name="P14"><text:span text:style-name="Strong_20_Emphasis">Classe </text:span><text:span text:style-name="Source_20_Text">CartaoCredito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CartaoCredito</text:span></text:span><text:span text:style-name="Source_20_Text"><text:span text:style-name="T2"> {</text:span></text:span></text:p>
      <text:p text:style-name="P3"><text:span text:style-name="Source_20_Text"><text:span text:style-name="T2"><text:s text:c="4"/>String numero;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limite;</text:span></text:span></text:p>
      <text:p text:style-name="P3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boolean</text:span></text:span><text:span text:style-name="Source_20_Text"><text:span text:style-name="T6"> </text:span></text:span><text:span text:style-name="Source_20_Text"><text:span text:style-name="T8">realizarCompra</text:span></text:span><text:span text:style-name="Source_20_Text"><text:span text:style-name="T9">(</text:span></text:span><text:span text:style-name="Source_20_Text"><text:span text:style-name="T7">double</text:span></text:span><text:span text:style-name="Source_20_Text"><text:span text:style-name="T9"> valor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1">if</text:span></text:span><text:span text:style-name="Source_20_Text"><text:span text:style-name="T2"> (valor &lt;= limite) {</text:span></text:span></text:p>
      <text:p text:style-name="P3"><text:span text:style-name="Source_20_Text"><text:span text:style-name="T2"><text:s text:c="12"/>limite -= valor;</text:span></text:span></text:p>
      <text:p text:style-name="P3"><text:span text:style-name="Source_20_Text"><text:span text:style-name="T2"><text:s text:c="12"/></text:span></text:span><text:span text:style-name="Source_20_Text"><text:span text:style-name="T7">return</text:span></text:span><text:span text:style-name="Source_20_Text"><text:span text:style-name="T6"> </text:span></text:span><text:span text:style-name="Source_20_Text"><text:span text:style-name="T7">true</text:span></text:span><text:span text:style-name="Source_20_Text"><text:span text:style-name="T6">;</text:span></text:span></text:p>
      <text:p text:style-name="P3"><text:span text:style-name="Source_20_Text"><text:span text:style-name="T6"><text:s text:c="8"/>}</text:span></text:span></text:p>
      <text:p text:style-name="P3"><text:span text:style-name="Source_20_Text"><text:span text:style-name="T6"><text:s text:c="8"/></text:span></text:span><text:span text:style-name="Source_20_Text"><text:span text:style-name="T7">return</text:span></text:span><text:span text:style-name="Source_20_Text"><text:span text:style-name="T6"> </text:span></text:span><text:span text:style-name="Source_20_Text"><text:span text:style-name="T7">false</text:span></text:span><text:span text:style-name="Source_20_Text"><text:span text:style-name="T6">;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CartaoCredito cartao = </text:span></text:span><text:span text:style-name="Source_20_Text"><text:span text:style-name="T1">new</text:span></text:span><text:span text:style-name="Source_20_Text"><text:span text:style-name="T2"> CartaoCredito();</text:span></text:span></text:p>
      <text:p text:style-name="P3"><text:span text:style-name="Source_20_Text"><text:span text:style-name="T2"><text:s text:c="8"/>cartao.numero = </text:span></text:span><text:span text:style-name="Source_20_Text"><text:span text:style-name="T5">"1234-5678-9012-3456"</text:span></text:span><text:span text:style-name="Source_20_Text"><text:span text:style-name="T2">;</text:span></text:span></text:p>
      <text:p text:style-name="P3"><text:span text:style-name="Source_20_Text"><text:span text:style-name="T2"><text:s text:c="8"/>cartao.limite = </text:span></text:span><text:span text:style-name="Source_20_Text"><text:span text:style-name="T4">500</text:span></text:span><text:span text:style-name="Source_20_Text"><text:span text:style-name="T2">;</text:span></text:span></text:p>
      <text:p text:style-name="P3"><text:span text:style-name="Source_20_Text"><text:span text:style-name="T2"><text:s text:c="8"/></text:span></text:span><text:span text:style-name="Source_20_Text"><text:span text:style-name="T1">boolean</text:span></text:span><text:span text:style-name="Source_20_Text"><text:span text:style-name="T2"> sucesso = cartao.realizarCompra(</text:span></text:span><text:span text:style-name="Source_20_Text"><text:span text:style-name="T4">150</text:span></text:span><text:span text:style-name="Source_20_Text"><text:span text:style-name="T2">)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Compra realizada: "</text:span></text:span><text:span text:style-name="Source_20_Text"><text:span text:style-name="T2"> + sucesso)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Novo limite: "</text:span></text:span><text:span text:style-name="Source_20_Text"><text:span text:style-name="T2"> + cartao.limite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style-name="L8">
        <text:list-item>
          <text:p text:style-name="P15"><text:span text:style-name="Strong_20_Emphasis">Classe </text:span><text:span text:style-name="Source_20_Text">Turma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import</text:span></text:span><text:span text:style-name="Source_20_Text"><text:span text:style-name="T2"> java.util.ArrayList;</text:span></text:span></text:p>
      <text:p text:style-name="P3"/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Turma</text:span></text:span><text:span text:style-name="Source_20_Text"><text:span text:style-name="T2"> {</text:span></text:span></text:p>
      <text:p text:style-name="P3"><text:span text:style-name="Source_20_Text"><text:span text:style-name="T6"><text:s text:c="4"/>ArrayList&lt;String&gt; alunos = </text:span></text:span><text:span text:style-name="Source_20_Text"><text:span text:style-name="T7">new</text:span></text:span><text:span text:style-name="Source_20_Text"><text:span text:style-name="T6"> ArrayList&lt;&gt;();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adicionarAluno</text:span></text:span><text:span text:style-name="Source_20_Text"><text:span text:style-name="T4">(String aluno)</text:span></text:span><text:span text:style-name="Source_20_Text"><text:span text:style-name="T2"> {</text:span></text:span></text:p>
      <text:p text:style-name="P3"><text:span text:style-name="Source_20_Text"><text:span text:style-name="T2"><text:s text:c="8"/>alunos.add(aluno)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listarAlunos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Alunos na turma:"</text:span></text:span><text:span text:style-name="Source_20_Text"><text:span text:style-name="T2">);</text:span></text:span></text:p>
      <text:p text:style-name="P3"><text:span text:style-name="Source_20_Text"><text:span text:style-name="T2"><text:s text:c="8"/></text:span></text:span><text:span text:style-name="Source_20_Text"><text:span text:style-name="T7">for</text:span></text:span><text:span text:style-name="Source_20_Text"><text:span text:style-name="T6"> (String aluno : alunos) {</text:span></text:span></text:p>
      <text:p text:style-name="P3"><text:span text:style-name="Source_20_Text"><text:span text:style-name="T6"><text:s text:c="12"/>System.out.println(aluno);</text:span></text:span></text:p>
      <text:p text:style-name="P3"><text:span text:style-name="Source_20_Text"><text:span text:style-name="T6"><text:s text:c="8"/>}</text:span></text:span></text:p>
      <text:p text:style-name="P3"><text:soft-page-break/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Turma turma = </text:span></text:span><text:span text:style-name="Source_20_Text"><text:span text:style-name="T1">new</text:span></text:span><text:span text:style-name="Source_20_Text"><text:span text:style-name="T2"> Turma();</text:span></text:span></text:p>
      <text:p text:style-name="P3"><text:span text:style-name="Source_20_Text"><text:span text:style-name="T2"><text:s text:c="8"/>turma.adicionarAluno(</text:span></text:span><text:span text:style-name="Source_20_Text"><text:span text:style-name="T5">"Pedro"</text:span></text:span><text:span text:style-name="Source_20_Text"><text:span text:style-name="T2">);</text:span></text:span></text:p>
      <text:p text:style-name="P3"><text:span text:style-name="Source_20_Text"><text:span text:style-name="T2"><text:s text:c="8"/>turma.adicionarAluno(</text:span></text:span><text:span text:style-name="Source_20_Text"><text:span text:style-name="T5">"Maria"</text:span></text:span><text:span text:style-name="Source_20_Text"><text:span text:style-name="T2">);</text:span></text:span></text:p>
      <text:p text:style-name="P3"><text:span text:style-name="Source_20_Text"><text:span text:style-name="T2"><text:s text:c="8"/>turma.listarAlunos(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style-name="L9">
        <text:list-item>
          <text:p text:style-name="P16"><text:span text:style-name="Strong_20_Emphasis">Classe </text:span><text:span text:style-name="Source_20_Text">Carro</text:span><text:span text:style-name="Strong_20_Emphasis"> com método de consumo</text:span></text:p>
        </text:list-item>
      </text:list>
      <text:p text:style-name="P6">java</text:p>
      <text:p text:style-name="P7">Copy</text:p>
      <text:p text:style-name="P3"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class</text:span></text:span><text:span text:style-name="Source_20_Text"><text:span text:style-name="T6"> </text:span></text:span><text:span text:style-name="Source_20_Text"><text:span text:style-name="T8">Carro</text:span></text:span><text:span text:style-name="Source_20_Text"><text:span text:style-name="T6"> {</text:span></text:span></text:p>
      <text:p text:style-name="P3"><text:span text:style-name="Source_20_Text"><text:span text:style-name="T6"><text:s text:c="4"/></text:span></text:span><text:span text:style-name="Source_20_Text"><text:span text:style-name="T1">double</text:span></text:span><text:span text:style-name="Source_20_Text"><text:span text:style-name="T2"> combustivel;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consumo; </text:span></text:span><text:span text:style-name="Source_20_Text"><text:span text:style-name="T11">// km por litro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dirigir</text:span></text:span><text:span text:style-name="Source_20_Text"><text:span text:style-name="T4">(</text:span></text:span><text:span text:style-name="Source_20_Text"><text:span text:style-name="T1">double</text:span></text:span><text:span text:style-name="Source_20_Text"><text:span text:style-name="T4"> distancia)</text:span></text:span><text:span text:style-name="Source_20_Text"><text:span text:style-name="T2"> {</text:span></text:span></text:p>
      <text:p text:style-name="P3"><text:span text:style-name="Source_20_Text"><text:span text:style-name="T2"><text:s text:c="8"/>combustivel -= distancia / consumo;</text:span></text:span></text:p>
      <text:p text:style-name="P3"><text:span text:style-name="Source_20_Text"><text:span text:style-name="T2"><text:s text:c="4"/></text:span></text:span><text:span text:style-name="Source_20_Text"><text:span text:style-name="T6"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Carro carro = </text:span></text:span><text:span text:style-name="Source_20_Text"><text:span text:style-name="T1">new</text:span></text:span><text:span text:style-name="Source_20_Text"><text:span text:style-name="T2"> Carro();</text:span></text:span></text:p>
      <text:p text:style-name="P3"><text:span text:style-name="Source_20_Text"><text:span text:style-name="T2"><text:s text:c="8"/>carro.combustivel = </text:span></text:span><text:span text:style-name="Source_20_Text"><text:span text:style-name="T4">50</text:span></text:span><text:span text:style-name="Source_20_Text"><text:span text:style-name="T2">; </text:span></text:span><text:span text:style-name="Source_20_Text"><text:span text:style-name="T11">// litros</text:span></text:span></text:p>
      <text:p text:style-name="P3"><text:span text:style-name="Source_20_Text"><text:span text:style-name="T2"><text:s text:c="8"/>carro.consumo = </text:span></text:span><text:span text:style-name="Source_20_Text"><text:span text:style-name="T4">10</text:span></text:span><text:span text:style-name="Source_20_Text"><text:span text:style-name="T2">; </text:span></text:span><text:span text:style-name="Source_20_Text"><text:span text:style-name="T11">// km/litro</text:span></text:span></text:p>
      <text:p text:style-name="P3"><text:span text:style-name="Source_20_Text"><text:span text:style-name="T2"><text:s text:c="8"/>carro.dirigir(</text:span></text:span><text:span text:style-name="Source_20_Text"><text:span text:style-name="T4">100</text:span></text:span><text:span text:style-name="Source_20_Text"><text:span text:style-name="T2">)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Combustível restante: "</text:span></text:span><text:span text:style-name="Source_20_Text"><text:span text:style-name="T2"> + carro.combustivel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style-name="L10">
        <text:list-item>
          <text:p text:style-name="P17"><text:span text:style-name="Strong_20_Emphasis">Classe </text:span><text:span text:style-name="Source_20_Text">RelogioDigital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RelogioDigital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1">int</text:span></text:span><text:span text:style-name="Source_20_Text"><text:span text:style-name="T2"> hora;</text:span></text:span></text:p>
      <text:p text:style-name="P3"><text:span text:style-name="Source_20_Text"><text:span text:style-name="T2"><text:s text:c="4"/></text:span></text:span><text:span text:style-name="Source_20_Text"><text:span text:style-name="T1">int</text:span></text:span><text:span text:style-name="Source_20_Text"><text:span text:style-name="T2"> minuto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definirHora</text:span></text:span><text:span text:style-name="Source_20_Text"><text:span text:style-name="T4">(</text:span></text:span><text:span text:style-name="Source_20_Text"><text:span text:style-name="T1">int</text:span></text:span><text:span text:style-name="Source_20_Text"><text:span text:style-name="T4"> h, </text:span></text:span><text:span text:style-name="Source_20_Text"><text:span text:style-name="T1">int</text:span></text:span><text:span text:style-name="Source_20_Text"><text:span text:style-name="T4"> m)</text:span></text:span><text:span text:style-name="Source_20_Text"><text:span text:style-name="T2"> {</text:span></text:span></text:p>
      <text:p text:style-name="P3"><text:span text:style-name="Source_20_Text"><text:span text:style-name="T2"><text:s text:c="8"/>hora = h;</text:span></text:span></text:p>
      <text:p text:style-name="P3"><text:span text:style-name="Source_20_Text"><text:span text:style-name="T2"><text:s text:c="8"/>minuto = m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mostrarHora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System.out.println(String.format(</text:span></text:span><text:span text:style-name="Source_20_Text"><text:span text:style-name="T5">"%02d:%02d"</text:span></text:span><text:span text:style-name="Source_20_Text"><text:span text:style-name="T2">, hora, minuto))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RelogioDigital relogio = </text:span></text:span><text:span text:style-name="Source_20_Text"><text:span text:style-name="T1">new</text:span></text:span><text:span text:style-name="Source_20_Text"><text:span text:style-name="T2"> RelogioDigital();</text:span></text:span></text:p>
      <text:p text:style-name="P3"><text:span text:style-name="Source_20_Text"><text:span text:style-name="T2"><text:s text:c="8"/>relogio.definirHora(</text:span></text:span><text:span text:style-name="Source_20_Text"><text:span text:style-name="T4">9</text:span></text:span><text:span text:style-name="Source_20_Text"><text:span text:style-name="T2">, </text:span></text:span><text:span text:style-name="Source_20_Text"><text:span text:style-name="T4">30</text:span></text:span><text:span text:style-name="Source_20_Text"><text:span text:style-name="T2">);</text:span></text:span></text:p>
      <text:p text:style-name="P3"><text:span text:style-name="Source_20_Text"><text:span text:style-name="T2"><text:s text:c="8"/>relogio.mostrarHora(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style-name="L11">
        <text:list-item>
          <text:p text:style-name="P18"><text:span text:style-name="Strong_20_Emphasis">Classe </text:span><text:span text:style-name="Source_20_Text">ProdutoComDesconto</text:span></text:p>
        </text:list-item>
      </text:list>
      <text:p text:style-name="P2">java</text:p>
      <text:p text:style-name="Text_20_body">Copy</text:p>
      <text:p text:style-name="P3"><text:soft-page-break/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ProdutoComDesconto</text:span></text:span><text:span text:style-name="Source_20_Text"><text:span text:style-name="T2"> {</text:span></text:span></text:p>
      <text:p text:style-name="P3"><text:span text:style-name="Source_20_Text"><text:span text:style-name="T2"><text:s text:c="4"/>String nome;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preco;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desconto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precoFinal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preco - (preco * desconto / </text:span></text:span><text:span text:style-name="Source_20_Text"><text:span text:style-name="T4">100</text:span></text:span><text:span text:style-name="Source_20_Text"><text:span text:style-name="T2">)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ProdutoComDesconto produto = </text:span></text:span><text:span text:style-name="Source_20_Text"><text:span text:style-name="T1">new</text:span></text:span><text:span text:style-name="Source_20_Text"><text:span text:style-name="T2"> ProdutoComDesconto();</text:span></text:span></text:p>
      <text:p text:style-name="P3"><text:span text:style-name="Source_20_Text"><text:span text:style-name="T2"><text:s text:c="8"/>produto.nome = </text:span></text:span><text:span text:style-name="Source_20_Text"><text:span text:style-name="T5">"Tênis"</text:span></text:span><text:span text:style-name="Source_20_Text"><text:span text:style-name="T2">;</text:span></text:span></text:p>
      <text:p text:style-name="P3"><text:span text:style-name="Source_20_Text"><text:span text:style-name="T2"><text:s text:c="8"/>produto.preco = </text:span></text:span><text:span text:style-name="Source_20_Text"><text:span text:style-name="T4">200</text:span></text:span><text:span text:style-name="Source_20_Text"><text:span text:style-name="T2">;</text:span></text:span></text:p>
      <text:p text:style-name="P3"><text:span text:style-name="Source_20_Text"><text:span text:style-name="T2"><text:s text:c="8"/>produto.desconto = </text:span></text:span><text:span text:style-name="Source_20_Text"><text:span text:style-name="T4">20</text:span></text:span><text:span text:style-name="Source_20_Text"><text:span text:style-name="T2">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Preço final: "</text:span></text:span><text:span text:style-name="Source_20_Text"><text:span text:style-name="T2"> + produto.precoFinal()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style-name="L12">
        <text:list-item>
          <text:p text:style-name="P19"><text:span text:style-name="Strong_20_Emphasis">Classe </text:span><text:span text:style-name="Source_20_Text">Estudante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Estudante</text:span></text:span><text:span text:style-name="Source_20_Text"><text:span text:style-name="T2"> {</text:span></text:span></text:p>
      <text:p text:style-name="P3"><text:span text:style-name="Source_20_Text"><text:span text:style-name="T2"><text:s text:c="4"/>String nome;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nota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boolean</text:span></text:span><text:span text:style-name="Source_20_Text"><text:span text:style-name="T2"> </text:span></text:span><text:span text:style-name="Source_20_Text"><text:span text:style-name="T3">aprovado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nota &gt;= </text:span></text:span><text:span text:style-name="Source_20_Text"><text:span text:style-name="T4">6</text:span></text:span><text:span text:style-name="Source_20_Text"><text:span text:style-name="T2">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Estudante estudante = </text:span></text:span><text:span text:style-name="Source_20_Text"><text:span text:style-name="T1">new</text:span></text:span><text:span text:style-name="Source_20_Text"><text:span text:style-name="T2"> Estudante();</text:span></text:span></text:p>
      <text:p text:style-name="P3"><text:span text:style-name="Source_20_Text"><text:span text:style-name="T2"><text:s text:c="8"/>estudante.nome = </text:span></text:span><text:span text:style-name="Source_20_Text"><text:span text:style-name="T5">"Lucas"</text:span></text:span><text:span text:style-name="Source_20_Text"><text:span text:style-name="T2">;</text:span></text:span></text:p>
      <text:p text:style-name="P3"><text:span text:style-name="Source_20_Text"><text:span text:style-name="T2"><text:s text:c="8"/>estudante.nota = </text:span></text:span><text:span text:style-name="Source_20_Text"><text:span text:style-name="T4">5.5</text:span></text:span><text:span text:style-name="Source_20_Text"><text:span text:style-name="T2">;</text:span></text:span></text:p>
      <text:p text:style-name="P3"><text:span text:style-name="Source_20_Text"><text:span text:style-name="T2"><text:s text:c="8"/>System.out.println(estudante.nome + </text:span></text:span><text:span text:style-name="Source_20_Text"><text:span text:style-name="T5">" está aprovado? "</text:span></text:span><text:span text:style-name="Source_20_Text"><text:span text:style-name="T2"> + estudante.aprovado()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style-name="L13">
        <text:list-item>
          <text:p text:style-name="P20"><text:span text:style-name="Strong_20_Emphasis">Classe </text:span><text:span text:style-name="Source_20_Text">Conta</text:span><text:span text:style-name="Strong_20_Emphasis"> com transferência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Conta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saldo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transferir</text:span></text:span><text:span text:style-name="Source_20_Text"><text:span text:style-name="T4">(Conta outraConta, </text:span></text:span><text:span text:style-name="Source_20_Text"><text:span text:style-name="T1">double</text:span></text:span><text:span text:style-name="Source_20_Text"><text:span text:style-name="T4"> valor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if</text:span></text:span><text:span text:style-name="Source_20_Text"><text:span text:style-name="T2"> (valor &lt;= saldo) {</text:span></text:span></text:p>
      <text:p text:style-name="P3"><text:span text:style-name="Source_20_Text"><text:span text:style-name="T2"><text:s text:c="12"/>saldo -= valor;</text:span></text:span></text:p>
      <text:p text:style-name="P3"><text:span text:style-name="Source_20_Text"><text:span text:style-name="T2"><text:s text:c="12"/>outraConta.saldo += valor;</text:span></text:span></text:p>
      <text:p text:style-name="P3"><text:span text:style-name="Source_20_Text"><text:span text:style-name="T2"><text:s text:c="8"/>} </text:span></text:span><text:span text:style-name="Source_20_Text"><text:span text:style-name="T1">else</text:span></text:span><text:span text:style-name="Source_20_Text"><text:span text:style-name="T2"> {</text:span></text:span></text:p>
      <text:p text:style-name="P3"><text:span text:style-name="Source_20_Text"><text:span text:style-name="T2"><text:s text:c="12"/>System.out.println(</text:span></text:span><text:span text:style-name="Source_20_Text"><text:span text:style-name="T5">"Saldo insuficiente."</text:span></text:span><text:span text:style-name="Source_20_Text"><text:span text:style-name="T2">);</text:span></text:span></text:p>
      <text:p text:style-name="P3"><text:span text:style-name="Source_20_Text"><text:span text:style-name="T2"><text:s text:c="8"/></text:span></text:span><text:span text:style-name="Source_20_Text"><text:span text:style-name="T6">}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Conta conta1 = </text:span></text:span><text:span text:style-name="Source_20_Text"><text:span text:style-name="T1">new</text:span></text:span><text:span text:style-name="Source_20_Text"><text:span text:style-name="T2"> Conta();</text:span></text:span></text:p>
      <text:p text:style-name="P3"><text:span text:style-name="Source_20_Text"><text:span text:style-name="T2"><text:s text:c="8"/>Conta conta2 = </text:span></text:span><text:span text:style-name="Source_20_Text"><text:span text:style-name="T1">new</text:span></text:span><text:span text:style-name="Source_20_Text"><text:span text:style-name="T2"> Conta();</text:span></text:span></text:p>
      <text:p text:style-name="P3"><text:span text:style-name="Source_20_Text"><text:span text:style-name="T2"><text:s text:c="8"/>conta1.saldo = </text:span></text:span><text:span text:style-name="Source_20_Text"><text:span text:style-name="T4">200</text:span></text:span><text:span text:style-name="Source_20_Text"><text:span text:style-name="T2">;</text:span></text:span></text:p>
      <text:p text:style-name="P3"><text:span text:style-name="Source_20_Text"><text:span text:style-name="T2"><text:s text:c="8"/>conta1.transferir(conta2, </text:span></text:span><text:span text:style-name="Source_20_Text"><text:span text:style-name="T4">100</text:span></text:span><text:span text:style-name="Source_20_Text"><text:span text:style-name="T2">);</text:span></text:span></text:p>
      <text:p text:style-name="P3"><text:soft-page-break/><text:span text:style-name="Source_20_Text"><text:span text:style-name="T2"><text:s text:c="8"/>System.out.println(</text:span></text:span><text:span text:style-name="Source_20_Text"><text:span text:style-name="T5">"Saldo conta1: "</text:span></text:span><text:span text:style-name="Source_20_Text"><text:span text:style-name="T2"> + conta1.saldo)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Saldo conta2: "</text:span></text:span><text:span text:style-name="Source_20_Text"><text:span text:style-name="T2"> + conta2.saldo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style-name="L14">
        <text:list-item>
          <text:p text:style-name="P21"><text:span text:style-name="Strong_20_Emphasis">Classe </text:span><text:span text:style-name="Source_20_Text">Telefone</text:span><text:span text:style-name="Strong_20_Emphasis"> com validação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Telefone</text:span></text:span><text:span text:style-name="Source_20_Text"><text:span text:style-name="T2"> {</text:span></text:span></text:p>
      <text:p text:style-name="P3"><text:span text:style-name="Source_20_Text"><text:span text:style-name="T2"><text:s text:c="4"/>String numero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boolean</text:span></text:span><text:span text:style-name="Source_20_Text"><text:span text:style-name="T2"> </text:span></text:span><text:span text:style-name="Source_20_Text"><text:span text:style-name="T3">validar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6"><text:s text:c="8"/></text:span></text:span><text:span text:style-name="Source_20_Text"><text:span text:style-name="T7">return</text:span></text:span><text:span text:style-name="Source_20_Text"><text:span text:style-name="T6"> numero.matches(</text:span></text:span><text:span text:style-name="Source_20_Text"><text:span text:style-name="T10">"\\(\\d{2}\\) \\d{5}-\\d{4}"</text:span></text:span><text:span text:style-name="Source_20_Text"><text:span text:style-name="T6">);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Telefone telefone = </text:span></text:span><text:span text:style-name="Source_20_Text"><text:span text:style-name="T1">new</text:span></text:span><text:span text:style-name="Source_20_Text"><text:span text:style-name="T2"> Telefone();</text:span></text:span></text:p>
      <text:p text:style-name="P3"><text:span text:style-name="Source_20_Text"><text:span text:style-name="T2"><text:s text:c="8"/>telefone.numero = </text:span></text:span><text:span text:style-name="Source_20_Text"><text:span text:style-name="T5">"(21) 98765-4321"</text:span></text:span><text:span text:style-name="Source_20_Text"><text:span text:style-name="T2">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Telefone válido? "</text:span></text:span><text:span text:style-name="Source_20_Text"><text:span text:style-name="T2"> + telefone.validar()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style-name="L15">
        <text:list-item>
          <text:p text:style-name="P22"><text:span text:style-name="Strong_20_Emphasis">Classe </text:span><text:span text:style-name="Source_20_Text">Empregado</text:span><text:span text:style-name="Strong_20_Emphasis"> com bônus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Empregado</text:span></text:span><text:span text:style-name="Source_20_Text"><text:span text:style-name="T2"> {</text:span></text:span></text:p>
      <text:p text:style-name="P3"><text:span text:style-name="Source_20_Text"><text:span text:style-name="T2"><text:s text:c="4"/>String nome;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salario;</text:span></text:span></text:p>
      <text:p text:style-name="P3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double</text:span></text:span><text:span text:style-name="Source_20_Text"><text:span text:style-name="T6"> </text:span></text:span><text:span text:style-name="Source_20_Text"><text:span text:style-name="T8">calcularSalarioComBonus</text:span></text:span><text:span text:style-name="Source_20_Text"><text:span text:style-name="T9">(</text:span></text:span><text:span text:style-name="Source_20_Text"><text:span text:style-name="T7">double</text:span></text:span><text:span text:style-name="Source_20_Text"><text:span text:style-name="T9"> bonu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7">return</text:span></text:span><text:span text:style-name="Source_20_Text"><text:span text:style-name="T6"> salario + bonus;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Empregado empregado = </text:span></text:span><text:span text:style-name="Source_20_Text"><text:span text:style-name="T1">new</text:span></text:span><text:span text:style-name="Source_20_Text"><text:span text:style-name="T2"> Empregado();</text:span></text:span></text:p>
      <text:p text:style-name="P3"><text:span text:style-name="Source_20_Text"><text:span text:style-name="T2"><text:s text:c="8"/>empregado.nome = </text:span></text:span><text:span text:style-name="Source_20_Text"><text:span text:style-name="T5">"Ricardo"</text:span></text:span><text:span text:style-name="Source_20_Text"><text:span text:style-name="T2">;</text:span></text:span></text:p>
      <text:p text:style-name="P3"><text:span text:style-name="Source_20_Text"><text:span text:style-name="T2"><text:s text:c="8"/>empregado.salario = </text:span></text:span><text:span text:style-name="Source_20_Text"><text:span text:style-name="T4">4000</text:span></text:span><text:span text:style-name="Source_20_Text"><text:span text:style-name="T2">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Salário com bônus: "</text:span></text:span><text:span text:style-name="Source_20_Text"><text:span text:style-name="T2"> + empregado.calcularSalarioComBonus(</text:span></text:span><text:span text:style-name="Source_20_Text"><text:span text:style-name="T4">500</text:span></text:span><text:span text:style-name="Source_20_Text"><text:span text:style-name="T2">)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style-name="L16">
        <text:list-item>
          <text:p text:style-name="P23"><text:span text:style-name="Strong_20_Emphasis">Classe </text:span><text:span text:style-name="Source_20_Text">Serie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import</text:span></text:span><text:span text:style-name="Source_20_Text"><text:span text:style-name="T2"> java.util.ArrayList;</text:span></text:span></text:p>
      <text:p text:style-name="P3"/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Serie</text:span></text:span><text:span text:style-name="Source_20_Text"><text:span text:style-name="T2"> {</text:span></text:span></text:p>
      <text:p text:style-name="P3"><text:span text:style-name="Source_20_Text"><text:span text:style-name="T2"><text:s text:c="4"/>String titulo;</text:span></text:span></text:p>
      <text:p text:style-name="P3"><text:span text:style-name="Source_20_Text"><text:span text:style-name="T6"><text:s text:c="4"/>ArrayList&lt;String&gt; episodios = </text:span></text:span><text:span text:style-name="Source_20_Text"><text:span text:style-name="T7">new</text:span></text:span><text:span text:style-name="Source_20_Text"><text:span text:style-name="T6"> ArrayList&lt;&gt;();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adicionarEpisodio</text:span></text:span><text:span text:style-name="Source_20_Text"><text:span text:style-name="T9">(String episodio)</text:span></text:span><text:span text:style-name="Source_20_Text"><text:span text:style-name="T6"> {</text:span></text:span></text:p>
      <text:p text:style-name="P3"><text:span text:style-name="Source_20_Text"><text:span text:style-name="T6"><text:s text:c="8"/>episodios.add(episodio);</text:span></text:span></text:p>
      <text:p text:style-name="P3"><text:span text:style-name="Source_20_Text"><text:span text:style-name="T6"><text:s text:c="4"/>}</text:span></text:span></text:p>
      <text:p text:style-name="P4"/>
      <text:p text:style-name="P3"><text:soft-page-break/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listarEpisodios</text:span></text:span><text:span text:style-name="Source_20_Text"><text:span text:style-name="T9">(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System.out.println(</text:span></text:span><text:span text:style-name="Source_20_Text"><text:span text:style-name="T5">"Episódios de "</text:span></text:span><text:span text:style-name="Source_20_Text"><text:span text:style-name="T2"> + titulo + </text:span></text:span><text:span text:style-name="Source_20_Text"><text:span text:style-name="T5">":"</text:span></text:span><text:span text:style-name="Source_20_Text"><text:span text:style-name="T2">);</text:span></text:span></text:p>
      <text:p text:style-name="P3"><text:span text:style-name="Source_20_Text"><text:span text:style-name="T2"><text:s text:c="8"/></text:span></text:span><text:span text:style-name="Source_20_Text"><text:span text:style-name="T7">for</text:span></text:span><text:span text:style-name="Source_20_Text"><text:span text:style-name="T6"> (String episodio : episodios) {</text:span></text:span></text:p>
      <text:p text:style-name="P3"><text:span text:style-name="Source_20_Text"><text:span text:style-name="T6"><text:s text:c="12"/>System.out.println(episodio);</text:span></text:span></text:p>
      <text:p text:style-name="P3"><text:span text:style-name="Source_20_Text"><text:span text:style-name="T6"><text:s text:c="8"/>}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Serie serie = </text:span></text:span><text:span text:style-name="Source_20_Text"><text:span text:style-name="T7">new</text:span></text:span><text:span text:style-name="Source_20_Text"><text:span text:style-name="T6"> Serie();</text:span></text:span></text:p>
      <text:p text:style-name="P3"><text:span text:style-name="Source_20_Text"><text:span text:style-name="T6"><text:s text:c="8"/>serie.titulo = </text:span></text:span><text:span text:style-name="Source_20_Text"><text:span text:style-name="T10">"Breaking Bad"</text:span></text:span><text:span text:style-name="Source_20_Text"><text:span text:style-name="T6">;</text:span></text:span></text:p>
      <text:p text:style-name="P3"><text:span text:style-name="Source_20_Text"><text:span text:style-name="T6"><text:s text:c="8"/>serie.adicionarEpisodio(</text:span></text:span><text:span text:style-name="Source_20_Text"><text:span text:style-name="T10">"Piloto"</text:span></text:span><text:span text:style-name="Source_20_Text"><text:span text:style-name="T6">);</text:span></text:span></text:p>
      <text:p text:style-name="P3"><text:span text:style-name="Source_20_Text"><text:span text:style-name="T6"><text:s text:c="8"/>serie.adicionarEpisodio(</text:span></text:span><text:span text:style-name="Source_20_Text"><text:span text:style-name="T10">"Cat's in the Bag..."</text:span></text:span><text:span text:style-name="Source_20_Text"><text:span text:style-name="T6">);</text:span></text:span></text:p>
      <text:p text:style-name="P3"><text:span text:style-name="Source_20_Text"><text:span text:style-name="T6"><text:s text:c="8"/></text:span></text:span><text:span text:style-name="Source_20_Text"><text:span text:style-name="T2">serie.listarEpisodios(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style-name="L17">
        <text:list-item>
          <text:p text:style-name="P24"><text:span text:style-name="Strong_20_Emphasis">Classe </text:span><text:span text:style-name="Source_20_Text">CaixaEletronico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CaixaEletronico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saldo;</text:span></text:span></text:p>
      <text:p text:style-name="P3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sacar</text:span></text:span><text:span text:style-name="Source_20_Text"><text:span text:style-name="T9">(</text:span></text:span><text:span text:style-name="Source_20_Text"><text:span text:style-name="T7">double</text:span></text:span><text:span text:style-name="Source_20_Text"><text:span text:style-name="T9"> valor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1">if</text:span></text:span><text:span text:style-name="Source_20_Text"><text:span text:style-name="T2"> (valor &lt;= saldo) {</text:span></text:span></text:p>
      <text:p text:style-name="P3"><text:span text:style-name="Source_20_Text"><text:span text:style-name="T2"><text:s text:c="12"/>saldo -= valor;</text:span></text:span></text:p>
      <text:p text:style-name="P3"><text:span text:style-name="Source_20_Text"><text:span text:style-name="T2"><text:s text:c="12"/>System.out.println(</text:span></text:span><text:span text:style-name="Source_20_Text"><text:span text:style-name="T5">"Saque de "</text:span></text:span><text:span text:style-name="Source_20_Text"><text:span text:style-name="T2"> + valor + </text:span></text:span><text:span text:style-name="Source_20_Text"><text:span text:style-name="T5">" realizado."</text:span></text:span><text:span text:style-name="Source_20_Text"><text:span text:style-name="T2">);</text:span></text:span></text:p>
      <text:p text:style-name="P3"><text:span text:style-name="Source_20_Text"><text:span text:style-name="T2"><text:s text:c="8"/></text:span></text:span><text:span text:style-name="Source_20_Text"><text:span text:style-name="T6">} </text:span></text:span><text:span text:style-name="Source_20_Text"><text:span text:style-name="T7">else</text:span></text:span><text:span text:style-name="Source_20_Text"><text:span text:style-name="T6"> {</text:span></text:span></text:p>
      <text:p text:style-name="P3"><text:span text:style-name="Source_20_Text"><text:span text:style-name="T6"><text:s text:c="12"/>System.out.println(</text:span></text:span><text:span text:style-name="Source_20_Text"><text:span text:style-name="T10">"Saldo insuficiente."</text:span></text:span><text:span text:style-name="Source_20_Text"><text:span text:style-name="T6">);</text:span></text:span></text:p>
      <text:p text:style-name="P3"><text:span text:style-name="Source_20_Text"><text:span text:style-name="T6"><text:s text:c="8"/>}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CaixaEletronico caixa = </text:span></text:span><text:span text:style-name="Source_20_Text"><text:span text:style-name="T1">new</text:span></text:span><text:span text:style-name="Source_20_Text"><text:span text:style-name="T2"> CaixaEletronico();</text:span></text:span></text:p>
      <text:p text:style-name="P3"><text:span text:style-name="Source_20_Text"><text:span text:style-name="T2"><text:s text:c="8"/>caixa.saldo = </text:span></text:span><text:span text:style-name="Source_20_Text"><text:span text:style-name="T4">1000</text:span></text:span><text:span text:style-name="Source_20_Text"><text:span text:style-name="T2">;</text:span></text:span></text:p>
      <text:p text:style-name="P3"><text:span text:style-name="Source_20_Text"><text:span text:style-name="T2"><text:s text:c="8"/>caixa.sacar(</text:span></text:span><text:span text:style-name="Source_20_Text"><text:span text:style-name="T4">200</text:span></text:span><text:span text:style-name="Source_20_Text"><text:span text:style-name="T2">)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Saldo restante: "</text:span></text:span><text:span text:style-name="Source_20_Text"><text:span text:style-name="T2"> + caixa.saldo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style-name="L18">
        <text:list-item>
          <text:p text:style-name="P25"><text:span text:style-name="Strong_20_Emphasis">Classe </text:span><text:span text:style-name="Source_20_Text">Aluno</text:span><text:span text:style-name="Strong_20_Emphasis"> com lista de notas</text:span></text:p>
        </text:list-item>
      </text:list>
      <text:p text:style-name="P6">java</text:p>
      <text:p text:style-name="P7">Copy</text:p>
      <text:p text:style-name="P3"><text:span text:style-name="Source_20_Text"><text:span text:style-name="T7">import</text:span></text:span><text:span text:style-name="Source_20_Text"><text:span text:style-name="T6"> java.util.ArrayList;</text:span></text:span></text:p>
      <text:p text:style-name="P4"/>
      <text:p text:style-name="P3"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class</text:span></text:span><text:span text:style-name="Source_20_Text"><text:span text:style-name="T6"> </text:span></text:span><text:span text:style-name="Source_20_Text"><text:span text:style-name="T8">Aluno</text:span></text:span><text:span text:style-name="Source_20_Text"><text:span text:style-name="T6"> {</text:span></text:span></text:p>
      <text:p text:style-name="P3"><text:span text:style-name="Source_20_Text"><text:span text:style-name="T6"><text:s text:c="4"/>String nome;</text:span></text:span></text:p>
      <text:p text:style-name="P3"><text:span text:style-name="Source_20_Text"><text:span text:style-name="T6"><text:s text:c="4"/>ArrayList&lt;Double&gt; notas = </text:span></text:span><text:span text:style-name="Source_20_Text"><text:span text:style-name="T7">new</text:span></text:span><text:span text:style-name="Source_20_Text"><text:span text:style-name="T6"> ArrayList&lt;&gt;();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adicionarNota</text:span></text:span><text:span text:style-name="Source_20_Text"><text:span text:style-name="T4">(</text:span></text:span><text:span text:style-name="Source_20_Text"><text:span text:style-name="T1">double</text:span></text:span><text:span text:style-name="Source_20_Text"><text:span text:style-name="T4"> nota)</text:span></text:span><text:span text:style-name="Source_20_Text"><text:span text:style-name="T2"> {</text:span></text:span></text:p>
      <text:p text:style-name="P3"><text:span text:style-name="Source_20_Text"><text:span text:style-name="T2"><text:s text:c="8"/>notas.add(nota);</text:span></text:span></text:p>
      <text:p text:style-name="P3"><text:span text:style-name="Source_20_Text"><text:span text:style-name="T2"><text:s text:c="4"/></text:span></text:span><text:span text:style-name="Source_20_Text"><text:span text:style-name="T6"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double</text:span></text:span><text:span text:style-name="Source_20_Text"><text:span text:style-name="T6"> </text:span></text:span><text:span text:style-name="Source_20_Text"><text:span text:style-name="T8">calcularMedia</text:span></text:span><text:span text:style-name="Source_20_Text"><text:span text:style-name="T9">(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7">double</text:span></text:span><text:span text:style-name="Source_20_Text"><text:span text:style-name="T6"> soma = </text:span></text:span><text:span text:style-name="Source_20_Text"><text:span text:style-name="T9">0</text:span></text:span><text:span text:style-name="Source_20_Text"><text:span text:style-name="T6">;</text:span></text:span></text:p>
      <text:p text:style-name="P3"><text:span text:style-name="Source_20_Text"><text:span text:style-name="T6"><text:s text:c="8"/></text:span></text:span><text:span text:style-name="Source_20_Text"><text:span text:style-name="T1">for</text:span></text:span><text:span text:style-name="Source_20_Text"><text:span text:style-name="T2"> (</text:span></text:span><text:span text:style-name="Source_20_Text"><text:span text:style-name="T1">double</text:span></text:span><text:span text:style-name="Source_20_Text"><text:span text:style-name="T2"> nota : notas) {</text:span></text:span></text:p>
      <text:p text:style-name="P3"><text:span text:style-name="Source_20_Text"><text:span text:style-name="T2"><text:s text:c="12"/>soma += nota;</text:span></text:span></text:p>
      <text:p text:style-name="P3"><text:span text:style-name="Source_20_Text"><text:span text:style-name="T2"><text:s text:c="8"/></text:span></text:span><text:span text:style-name="Source_20_Text"><text:span text:style-name="T6">}</text:span></text:span></text:p>
      <text:p text:style-name="P3"><text:span text:style-name="Source_20_Text"><text:span text:style-name="T6"><text:s text:c="8"/></text:span></text:span><text:span text:style-name="Source_20_Text"><text:span text:style-name="T7">return</text:span></text:span><text:span text:style-name="Source_20_Text"><text:span text:style-name="T6"> soma / notas.size();</text:span></text:span></text:p>
      <text:p text:style-name="P3"><text:soft-page-break/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Aluno aluno = </text:span></text:span><text:span text:style-name="Source_20_Text"><text:span text:style-name="T1">new</text:span></text:span><text:span text:style-name="Source_20_Text"><text:span text:style-name="T2"> Aluno();</text:span></text:span></text:p>
      <text:p text:style-name="P3"><text:span text:style-name="Source_20_Text"><text:span text:style-name="T2"><text:s text:c="8"/>aluno.nome = </text:span></text:span><text:span text:style-name="Source_20_Text"><text:span text:style-name="T5">"Fernanda"</text:span></text:span><text:span text:style-name="Source_20_Text"><text:span text:style-name="T2">;</text:span></text:span></text:p>
      <text:p text:style-name="P3"><text:span text:style-name="Source_20_Text"><text:span text:style-name="T2"><text:s text:c="8"/>aluno.adicionarNota(</text:span></text:span><text:span text:style-name="Source_20_Text"><text:span text:style-name="T4">7.0</text:span></text:span><text:span text:style-name="Source_20_Text"><text:span text:style-name="T2">);</text:span></text:span></text:p>
      <text:p text:style-name="P3"><text:span text:style-name="Source_20_Text"><text:span text:style-name="T2"><text:s text:c="8"/>aluno.adicionarNota(</text:span></text:span><text:span text:style-name="Source_20_Text"><text:span text:style-name="T4">8.5</text:span></text:span><text:span text:style-name="Source_20_Text"><text:span text:style-name="T2">)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Média: "</text:span></text:span><text:span text:style-name="Source_20_Text"><text:span text:style-name="T2"> + aluno.calcularMedia()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style-name="L19">
        <text:list-item>
          <text:p text:style-name="P26"><text:span text:style-name="Strong_20_Emphasis">Classe </text:span><text:span text:style-name="Source_20_Text">Produto</text:span><text:span text:style-name="Strong_20_Emphasis"> com estoque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Produto</text:span></text:span><text:span text:style-name="Source_20_Text"><text:span text:style-name="T2"> {</text:span></text:span></text:p>
      <text:p text:style-name="P3"><text:span text:style-name="Source_20_Text"><text:span text:style-name="T2"><text:s text:c="4"/>String nome;</text:span></text:span></text:p>
      <text:p text:style-name="P3"><text:span text:style-name="Source_20_Text"><text:span text:style-name="T2"><text:s text:c="4"/></text:span></text:span><text:span text:style-name="Source_20_Text"><text:span text:style-name="T1">int</text:span></text:span><text:span text:style-name="Source_20_Text"><text:span text:style-name="T2"> quantidade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adicionarEstoque</text:span></text:span><text:span text:style-name="Source_20_Text"><text:span text:style-name="T4">(</text:span></text:span><text:span text:style-name="Source_20_Text"><text:span text:style-name="T1">int</text:span></text:span><text:span text:style-name="Source_20_Text"><text:span text:style-name="T4"> quantidade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7">this</text:span></text:span><text:span text:style-name="Source_20_Text"><text:span text:style-name="T6">.quantidade += quantidade;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Produto produto = </text:span></text:span><text:span text:style-name="Source_20_Text"><text:span text:style-name="T1">new</text:span></text:span><text:span text:style-name="Source_20_Text"><text:span text:style-name="T2"> Produto();</text:span></text:span></text:p>
      <text:p text:style-name="P3"><text:span text:style-name="Source_20_Text"><text:span text:style-name="T2"><text:s text:c="8"/>produto.nome = </text:span></text:span><text:span text:style-name="Source_20_Text"><text:span text:style-name="T5">"Mesa"</text:span></text:span><text:span text:style-name="Source_20_Text"><text:span text:style-name="T2">;</text:span></text:span></text:p>
      <text:p text:style-name="P3"><text:span text:style-name="Source_20_Text"><text:span text:style-name="T2"><text:s text:c="8"/>produto.quantidade = </text:span></text:span><text:span text:style-name="Source_20_Text"><text:span text:style-name="T4">10</text:span></text:span><text:span text:style-name="Source_20_Text"><text:span text:style-name="T2">;</text:span></text:span></text:p>
      <text:p text:style-name="P3"><text:span text:style-name="Source_20_Text"><text:span text:style-name="T2"><text:s text:c="8"/>produto.adicionarEstoque(</text:span></text:span><text:span text:style-name="Source_20_Text"><text:span text:style-name="T4">5</text:span></text:span><text:span text:style-name="Source_20_Text"><text:span text:style-name="T2">);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Estoque: "</text:span></text:span><text:span text:style-name="Source_20_Text"><text:span text:style-name="T2"> + produto.quantidade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style-name="L20">
        <text:list-item>
          <text:p text:style-name="P27"><text:span text:style-name="Strong_20_Emphasis">Classe </text:span><text:span text:style-name="Source_20_Text">Agenda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import</text:span></text:span><text:span text:style-name="Source_20_Text"><text:span text:style-name="T2"> java.util.HashMap;</text:span></text:span></text:p>
      <text:p text:style-name="P3"/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Agenda</text:span></text:span><text:span text:style-name="Source_20_Text"><text:span text:style-name="T2"> {</text:span></text:span></text:p>
      <text:p text:style-name="P3"><text:span text:style-name="Source_20_Text"><text:span text:style-name="T6"><text:s text:c="4"/>HashMap&lt;String, String&gt; contatos = </text:span></text:span><text:span text:style-name="Source_20_Text"><text:span text:style-name="T7">new</text:span></text:span><text:span text:style-name="Source_20_Text"><text:span text:style-name="T6"> HashMap&lt;&gt;();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adicionarContato</text:span></text:span><text:span text:style-name="Source_20_Text"><text:span text:style-name="T9">(String nome, String telefone)</text:span></text:span><text:span text:style-name="Source_20_Text"><text:span text:style-name="T6"> {</text:span></text:span></text:p>
      <text:p text:style-name="P3"><text:span text:style-name="Source_20_Text"><text:span text:style-name="T6"><text:s text:c="8"/>contatos.put(nome, telefone);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listarContatos</text:span></text:span><text:span text:style-name="Source_20_Text"><text:span text:style-name="T9">(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7">for</text:span></text:span><text:span text:style-name="Source_20_Text"><text:span text:style-name="T6"> (String nome : contatos.keySet()) {</text:span></text:span></text:p>
      <text:p text:style-name="P3"><text:span text:style-name="Source_20_Text"><text:span text:style-name="T6"><text:s text:c="12"/>System.out.println(</text:span></text:span><text:span text:style-name="Source_20_Text"><text:span text:style-name="T10">"Nome: "</text:span></text:span><text:span text:style-name="Source_20_Text"><text:span text:style-name="T6"> + nome + </text:span></text:span><text:span text:style-name="Source_20_Text"><text:span text:style-name="T10">", Telefone: "</text:span></text:span><text:span text:style-name="Source_20_Text"><text:span text:style-name="T6"> + contatos.get(nome));</text:span></text:span></text:p>
      <text:p text:style-name="P3"><text:span text:style-name="Source_20_Text"><text:span text:style-name="T6"><text:s text:c="8"/>}</text:span></text:span></text:p>
      <text:p text:style-name="P3"><text:span text:style-name="Source_20_Text"><text:span text:style-name="T6"><text:s text:c="4"/>}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Agenda agenda = </text:span></text:span><text:span text:style-name="Source_20_Text"><text:span text:style-name="T1">new</text:span></text:span><text:span text:style-name="Source_20_Text"><text:span text:style-name="T2"> Agenda();</text:span></text:span></text:p>
      <text:p text:style-name="P3"><text:span text:style-name="Source_20_Text"><text:span text:style-name="T2"><text:s text:c="8"/>agenda.adicionarContato(</text:span></text:span><text:span text:style-name="Source_20_Text"><text:span text:style-name="T5">"Carlos"</text:span></text:span><text:span text:style-name="Source_20_Text"><text:span text:style-name="T2">, </text:span></text:span><text:span text:style-name="Source_20_Text"><text:span text:style-name="T5">"1234-5678"</text:span></text:span><text:span text:style-name="Source_20_Text"><text:span text:style-name="T2">);</text:span></text:span></text:p>
      <text:p text:style-name="P3"><text:span text:style-name="Source_20_Text"><text:span text:style-name="T2"><text:s text:c="8"/>agenda.adicionarContato(</text:span></text:span><text:span text:style-name="Source_20_Text"><text:span text:style-name="T5">"Ana"</text:span></text:span><text:span text:style-name="Source_20_Text"><text:span text:style-name="T2">, </text:span></text:span><text:span text:style-name="Source_20_Text"><text:span text:style-name="T5">"9876-5432"</text:span></text:span><text:span text:style-name="Source_20_Text"><text:span text:style-name="T2">);</text:span></text:span></text:p>
      <text:p text:style-name="P3"><text:span text:style-name="Source_20_Text"><text:span text:style-name="T2"><text:s text:c="8"/>agenda.listarContatos(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list text:style-name="L21">
        <text:list-item>
          <text:p text:style-name="P28"><text:soft-page-break/><text:span text:style-name="Strong_20_Emphasis">Classe </text:span><text:span text:style-name="Source_20_Text">Carro</text:span><text:span text:style-name="Strong_20_Emphasis"> com velocidade média</text:span></text:p>
        </text:list-item>
      </text:list>
      <text:p text:style-name="P2">java</text:p>
      <text:p text:style-name="Text_20_body">Copy</text:p>
      <text:p text:style-name="P3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Carro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distancia;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tempo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VelocidadeMedia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distancia / tempo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6"> </text:span></text:span><text:span text:style-name="Source_20_Text"><text:span text:style-name="T7">static</text:span></text:span><text:span text:style-name="Source_20_Text"><text:span text:style-name="T6"> 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ain</text:span></text:span><text:span text:style-name="Source_20_Text"><text:span text:style-name="T9">(String[] args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2">Carro carro = </text:span></text:span><text:span text:style-name="Source_20_Text"><text:span text:style-name="T1">new</text:span></text:span><text:span text:style-name="Source_20_Text"><text:span text:style-name="T2"> Carro();</text:span></text:span></text:p>
      <text:p text:style-name="P3"><text:span text:style-name="Source_20_Text"><text:span text:style-name="T2"><text:s text:c="8"/>carro.distancia = </text:span></text:span><text:span text:style-name="Source_20_Text"><text:span text:style-name="T4">150</text:span></text:span><text:span text:style-name="Source_20_Text"><text:span text:style-name="T2">; </text:span></text:span><text:span text:style-name="Source_20_Text"><text:span text:style-name="T11">// km</text:span></text:span></text:p>
      <text:p text:style-name="P3"><text:span text:style-name="Source_20_Text"><text:span text:style-name="T2"><text:s text:c="8"/>carro.tempo = </text:span></text:span><text:span text:style-name="Source_20_Text"><text:span text:style-name="T4">2</text:span></text:span><text:span text:style-name="Source_20_Text"><text:span text:style-name="T2">; </text:span></text:span><text:span text:style-name="Source_20_Text"><text:span text:style-name="T11">// horas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Velocidade média: "</text:span></text:span><text:span text:style-name="Source_20_Text"><text:span text:style-name="T2"> + carro.calcularVelocidadeMedia() + </text:span></text:span><text:span text:style-name="Source_20_Text"><text:span text:style-name="T5">" km/h"</text:span></text:span><text:span text:style-name="Source_20_Text"><text:span text:style-name="T2">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h text:style-name="Heading_20_3" text:outline-level="3">Sugestões</text:h>
      <text:p text:style-name="Text_20_body">Esses exercícios abordam uma variedade de conceitos de programação orientada a objetos em Java. Você pode expandir esses exemplos ou criar suas próprias variações para continuar praticando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Aqui estão mais 20 exercícios resolvidos em Java, dando continuidade à lista anterior, utilizando classes e objetos:</text:p>
      <text:p text:style-name="Text_20_body"><text:span text:style-name="Strong_20_Emphasis">41. Classe </text:span><text:span text:style-name="Source_20_Text">Cachorro</text:span><text:span text:style-name="Strong_20_Emphasis"> com método latir:</text:span></text:p>
      <text:p text:style-name="P6">java</text:p>
      <text:p text:style-name="P7">Copy</text:p>
      <text:p text:style-name="P3"><text:span text:style-name="Source_20_Text"><text:span text:style-name="T7">class</text:span></text:span><text:span text:style-name="Source_20_Text"><text:span text:style-name="T6"> </text:span></text:span><text:span text:style-name="Source_20_Text"><text:span text:style-name="T8">Cachorro</text:span></text:span><text:span text:style-name="Source_20_Text"><text:span text:style-name="T6"> {</text:span></text:span></text:p>
      <text:p text:style-name="P3"><text:span text:style-name="Source_20_Text"><text:span text:style-name="T6"><text:s text:c="4"/>String nome;</text:span></text:span></text:p>
      <text:p text:style-name="P3"><text:span text:style-name="Source_20_Text"><text:span text:style-name="T6"><text:s text:c="4"/>String raca;</text:span></text:span></text:p>
      <text:p text:style-name="P4"/>
      <text:p text:style-name="P3"><text:soft-page-break/><text:span text:style-name="Source_20_Text"><text:span text:style-name="T6"><text:s text:c="4"/>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latir</text:span></text:span><text:span text:style-name="Source_20_Text"><text:span text:style-name="T9">()</text:span></text:span><text:span text:style-name="Source_20_Text"><text:span text:style-name="T6"> {</text:span></text:span></text:p>
      <text:p text:style-name="P3"><text:span text:style-name="Source_20_Text"><text:span text:style-name="T6"><text:s text:c="8"/>System.out.println(</text:span></text:span><text:span text:style-name="Source_20_Text"><text:span text:style-name="T10">"Au au!"</text:span></text:span><text:span text:style-name="Source_20_Text"><text:span text:style-name="T6">);</text:span></text:span></text:p>
      <text:p text:style-name="P3"><text:span text:style-name="Source_20_Text"><text:span text:style-name="T6"><text:s text:c="4"/></text:span></text:span><text:span text:style-name="Source_20_Text"><text:span text:style-name="T2">}</text:span></text:span></text:p>
      <text:p text:style-name="P5"><text:span text:style-name="Source_20_Text"><text:span text:style-name="T2">}</text:span></text:span></text:p>
      <text:p text:style-name="Text_20_body"><text:span text:style-name="Strong_20_Emphasis">42. Classe </text:span><text:span text:style-name="Source_20_Text">Gato</text:span><text:span text:style-name="Strong_20_Emphasis"> com método miar:</text:span></text:p>
      <text:p text:style-name="P6">java</text:p>
      <text:p text:style-name="P7">Copy</text:p>
      <text:p text:style-name="P3"><text:span text:style-name="Source_20_Text"><text:span text:style-name="T7">class</text:span></text:span><text:span text:style-name="Source_20_Text"><text:span text:style-name="T6"> </text:span></text:span><text:span text:style-name="Source_20_Text"><text:span text:style-name="T8">Gato</text:span></text:span><text:span text:style-name="Source_20_Text"><text:span text:style-name="T6"> {</text:span></text:span></text:p>
      <text:p text:style-name="P3"><text:span text:style-name="Source_20_Text"><text:span text:style-name="T6"><text:s text:c="4"/>String nome;</text:span></text:span></text:p>
      <text:p text:style-name="P3"><text:span text:style-name="Source_20_Text"><text:span text:style-name="T6"><text:s text:c="4"/>String cor;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void</text:span></text:span><text:span text:style-name="Source_20_Text"><text:span text:style-name="T6"> </text:span></text:span><text:span text:style-name="Source_20_Text"><text:span text:style-name="T8">miar</text:span></text:span><text:span text:style-name="Source_20_Text"><text:span text:style-name="T9">()</text:span></text:span><text:span text:style-name="Source_20_Text"><text:span text:style-name="T6"> {</text:span></text:span></text:p>
      <text:p text:style-name="P3"><text:span text:style-name="Source_20_Text"><text:span text:style-name="T6"><text:s text:c="8"/>System.out.println(</text:span></text:span><text:span text:style-name="Source_20_Text"><text:span text:style-name="T10">"Miau!"</text:span></text:span><text:span text:style-name="Source_20_Text"><text:span text:style-name="T6">);</text:span></text:span></text:p>
      <text:p text:style-name="P3"><text:span text:style-name="Source_20_Text"><text:span text:style-name="T6"><text:s text:c="4"/></text:span></text:span><text:span text:style-name="Source_20_Text"><text:span text:style-name="T2">}</text:span></text:span></text:p>
      <text:p text:style-name="P5"><text:span text:style-name="Source_20_Text"><text:span text:style-name="T2">}</text:span></text:span></text:p>
      <text:p text:style-name="Text_20_body"><text:span text:style-name="Strong_20_Emphasis">43. Classe </text:span><text:span text:style-name="Source_20_Text">Pessoa</text:span><text:span text:style-name="Strong_20_Emphasis"> com método apresentar:</text:span></text:p>
      <text:p text:style-name="P2">java</text:p>
      <text:p text:style-name="Text_20_body">Copy</text:p>
      <text:p text:style-name="P3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Pessoa</text:span></text:span><text:span text:style-name="Source_20_Text"><text:span text:style-name="T2"> {</text:span></text:span></text:p>
      <text:p text:style-name="P3"><text:span text:style-name="Source_20_Text"><text:span text:style-name="T2"><text:s text:c="4"/>String nome;</text:span></text:span></text:p>
      <text:p text:style-name="P3"><text:span text:style-name="Source_20_Text"><text:span text:style-name="T2"><text:s text:c="4"/></text:span></text:span><text:span text:style-name="Source_20_Text"><text:span text:style-name="T1">int</text:span></text:span><text:span text:style-name="Source_20_Text"><text:span text:style-name="T2"> idade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apresentar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System.out.println(</text:span></text:span><text:span text:style-name="Source_20_Text"><text:span text:style-name="T5">"Olá, meu nome é "</text:span></text:span><text:span text:style-name="Source_20_Text"><text:span text:style-name="T2"> + nome + </text:span></text:span><text:span text:style-name="Source_20_Text"><text:span text:style-name="T5">" e tenho "</text:span></text:span><text:span text:style-name="Source_20_Text"><text:span text:style-name="T2"> + idade + </text:span></text:span><text:span text:style-name="Source_20_Text"><text:span text:style-name="T5">" anos."</text:span></text:span><text:span text:style-name="Source_20_Text"><text:span text:style-name="T2">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Text_20_body"><text:span text:style-name="Strong_20_Emphasis">44. Classe </text:span><text:span text:style-name="Source_20_Text">ContaCorrente</text:span><text:span text:style-name="Strong_20_Emphasis"> com métodos de depósito e saque:</text:span></text:p>
      <text:p text:style-name="P2">java</text:p>
      <text:p text:style-name="Text_20_body">Copy</text:p>
      <text:p text:style-name="P3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ContaCorrente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saldo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depositar</text:span></text:span><text:span text:style-name="Source_20_Text"><text:span text:style-name="T4">(</text:span></text:span><text:span text:style-name="Source_20_Text"><text:span text:style-name="T1">double</text:span></text:span><text:span text:style-name="Source_20_Text"><text:span text:style-name="T4"> valor)</text:span></text:span><text:span text:style-name="Source_20_Text"><text:span text:style-name="T2"> {</text:span></text:span></text:p>
      <text:p text:style-name="P3"><text:span text:style-name="Source_20_Text"><text:span text:style-name="T2"><text:s text:c="8"/>saldo += valor;</text:span></text:span></text:p>
      <text:p text:style-name="P3"><text:span text:style-name="Source_20_Text"><text:span text:style-name="T2"><text:s text:c="4"/>}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sacar</text:span></text:span><text:span text:style-name="Source_20_Text"><text:span text:style-name="T4">(</text:span></text:span><text:span text:style-name="Source_20_Text"><text:span text:style-name="T1">double</text:span></text:span><text:span text:style-name="Source_20_Text"><text:span text:style-name="T4"> valor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if</text:span></text:span><text:span text:style-name="Source_20_Text"><text:span text:style-name="T2"> (saldo &gt;= valor) {</text:span></text:span></text:p>
      <text:p text:style-name="P3"><text:span text:style-name="Source_20_Text"><text:span text:style-name="T2"><text:s text:c="12"/>saldo -= valor;</text:span></text:span></text:p>
      <text:p text:style-name="P3"><text:span text:style-name="Source_20_Text"><text:span text:style-name="T2"><text:s text:c="8"/>} </text:span></text:span><text:span text:style-name="Source_20_Text"><text:span text:style-name="T1">else</text:span></text:span><text:span text:style-name="Source_20_Text"><text:span text:style-name="T2"> {</text:span></text:span></text:p>
      <text:p text:style-name="P3"><text:span text:style-name="Source_20_Text"><text:span text:style-name="T2"><text:s text:c="12"/>System.out.println(</text:span></text:span><text:span text:style-name="Source_20_Text"><text:span text:style-name="T5">"Saldo insuficiente."</text:span></text:span><text:span text:style-name="Source_20_Text"><text:span text:style-name="T2">);</text:span></text:span></text:p>
      <text:p text:style-name="P3"><text:span text:style-name="Source_20_Text"><text:span text:style-name="T2"><text:s text:c="8"/>}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Text_20_body"><text:span text:style-name="Strong_20_Emphasis">45. Classe </text:span><text:span text:style-name="Source_20_Text">Livro</text:span><text:span text:style-name="Strong_20_Emphasis"> com atributos de título, autor e número de páginas:</text:span></text:p>
      <text:p text:style-name="P2">java</text:p>
      <text:p text:style-name="Text_20_body">Copy</text:p>
      <text:p text:style-name="P3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Livro</text:span></text:span><text:span text:style-name="Source_20_Text"><text:span text:style-name="T2"> {</text:span></text:span></text:p>
      <text:p text:style-name="P3"><text:soft-page-break/><text:span text:style-name="Source_20_Text"><text:span text:style-name="T2"><text:s text:c="4"/>String titulo;</text:span></text:span></text:p>
      <text:p text:style-name="P3"><text:span text:style-name="Source_20_Text"><text:span text:style-name="T2"><text:s text:c="4"/>String autor;</text:span></text:span></text:p>
      <text:p text:style-name="P3"><text:span text:style-name="Source_20_Text"><text:span text:style-name="T2"><text:s text:c="4"/></text:span></text:span><text:span text:style-name="Source_20_Text"><text:span text:style-name="T1">int</text:span></text:span><text:span text:style-name="Source_20_Text"><text:span text:style-name="T2"> numPaginas;</text:span></text:span></text:p>
      <text:p text:style-name="P5"><text:span text:style-name="Source_20_Text"><text:span text:style-name="T2">}</text:span></text:span></text:p>
      <text:p text:style-name="Text_20_body"><text:span text:style-name="Strong_20_Emphasis">46. Classe </text:span><text:span text:style-name="Source_20_Text">Filme</text:span><text:span text:style-name="Strong_20_Emphasis"> com atributos de título, diretor e duração:</text:span></text:p>
      <text:p text:style-name="P2">java</text:p>
      <text:p text:style-name="Text_20_body">Copy</text:p>
      <text:p text:style-name="P3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Filme</text:span></text:span><text:span text:style-name="Source_20_Text"><text:span text:style-name="T2"> {</text:span></text:span></text:p>
      <text:p text:style-name="P3"><text:span text:style-name="Source_20_Text"><text:span text:style-name="T2"><text:s text:c="4"/>String titulo;</text:span></text:span></text:p>
      <text:p text:style-name="P3"><text:span text:style-name="Source_20_Text"><text:span text:style-name="T2"><text:s text:c="4"/>String diretor;</text:span></text:span></text:p>
      <text:p text:style-name="P3"><text:span text:style-name="Source_20_Text"><text:span text:style-name="T2"><text:s text:c="4"/></text:span></text:span><text:span text:style-name="Source_20_Text"><text:span text:style-name="T1">int</text:span></text:span><text:span text:style-name="Source_20_Text"><text:span text:style-name="T2"> duracao; </text:span></text:span><text:span text:style-name="Source_20_Text"><text:span text:style-name="T11">// em minutos</text:span></text:span></text:p>
      <text:p text:style-name="P5"><text:span text:style-name="Source_20_Text"><text:span text:style-name="T2">}</text:span></text:span></text:p>
      <text:p text:style-name="Text_20_body"><text:span text:style-name="Strong_20_Emphasis">47. Classe </text:span><text:span text:style-name="Source_20_Text">Data</text:span><text:span text:style-name="Strong_20_Emphasis"> com método para verificar se é bissexto:</text:span></text:p>
      <text:p text:style-name="P6">java</text:p>
      <text:p text:style-name="P7">Copy</text:p>
      <text:p text:style-name="P3"><text:span text:style-name="Source_20_Text"><text:span text:style-name="T7">class</text:span></text:span><text:span text:style-name="Source_20_Text"><text:span text:style-name="T6"> </text:span></text:span><text:span text:style-name="Source_20_Text"><text:span text:style-name="T8">Data</text:span></text:span><text:span text:style-name="Source_20_Text"><text:span text:style-name="T6"> {</text:span></text:span></text:p>
      <text:p text:style-name="P3"><text:span text:style-name="Source_20_Text"><text:span text:style-name="T6"><text:s text:c="4"/></text:span></text:span><text:span text:style-name="Source_20_Text"><text:span text:style-name="T7">int</text:span></text:span><text:span text:style-name="Source_20_Text"><text:span text:style-name="T6"> dia;</text:span></text:span></text:p>
      <text:p text:style-name="P3"><text:span text:style-name="Source_20_Text"><text:span text:style-name="T6"><text:s text:c="4"/></text:span></text:span><text:span text:style-name="Source_20_Text"><text:span text:style-name="T7">int</text:span></text:span><text:span text:style-name="Source_20_Text"><text:span text:style-name="T6"> mes;</text:span></text:span></text:p>
      <text:p text:style-name="P3"><text:span text:style-name="Source_20_Text"><text:span text:style-name="T6"><text:s text:c="4"/></text:span></text:span><text:span text:style-name="Source_20_Text"><text:span text:style-name="T7">int</text:span></text:span><text:span text:style-name="Source_20_Text"><text:span text:style-name="T6"> ano;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7">boolean</text:span></text:span><text:span text:style-name="Source_20_Text"><text:span text:style-name="T6"> </text:span></text:span><text:span text:style-name="Source_20_Text"><text:span text:style-name="T8">ehBissexto</text:span></text:span><text:span text:style-name="Source_20_Text"><text:span text:style-name="T9">()</text:span></text:span><text:span text:style-name="Source_20_Text"><text:span text:style-name="T6"> {</text:span></text:span></text:p>
      <text:p text:style-name="P3"><text:span text:style-name="Source_20_Text"><text:span text:style-name="T6"><text:s text:c="8"/></text:span></text:span><text:span text:style-name="Source_20_Text"><text:span text:style-name="T1">return</text:span></text:span><text:span text:style-name="Source_20_Text"><text:span text:style-name="T2"> (ano % </text:span></text:span><text:span text:style-name="Source_20_Text"><text:span text:style-name="T4">4</text:span></text:span><text:span text:style-name="Source_20_Text"><text:span text:style-name="T2"> == </text:span></text:span><text:span text:style-name="Source_20_Text"><text:span text:style-name="T4">0</text:span></text:span><text:span text:style-name="Source_20_Text"><text:span text:style-name="T2"> &amp;&amp; ano % </text:span></text:span><text:span text:style-name="Source_20_Text"><text:span text:style-name="T4">100</text:span></text:span><text:span text:style-name="Source_20_Text"><text:span text:style-name="T2"> != </text:span></text:span><text:span text:style-name="Source_20_Text"><text:span text:style-name="T4">0</text:span></text:span><text:span text:style-name="Source_20_Text"><text:span text:style-name="T2">) || (ano % </text:span></text:span><text:span text:style-name="Source_20_Text"><text:span text:style-name="T4">400</text:span></text:span><text:span text:style-name="Source_20_Text"><text:span text:style-name="T2"> == </text:span></text:span><text:span text:style-name="Source_20_Text"><text:span text:style-name="T4">0</text:span></text:span><text:span text:style-name="Source_20_Text"><text:span text:style-name="T2">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Text_20_body"><text:span text:style-name="Strong_20_Emphasis">48. Classe </text:span><text:span text:style-name="Source_20_Text">Retangulo</text:span><text:span text:style-name="Strong_20_Emphasis"> com cálculo da diagonal:</text:span></text:p>
      <text:p text:style-name="P6">java</text:p>
      <text:p text:style-name="P7">Copy</text:p>
      <text:p text:style-name="P3"><text:span text:style-name="Source_20_Text"><text:span text:style-name="T7">class</text:span></text:span><text:span text:style-name="Source_20_Text"><text:span text:style-name="T6"> </text:span></text:span><text:span text:style-name="Source_20_Text"><text:span text:style-name="T8">Retangulo</text:span></text:span><text:span text:style-name="Source_20_Text"><text:span text:style-name="T6"> {</text:span></text:span></text:p>
      <text:p text:style-name="P3"><text:span text:style-name="Source_20_Text"><text:span text:style-name="T6"><text:s text:c="4"/></text:span></text:span><text:span text:style-name="Source_20_Text"><text:span text:style-name="T7">double</text:span></text:span><text:span text:style-name="Source_20_Text"><text:span text:style-name="T6"> largura;</text:span></text:span></text:p>
      <text:p text:style-name="P3"><text:span text:style-name="Source_20_Text"><text:span text:style-name="T6"><text:s text:c="4"/></text:span></text:span><text:span text:style-name="Source_20_Text"><text:span text:style-name="T1">double</text:span></text:span><text:span text:style-name="Source_20_Text"><text:span text:style-name="T2"> altura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Diagonal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Math.sqrt(largura * largura + altura * altura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Text_20_body"><text:span text:style-name="Strong_20_Emphasis">49. Classe </text:span><text:span text:style-name="Source_20_Text">Circulo</text:span><text:span text:style-name="Strong_20_Emphasis"> com cálculo da circunferência:</text:span></text:p>
      <text:p text:style-name="P6">java</text:p>
      <text:p text:style-name="P7">Copy</text:p>
      <text:p text:style-name="P3"><text:span text:style-name="Source_20_Text"><text:span text:style-name="T7">class</text:span></text:span><text:span text:style-name="Source_20_Text"><text:span text:style-name="T6"> </text:span></text:span><text:span text:style-name="Source_20_Text"><text:span text:style-name="T8">Circulo</text:span></text:span><text:span text:style-name="Source_20_Text"><text:span text:style-name="T6"> {</text:span></text:span></text:p>
      <text:p text:style-name="P3"><text:span text:style-name="Source_20_Text"><text:span text:style-name="T6"><text:s text:c="4"/></text:span></text:span><text:span text:style-name="Source_20_Text"><text:span text:style-name="T7">double</text:span></text:span><text:span text:style-name="Source_20_Text"><text:span text:style-name="T6"> raio;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Circunferencia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</text:span></text:span><text:span text:style-name="Source_20_Text"><text:span text:style-name="T4">2</text:span></text:span><text:span text:style-name="Source_20_Text"><text:span text:style-name="T2"> * Math.PI * raio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Text_20_body"><text:span text:style-name="Strong_20_Emphasis">50. Classe </text:span><text:span text:style-name="Source_20_Text">Triangulo</text:span><text:span text:style-name="Strong_20_Emphasis"> com cálculo da área:</text:span></text:p>
      <text:p text:style-name="P6"><text:soft-page-break/>java</text:p>
      <text:p text:style-name="P7">Copy</text:p>
      <text:p text:style-name="P3"><text:span text:style-name="Source_20_Text"><text:span text:style-name="T7">class</text:span></text:span><text:span text:style-name="Source_20_Text"><text:span text:style-name="T6"> </text:span></text:span><text:span text:style-name="Source_20_Text"><text:span text:style-name="T8">Triangulo</text:span></text:span><text:span text:style-name="Source_20_Text"><text:span text:style-name="T6"> {</text:span></text:span></text:p>
      <text:p text:style-name="P3"><text:span text:style-name="Source_20_Text"><text:span text:style-name="T6"><text:s text:c="4"/></text:span></text:span><text:span text:style-name="Source_20_Text"><text:span text:style-name="T7">double</text:span></text:span><text:span text:style-name="Source_20_Text"><text:span text:style-name="T6"> base;</text:span></text:span></text:p>
      <text:p text:style-name="P3"><text:span text:style-name="Source_20_Text"><text:span text:style-name="T6"><text:s text:c="4"/></text:span></text:span><text:span text:style-name="Source_20_Text"><text:span text:style-name="T1">double</text:span></text:span><text:span text:style-name="Source_20_Text"><text:span text:style-name="T2"> altura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Area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(base * altura) / </text:span></text:span><text:span text:style-name="Source_20_Text"><text:span text:style-name="T4">2</text:span></text:span><text:span text:style-name="Source_20_Text"><text:span text:style-name="T2">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Text_20_body"><text:span text:style-name="Strong_20_Emphasis">51. Classe </text:span><text:span text:style-name="Source_20_Text">Cone</text:span><text:span text:style-name="Strong_20_Emphasis"> com cálculo do volume:</text:span></text:p>
      <text:p text:style-name="P6">java</text:p>
      <text:p text:style-name="P7">Copy</text:p>
      <text:p text:style-name="P3"><text:span text:style-name="Source_20_Text"><text:span text:style-name="T7">class</text:span></text:span><text:span text:style-name="Source_20_Text"><text:span text:style-name="T6"> </text:span></text:span><text:span text:style-name="Source_20_Text"><text:span text:style-name="T8">Cone</text:span></text:span><text:span text:style-name="Source_20_Text"><text:span text:style-name="T6"> {</text:span></text:span></text:p>
      <text:p text:style-name="P3"><text:span text:style-name="Source_20_Text"><text:span text:style-name="T6"><text:s text:c="4"/></text:span></text:span><text:span text:style-name="Source_20_Text"><text:span text:style-name="T7">double</text:span></text:span><text:span text:style-name="Source_20_Text"><text:span text:style-name="T6"> raio;</text:span></text:span></text:p>
      <text:p text:style-name="P3"><text:span text:style-name="Source_20_Text"><text:span text:style-name="T6"><text:s text:c="4"/></text:span></text:span><text:span text:style-name="Source_20_Text"><text:span text:style-name="T1">double</text:span></text:span><text:span text:style-name="Source_20_Text"><text:span text:style-name="T2"> altura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Volume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(</text:span></text:span><text:span text:style-name="Source_20_Text"><text:span text:style-name="T4">1.0</text:span></text:span><text:span text:style-name="Source_20_Text"><text:span text:style-name="T2">/</text:span></text:span><text:span text:style-name="Source_20_Text"><text:span text:style-name="T4">3.0</text:span></text:span><text:span text:style-name="Source_20_Text"><text:span text:style-name="T2">) * Math.PI * raio * raio * altura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Text_20_body"><text:span text:style-name="Strong_20_Emphasis">52. Classe </text:span><text:span text:style-name="Source_20_Text">Cilindro</text:span><text:span text:style-name="Strong_20_Emphasis"> com cálculo da área da superfície:</text:span></text:p>
      <text:p text:style-name="P6">java</text:p>
      <text:p text:style-name="P7">Copy</text:p>
      <text:p text:style-name="P3"><text:span text:style-name="Source_20_Text"><text:span text:style-name="T7">class</text:span></text:span><text:span text:style-name="Source_20_Text"><text:span text:style-name="T6"> </text:span></text:span><text:span text:style-name="Source_20_Text"><text:span text:style-name="T8">Cilindro</text:span></text:span><text:span text:style-name="Source_20_Text"><text:span text:style-name="T6"> {</text:span></text:span></text:p>
      <text:p text:style-name="P3"><text:span text:style-name="Source_20_Text"><text:span text:style-name="T6"><text:s text:c="4"/></text:span></text:span><text:span text:style-name="Source_20_Text"><text:span text:style-name="T7">double</text:span></text:span><text:span text:style-name="Source_20_Text"><text:span text:style-name="T6"> raio;</text:span></text:span></text:p>
      <text:p text:style-name="P3"><text:span text:style-name="Source_20_Text"><text:span text:style-name="T6"><text:s text:c="4"/></text:span></text:span><text:span text:style-name="Source_20_Text"><text:span text:style-name="T1">double</text:span></text:span><text:span text:style-name="Source_20_Text"><text:span text:style-name="T2"> altura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AreaSuperfice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</text:span></text:span><text:span text:style-name="Source_20_Text"><text:span text:style-name="T4">2</text:span></text:span><text:span text:style-name="Source_20_Text"><text:span text:style-name="T2"> * Math.PI * raio * (raio + altura)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Text_20_body"><text:span text:style-name="Strong_20_Emphasis">53. Classe </text:span><text:span text:style-name="Source_20_Text">Esfera</text:span><text:span text:style-name="Strong_20_Emphasis"> com cálculo da área da superfície:</text:span></text:p>
      <text:p text:style-name="P6">java</text:p>
      <text:p text:style-name="P7">Copy</text:p>
      <text:p text:style-name="P3"><text:span text:style-name="Source_20_Text"><text:span text:style-name="T7">class</text:span></text:span><text:span text:style-name="Source_20_Text"><text:span text:style-name="T6"> </text:span></text:span><text:span text:style-name="Source_20_Text"><text:span text:style-name="T8">Esfera</text:span></text:span><text:span text:style-name="Source_20_Text"><text:span text:style-name="T6"> {</text:span></text:span></text:p>
      <text:p text:style-name="P3"><text:span text:style-name="Source_20_Text"><text:span text:style-name="T6"><text:s text:c="4"/></text:span></text:span><text:span text:style-name="Source_20_Text"><text:span text:style-name="T7">double</text:span></text:span><text:span text:style-name="Source_20_Text"><text:span text:style-name="T6"> raio;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AreaSuperfice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</text:span></text:span><text:span text:style-name="Source_20_Text"><text:span text:style-name="T4">4</text:span></text:span><text:span text:style-name="Source_20_Text"><text:span text:style-name="T2"> * Math.PI * raio * raio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Text_20_body"><text:span text:style-name="Strong_20_Emphasis">54. Classe </text:span><text:span text:style-name="Source_20_Text">Paralelepipedo</text:span><text:span text:style-name="Strong_20_Emphasis"> com cálculo do volume:</text:span></text:p>
      <text:p text:style-name="P2">java</text:p>
      <text:p text:style-name="Text_20_body">Copy</text:p>
      <text:p text:style-name="P3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Paralelepipedo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comprimento;</text:span></text:span></text:p>
      <text:p text:style-name="P3"><text:soft-page-break/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largura;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altura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Volume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comprimento * largura * altura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Text_20_body"><text:span text:style-name="Strong_20_Emphasis">55. Classe </text:span><text:span text:style-name="Source_20_Text">Cubo</text:span><text:span text:style-name="Strong_20_Emphasis"> com cálculo da área da superfície:</text:span></text:p>
      <text:p text:style-name="P6">java</text:p>
      <text:p text:style-name="P7">Copy</text:p>
      <text:p text:style-name="P3"><text:span text:style-name="Source_20_Text"><text:span text:style-name="T7">class</text:span></text:span><text:span text:style-name="Source_20_Text"><text:span text:style-name="T6"> </text:span></text:span><text:span text:style-name="Source_20_Text"><text:span text:style-name="T8">Cubo</text:span></text:span><text:span text:style-name="Source_20_Text"><text:span text:style-name="T6"> {</text:span></text:span></text:p>
      <text:p text:style-name="P3"><text:span text:style-name="Source_20_Text"><text:span text:style-name="T6"><text:s text:c="4"/></text:span></text:span><text:span text:style-name="Source_20_Text"><text:span text:style-name="T7">double</text:span></text:span><text:span text:style-name="Source_20_Text"><text:span text:style-name="T6"> aresta;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AreaSuperfice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</text:span></text:span><text:span text:style-name="Source_20_Text"><text:span text:style-name="T4">6</text:span></text:span><text:span text:style-name="Source_20_Text"><text:span text:style-name="T2"> * aresta * aresta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Text_20_body"><text:span text:style-name="Strong_20_Emphasis">56. Classe </text:span><text:span text:style-name="Source_20_Text">Piramide</text:span><text:span text:style-name="Strong_20_Emphasis"> (base quadrada) com cálculo do volume:</text:span></text:p>
      <text:p text:style-name="P6">java</text:p>
      <text:p text:style-name="P7">Copy</text:p>
      <text:p text:style-name="P3"><text:span text:style-name="Source_20_Text"><text:span text:style-name="T7">class</text:span></text:span><text:span text:style-name="Source_20_Text"><text:span text:style-name="T6"> </text:span></text:span><text:span text:style-name="Source_20_Text"><text:span text:style-name="T8">Piramide</text:span></text:span><text:span text:style-name="Source_20_Text"><text:span text:style-name="T6"> {</text:span></text:span></text:p>
      <text:p text:style-name="P3"><text:span text:style-name="Source_20_Text"><text:span text:style-name="T6"><text:s text:c="4"/></text:span></text:span><text:span text:style-name="Source_20_Text"><text:span text:style-name="T7">double</text:span></text:span><text:span text:style-name="Source_20_Text"><text:span text:style-name="T6"> base;</text:span></text:span></text:p>
      <text:p text:style-name="P3"><text:span text:style-name="Source_20_Text"><text:span text:style-name="T6"><text:s text:c="4"/></text:span></text:span><text:span text:style-name="Source_20_Text"><text:span text:style-name="T1">double</text:span></text:span><text:span text:style-name="Source_20_Text"><text:span text:style-name="T2"> altura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Volume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(</text:span></text:span><text:span text:style-name="Source_20_Text"><text:span text:style-name="T4">1.0</text:span></text:span><text:span text:style-name="Source_20_Text"><text:span text:style-name="T2">/</text:span></text:span><text:span text:style-name="Source_20_Text"><text:span text:style-name="T4">3.0</text:span></text:span><text:span text:style-name="Source_20_Text"><text:span text:style-name="T2">) * base * base * altura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Text_20_body"><text:span text:style-name="Strong_20_Emphasis">57. Classe </text:span><text:span text:style-name="Source_20_Text">Trapezio</text:span><text:span text:style-name="Strong_20_Emphasis"> com cálculo da área:</text:span></text:p>
      <text:p text:style-name="P6">java</text:p>
      <text:p text:style-name="P7">Copy</text:p>
      <text:p text:style-name="P3"><text:span text:style-name="Source_20_Text"><text:span text:style-name="T7">class</text:span></text:span><text:span text:style-name="Source_20_Text"><text:span text:style-name="T6"> </text:span></text:span><text:span text:style-name="Source_20_Text"><text:span text:style-name="T8">Trapezio</text:span></text:span><text:span text:style-name="Source_20_Text"><text:span text:style-name="T6"> {</text:span></text:span></text:p>
      <text:p text:style-name="P3"><text:span text:style-name="Source_20_Text"><text:span text:style-name="T6"><text:s text:c="4"/></text:span></text:span><text:span text:style-name="Source_20_Text"><text:span text:style-name="T7">double</text:span></text:span><text:span text:style-name="Source_20_Text"><text:span text:style-name="T6"> baseMaior;</text:span></text:span></text:p>
      <text:p text:style-name="P3"><text:span text:style-name="Source_20_Text"><text:span text:style-name="T6"><text:s text:c="4"/></text:span></text:span><text:span text:style-name="Source_20_Text"><text:span text:style-name="T1">double</text:span></text:span><text:span text:style-name="Source_20_Text"><text:span text:style-name="T2"> baseMenor;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altura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Area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((baseMaior + baseMenor) * altura) / </text:span></text:span><text:span text:style-name="Source_20_Text"><text:span text:style-name="T4">2</text:span></text:span><text:span text:style-name="Source_20_Text"><text:span text:style-name="T2">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Text_20_body"><text:span text:style-name="Strong_20_Emphasis">58. Classe </text:span><text:span text:style-name="Source_20_Text">Losango</text:span><text:span text:style-name="Strong_20_Emphasis"> com cálculo da área:</text:span></text:p>
      <text:p text:style-name="P2">java</text:p>
      <text:p text:style-name="Text_20_body">Copy</text:p>
      <text:p text:style-name="P3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3">Losango</text:span></text:span><text:span text:style-name="Source_20_Text"><text:span text:style-name="T2"> {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diagonalMaior;</text:span></text:span></text:p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diagonalMenor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Area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(diagonalMaior * diagonalMenor) / </text:span></text:span><text:span text:style-name="Source_20_Text"><text:span text:style-name="T4">2</text:span></text:span><text:span text:style-name="Source_20_Text"><text:span text:style-name="T2">;</text:span></text:span></text:p>
      <text:p text:style-name="P3"><text:soft-page-break/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Text_20_body"><text:span text:style-name="Strong_20_Emphasis">59. Classe </text:span><text:span text:style-name="Source_20_Text">Romboide</text:span><text:span text:style-name="Strong_20_Emphasis"> com cálculo da área:</text:span></text:p>
      <text:p text:style-name="P6">java</text:p>
      <text:p text:style-name="P7">Copy</text:p>
      <text:p text:style-name="P3"><text:span text:style-name="Source_20_Text"><text:span text:style-name="T7">class</text:span></text:span><text:span text:style-name="Source_20_Text"><text:span text:style-name="T6"> </text:span></text:span><text:span text:style-name="Source_20_Text"><text:span text:style-name="T8">Romboide</text:span></text:span><text:span text:style-name="Source_20_Text"><text:span text:style-name="T6"> {</text:span></text:span></text:p>
      <text:p text:style-name="P3"><text:span text:style-name="Source_20_Text"><text:span text:style-name="T6"><text:s text:c="4"/></text:span></text:span><text:span text:style-name="Source_20_Text"><text:span text:style-name="T7">double</text:span></text:span><text:span text:style-name="Source_20_Text"><text:span text:style-name="T6"> base;</text:span></text:span></text:p>
      <text:p text:style-name="P3"><text:span text:style-name="Source_20_Text"><text:span text:style-name="T6"><text:s text:c="4"/></text:span></text:span><text:span text:style-name="Source_20_Text"><text:span text:style-name="T1">double</text:span></text:span><text:span text:style-name="Source_20_Text"><text:span text:style-name="T2"> altura;</text:span></text:span></text:p>
      <text:p text:style-name="P3"/>
      <text:p text:style-name="P3"><text:span text:style-name="Source_20_Text"><text:span text:style-name="T2"><text:s text:c="4"/>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Area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base * altura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Text_20_body"><text:span text:style-name="Strong_20_Emphasis">60. Classe </text:span><text:span text:style-name="Source_20_Text">HexagonoRegular</text:span><text:span text:style-name="Strong_20_Emphasis"> com cálculo da área:</text:span></text:p>
      <text:p text:style-name="P6">java</text:p>
      <text:p text:style-name="P7">Copy</text:p>
      <text:p text:style-name="P3"><text:span text:style-name="Source_20_Text"><text:span text:style-name="T7">class</text:span></text:span><text:span text:style-name="Source_20_Text"><text:span text:style-name="T6"> </text:span></text:span><text:span text:style-name="Source_20_Text"><text:span text:style-name="T8">HexagonoRegular</text:span></text:span><text:span text:style-name="Source_20_Text"><text:span text:style-name="T6"> {</text:span></text:span></text:p>
      <text:p text:style-name="P3"><text:span text:style-name="Source_20_Text"><text:span text:style-name="T6"><text:s text:c="4"/></text:span></text:span><text:span text:style-name="Source_20_Text"><text:span text:style-name="T7">double</text:span></text:span><text:span text:style-name="Source_20_Text"><text:span text:style-name="T6"> lado;</text:span></text:span></text:p>
      <text:p text:style-name="P4"/>
      <text:p text:style-name="P3"><text:span text:style-name="Source_20_Text"><text:span text:style-name="T6"><text:s text:c="4"/></text:span></text:span><text:span text:style-name="Source_20_Text"><text:span text:style-name="T1">double</text:span></text:span><text:span text:style-name="Source_20_Text"><text:span text:style-name="T2"> </text:span></text:span><text:span text:style-name="Source_20_Text"><text:span text:style-name="T3">calcularArea</text:span></text:span><text:span text:style-name="Source_20_Text"><text:span text:style-name="T4">()</text:span></text:span><text:span text:style-name="Source_20_Text"><text:span text:style-name="T2"> {</text:span></text:span></text:p>
      <text:p text:style-name="P3"><text:span text:style-name="Source_20_Text"><text:span text:style-name="T2"><text:s text:c="8"/></text:span></text:span><text:span text:style-name="Source_20_Text"><text:span text:style-name="T1">return</text:span></text:span><text:span text:style-name="Source_20_Text"><text:span text:style-name="T2"> (</text:span></text:span><text:span text:style-name="Source_20_Text"><text:span text:style-name="T4">3</text:span></text:span><text:span text:style-name="Source_20_Text"><text:span text:style-name="T2"> * Math.sqrt(</text:span></text:span><text:span text:style-name="Source_20_Text"><text:span text:style-name="T4">3</text:span></text:span><text:span text:style-name="Source_20_Text"><text:span text:style-name="T2">) * lado * lado) / </text:span></text:span><text:span text:style-name="Source_20_Text"><text:span text:style-name="T4">2</text:span></text:span><text:span text:style-name="Source_20_Text"><text:span text:style-name="T2">;</text:span></text:span></text:p>
      <text:p text:style-name="P3"><text:span text:style-name="Source_20_Text"><text:span text:style-name="T2"><text:s text:c="4"/>}</text:span></text:span></text:p>
      <text:p text:style-name="P5"><text:span text:style-name="Source_20_Text"><text:span text:style-name="T2">}</text:span></text:span></text:p>
      <text:p text:style-name="Text_20_body">Lembre-se que estes são exemplos básicos e podem ser expandidos com mais atributos, métodos e tratamento de erros. A implementação completa de alguns métodos, como o tratamento de exceções, foi omitida para brevidade, mas é crucial em aplicações reais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Noto Serif CJK SC" style:font-family-asian="'Noto Serif CJK SC'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fo:hyphenation-keep="auto" loext:hyphenation-keep-type="column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ipo_20_de_20_letra_20_predefinido_20_do_20_parágrafo" style:display-name="Tipo de letra predefinido do parágraf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meta:initial-creator>Felizardo Jorge Caculo  (Ag. Cabinda 4 de Fevereiro)</meta:initial-creator>
    <dc:creator>Felizardo Jorge Caculo  (Ag. Cabinda 4 de Fevereiro)</dc:creator>
    <meta:creation-date>2024-10-10T08:03:00Z</meta:creation-date>
    <dc:date>2024-10-10T08:03:00Z</dc:date>
    <meta:print-date>2024-10-10T08:00:00Z</meta:print-date>
    <meta:editing-cycles>2</meta:editing-cycles>
    <meta:editing-duration>PT180S</meta:editing-duration>
    <meta:document-statistic meta:table-count="0" meta:image-count="0" meta:object-count="0" meta:page-count="40" meta:paragraph-count="1701" meta:word-count="5647" meta:character-count="46100" meta:non-whitespace-character-count="34910"/>
    <meta:template xlink:type="simple" xlink:actuate="onRequest" xlink:title="" xlink:href="Normal"/>
  </office:meta>
</office:document-meta>
</file>